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4%" style:writing-mode="lr-tb"/>
    </style:style>
    <style:style style:name="T1_1" style:family="text">
      <style:text-properties fo:font-size="30pt" style:font-size-asian="30pt" style:font-size-complex="30pt"/>
    </style:style>
    <style:style style:name="T1_2" style:family="text">
      <style:text-properties fo:font-size="30pt" style:font-size-asian="30pt" style:font-size-complex="30pt"/>
    </style:style>
    <style:style style:name="T1_3" style:family="text">
      <style:text-properties fo:font-size="30pt" style:font-size-asian="30pt" style:font-size-complex="30pt"/>
    </style:style>
    <style:style style:name="T1_4" style:family="text">
      <style:text-properties fo:font-size="30pt" style:font-size-asian="30pt" style:font-size-complex="30pt"/>
    </style:style>
    <style:style style:name="T1_5" style:family="text">
      <style:text-properties fo:font-size="30pt" style:font-size-asian="30pt" style:font-size-complex="30pt"/>
    </style:style>
    <style:style style:name="T1_6" style:family="text">
      <style:text-properties fo:font-size="30pt" style:font-size-asian="30pt" style:font-size-complex="30pt"/>
    </style:style>
    <style:style style:name="T1_7" style:family="text">
      <style:text-properties fo:font-size="30pt" style:font-size-asian="30pt" style:font-size-complex="30pt"/>
    </style:style>
    <style:style style:name="P2" style:family="paragraph" style:parent-style-name="Standard">
      <style:paragraph-properties fo:text-align="center" fo:break-before="auto" fo:line-height="114%" style:writing-mode="lr-tb"/>
    </style:style>
    <style:style style:name="T2_1" style:family="text">
      <style:text-properties fo:font-size="14pt" style:font-size-asian="14pt" style:font-size-complex="14pt"/>
    </style:style>
    <style:style style:name="T2_2" style:family="text">
      <style:text-properties fo:font-size="14pt" style:font-size-asian="14pt" style:font-size-complex="14pt"/>
    </style:style>
    <style:style style:name="T2_3" style:family="text">
      <style:text-properties fo:font-size="14pt" style:font-size-asian="14pt" style:font-size-complex="14pt"/>
    </style:style>
    <style:style style:name="T2_4" style:family="text">
      <style:text-properties fo:font-size="14pt" style:font-size-asian="14pt" style:font-size-complex="14pt"/>
    </style:style>
    <style:style style:name="T2_5" style:family="text">
      <style:text-properties fo:font-size="14pt" style:font-size-asian="14pt" style:font-size-complex="14pt"/>
    </style:style>
    <style:style style:name="T2_6" style:family="text">
      <style:text-properties fo:font-size="14pt" style:font-size-asian="14pt" style:font-size-complex="14pt"/>
    </style:style>
    <style:style style:name="T2_7" style:family="text">
      <style:text-properties fo:font-size="14pt" style:font-size-asian="14pt" style:font-size-complex="14pt"/>
    </style:style>
    <style:style style:name="T2_8" style:family="text">
      <style:text-properties fo:font-size="14pt" style:font-size-asian="14pt" style:font-size-complex="14pt"/>
    </style:style>
    <style:style style:name="T2_9" style:family="text">
      <style:text-properties fo:font-size="14pt" style:font-size-asian="14pt" style:font-size-complex="14pt"/>
    </style:style>
    <style:style style:name="T2_10" style:family="text">
      <style:text-properties fo:font-size="14pt" style:font-size-asian="14pt" style:font-size-complex="14pt"/>
    </style:style>
    <style:style style:name="T2_11" style:family="text">
      <style:text-properties fo:font-size="14pt" style:font-size-asian="14pt" style:font-size-complex="14pt"/>
    </style:style>
    <style:style style:name="P3" style:family="paragraph" style:parent-style-name="Standard">
      <style:paragraph-properties fo:break-before="auto" fo:line-height="114%" style:writing-mode="lr-tb"/>
    </style:style>
    <style:style style:name="T3_1" style:family="text">
      <style:text-properties fo:font-size="14pt" style:font-size-asian="14pt" style:font-size-complex="14pt"/>
    </style:style>
    <style:style style:name="P4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5" style:family="paragraph" style:parent-style-name="Standard">
      <style:paragraph-properties fo:text-align="justify" fo:break-before="auto" fo:line-height="114%" style:writing-mode="lr-tb"/>
    </style:style>
    <style:style style:name="T5_1" style:family="text">
      <style:text-properties fo:font-weight="bold" style:font-weight-asian="bold" style:font-weight-complex="bold"/>
    </style:style>
    <style:style style:name="T5_2" style:family="text">
      <style:text-properties fo:font-weight="bold" style:font-weight-asian="bold" style:font-weight-complex="bold"/>
    </style:style>
    <style:style style:name="T5_3" style:family="text">
      <style:text-properties fo:font-weight="bold" style:font-weight-asian="bold" style:font-weight-complex="bold"/>
    </style:style>
    <style:style style:name="T5_4" style:family="text">
      <style:text-properties fo:font-weight="bold" style:font-weight-asian="bold" style:font-weight-complex="bold"/>
    </style:style>
    <style:style style:name="T5_5" style:family="text">
      <style:text-properties fo:font-weight="bold" style:font-weight-asian="bold" style:font-weight-complex="bold"/>
    </style:style>
    <style:style style:name="T5_6" style:family="text">
      <style:text-properties fo:font-weight="bold" style:font-weight-asian="bold" style:font-weight-complex="bold"/>
    </style:style>
    <style:style style:name="T5_7" style:family="text">
      <style:text-properties fo:font-weight="bold" style:font-weight-asian="bold" style:font-weight-complex="bold"/>
    </style:style>
    <style:style style:name="T5_8" style:family="text">
      <style:text-properties fo:font-weight="bold" style:font-weight-asian="bold" style:font-weight-complex="bold"/>
    </style:style>
    <style:style style:name="T5_9" style:family="text">
      <style:text-properties fo:font-weight="bold" style:font-weight-asian="bold" style:font-weight-complex="bold"/>
    </style:style>
    <style:style style:name="T5_10" style:family="text">
      <style:text-properties fo:font-weight="bold" style:font-weight-asian="bold" style:font-weight-complex="bold"/>
    </style:style>
    <style:style style:name="T5_11" style:family="text">
      <style:text-properties fo:font-weight="bold" style:font-weight-asian="bold" style:font-weight-complex="bold"/>
    </style:style>
    <style:style style:name="T5_12" style:family="text">
      <style:text-properties fo:font-weight="bold" style:font-weight-asian="bold" style:font-weight-complex="bold"/>
    </style:style>
    <style:style style:name="T5_13" style:family="text">
      <style:text-properties fo:font-weight="bold" style:font-weight-asian="bold" style:font-weight-complex="bold"/>
    </style:style>
    <style:style style:name="T5_14" style:family="text">
      <style:text-properties fo:font-weight="bold" style:font-weight-asian="bold" style:font-weight-complex="bold"/>
    </style:style>
    <style:style style:name="T5_15" style:family="text">
      <style:text-properties fo:font-weight="bold" style:font-weight-asian="bold" style:font-weight-complex="bold"/>
    </style:style>
    <style:style style:name="T5_16" style:family="text">
      <style:text-properties fo:font-weight="bold" style:font-weight-asian="bold" style:font-weight-complex="bold"/>
    </style:style>
    <style:style style:name="T5_17" style:family="text">
      <style:text-properties fo:font-weight="bold" style:font-weight-asian="bold" style:font-weight-complex="bold"/>
    </style:style>
    <style:style style:name="T5_18" style:family="text">
      <style:text-properties fo:font-weight="bold" style:font-weight-asian="bold" style:font-weight-complex="bold"/>
    </style:style>
    <style:style style:name="T5_19" style:family="text">
      <style:text-properties fo:font-weight="bold" style:font-weight-asian="bold" style:font-weight-complex="bold"/>
    </style:style>
    <style:style style:name="T5_20" style:family="text">
      <style:text-properties fo:font-weight="bold" style:font-weight-asian="bold" style:font-weight-complex="bold"/>
    </style:style>
    <style:style style:name="T5_21" style:family="text">
      <style:text-properties fo:font-weight="bold" style:font-weight-asian="bold" style:font-weight-complex="bold"/>
    </style:style>
    <style:style style:name="T5_22" style:family="text">
      <style:text-properties fo:font-weight="bold" style:font-weight-asian="bold" style:font-weight-complex="bold"/>
    </style:style>
    <style:style style:name="T5_23" style:family="text">
      <style:text-properties fo:font-weight="bold" style:font-weight-asian="bold" style:font-weight-complex="bold"/>
    </style:style>
    <style:style style:name="T5_24" style:family="text">
      <style:text-properties fo:font-weight="bold" style:font-weight-asian="bold" style:font-weight-complex="bold"/>
    </style:style>
    <style:style style:name="T5_25" style:family="text">
      <style:text-properties fo:font-weight="bold" style:font-weight-asian="bold" style:font-weight-complex="bold"/>
    </style:style>
    <style:style style:name="T5_26" style:family="text">
      <style:text-properties fo:font-weight="bold" style:font-weight-asian="bold" style:font-weight-complex="bold"/>
    </style:style>
    <style:style style:name="T5_27" style:family="text">
      <style:text-properties fo:font-weight="bold" style:font-weight-asian="bold" style:font-weight-complex="bold"/>
    </style:style>
    <style:style style:name="T5_28" style:family="text">
      <style:text-properties fo:font-weight="bold" style:font-weight-asian="bold" style:font-weight-complex="bold"/>
    </style:style>
    <style:style style:name="T5_29" style:family="text">
      <style:text-properties fo:font-weight="bold" style:font-weight-asian="bold" style:font-weight-complex="bold"/>
    </style:style>
    <style:style style:name="T5_30" style:family="text">
      <style:text-properties fo:font-weight="bold" style:font-weight-asian="bold" style:font-weight-complex="bold"/>
    </style:style>
    <style:style style:name="T5_31" style:family="text">
      <style:text-properties fo:font-weight="bold" style:font-weight-asian="bold" style:font-weight-complex="bold"/>
    </style:style>
    <style:style style:name="T5_32" style:family="text">
      <style:text-properties fo:font-weight="bold" style:font-weight-asian="bold" style:font-weight-complex="bold"/>
    </style:style>
    <style:style style:name="T5_33" style:family="text">
      <style:text-properties fo:font-weight="bold" style:font-weight-asian="bold" style:font-weight-complex="bold"/>
    </style:style>
    <style:style style:name="T5_34" style:family="text">
      <style:text-properties fo:font-weight="bold" style:font-weight-asian="bold" style:font-weight-complex="bold"/>
    </style:style>
    <style:style style:name="T5_35" style:family="text">
      <style:text-properties fo:font-weight="bold" style:font-weight-asian="bold" style:font-weight-complex="bold"/>
    </style:style>
    <style:style style:name="T5_36" style:family="text">
      <style:text-properties fo:font-weight="bold" style:font-weight-asian="bold" style:font-weight-complex="bold"/>
    </style:style>
    <style:style style:name="T5_37" style:family="text">
      <style:text-properties fo:font-weight="bold" style:font-weight-asian="bold" style:font-weight-complex="bold"/>
    </style:style>
    <style:style style:name="T5_38" style:family="text">
      <style:text-properties fo:font-weight="bold" style:font-weight-asian="bold" style:font-weight-complex="bold"/>
    </style:style>
    <style:style style:name="T5_39" style:family="text">
      <style:text-properties fo:font-weight="bold" style:font-weight-asian="bold" style:font-weight-complex="bold"/>
    </style:style>
    <style:style style:name="T5_40" style:family="text">
      <style:text-properties fo:font-weight="bold" style:font-weight-asian="bold" style:font-weight-complex="bold"/>
    </style:style>
    <style:style style:name="T5_41" style:family="text">
      <style:text-properties fo:font-weight="bold" style:font-weight-asian="bold" style:font-weight-complex="bold"/>
    </style:style>
    <style:style style:name="T5_42" style:family="text">
      <style:text-properties fo:font-weight="bold" style:font-weight-asian="bold" style:font-weight-complex="bold"/>
    </style:style>
    <style:style style:name="T5_43" style:family="text">
      <style:text-properties fo:font-weight="bold" style:font-weight-asian="bold" style:font-weight-complex="bold"/>
    </style:style>
    <style:style style:name="T5_44" style:family="text">
      <style:text-properties fo:font-weight="bold" style:font-weight-asian="bold" style:font-weight-complex="bold"/>
    </style:style>
    <style:style style:name="T5_45" style:family="text">
      <style:text-properties fo:font-weight="bold" style:font-weight-asian="bold" style:font-weight-complex="bold"/>
    </style:style>
    <style:style style:name="T5_46" style:family="text">
      <style:text-properties fo:font-weight="bold" style:font-weight-asian="bold" style:font-weight-complex="bold"/>
    </style:style>
    <style:style style:name="T5_47" style:family="text">
      <style:text-properties fo:font-weight="bold" style:font-weight-asian="bold" style:font-weight-complex="bold"/>
    </style:style>
    <style:style style:name="T5_48" style:family="text">
      <style:text-properties fo:font-weight="bold" style:font-weight-asian="bold" style:font-weight-complex="bold"/>
    </style:style>
    <style:style style:name="T5_49" style:family="text">
      <style:text-properties fo:font-weight="bold" style:font-weight-asian="bold" style:font-weight-complex="bold"/>
    </style:style>
    <style:style style:name="T5_50" style:family="text">
      <style:text-properties fo:font-weight="bold" style:font-weight-asian="bold" style:font-weight-complex="bold"/>
    </style:style>
    <style:style style:name="T5_51" style:family="text">
      <style:text-properties fo:font-weight="bold" style:font-weight-asian="bold" style:font-weight-complex="bold"/>
    </style:style>
    <style:style style:name="T5_52" style:family="text">
      <style:text-properties fo:font-weight="bold" style:font-weight-asian="bold" style:font-weight-complex="bold"/>
    </style:style>
    <style:style style:name="T5_53" style:family="text">
      <style:text-properties fo:font-weight="bold" style:font-weight-asian="bold" style:font-weight-complex="bold"/>
    </style:style>
    <style:style style:name="T5_54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justify" fo:break-before="auto" fo:line-height="114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P8" style:family="paragraph" style:parent-style-name="Standard">
      <style:paragraph-properties fo:text-align="justify" fo:break-before="auto" fo:line-height="115%" style:writing-mode="lr-tb"/>
    </style:style>
    <style:style style:name="P9" style:family="paragraph" style:parent-style-name="Standard">
      <style:paragraph-properties fo:text-align="justify" fo:break-before="auto" fo:line-height="114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P10" style:family="paragraph" style:parent-style-name="Standard">
      <style:paragraph-properties fo:text-align="justify" fo:break-before="auto" fo:line-height="115%" style:writing-mode="lr-tb"/>
    </style:style>
    <style:style style:name="P11" style:family="paragraph" style:parent-style-name="Standard">
      <style:paragraph-properties fo:text-align="justify" fo:break-before="auto" fo:line-height="114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T11_99" style:family="text"/>
    <style:style style:name="T11_100" style:family="text"/>
    <style:style style:name="T11_101" style:family="text"/>
    <style:style style:name="T11_102" style:family="text"/>
    <style:style style:name="T11_103" style:family="text"/>
    <style:style style:name="T11_104" style:family="text"/>
    <style:style style:name="T11_105" style:family="text"/>
    <style:style style:name="T11_106" style:family="text"/>
    <style:style style:name="T11_107" style:family="text"/>
    <style:style style:name="T11_108" style:family="text"/>
    <style:style style:name="T11_109" style:family="text"/>
    <style:style style:name="T11_110" style:family="text"/>
    <style:style style:name="T11_111" style:family="text"/>
    <style:style style:name="T11_112" style:family="text"/>
    <style:style style:name="T11_113" style:family="text"/>
    <style:style style:name="T11_114" style:family="text"/>
    <style:style style:name="T11_115" style:family="text"/>
    <style:style style:name="T11_116" style:family="text"/>
    <style:style style:name="T11_117" style:family="text"/>
    <style:style style:name="T11_118" style:family="text"/>
    <style:style style:name="T11_119" style:family="text"/>
    <style:style style:name="T11_120" style:family="text"/>
    <style:style style:name="T11_121" style:family="text"/>
    <style:style style:name="T11_122" style:family="text"/>
    <style:style style:name="T11_123" style:family="text"/>
    <style:style style:name="T11_124" style:family="text"/>
    <style:style style:name="T11_125" style:family="text"/>
    <style:style style:name="T11_126" style:family="text"/>
    <style:style style:name="T11_127" style:family="text"/>
    <style:style style:name="T11_128" style:family="text"/>
    <style:style style:name="T11_129" style:family="text"/>
    <style:style style:name="T11_130" style:family="text"/>
    <style:style style:name="T11_131" style:family="text"/>
    <style:style style:name="T11_132" style:family="text"/>
    <style:style style:name="T11_133" style:family="text"/>
    <style:style style:name="T11_134" style:family="text"/>
    <style:style style:name="T11_135" style:family="text"/>
    <style:style style:name="T11_136" style:family="text"/>
    <style:style style:name="T11_137" style:family="text"/>
    <style:style style:name="T11_138" style:family="text"/>
    <style:style style:name="T11_139" style:family="text"/>
    <style:style style:name="T11_140" style:family="text"/>
    <style:style style:name="T11_141" style:family="text"/>
    <style:style style:name="T11_142" style:family="text"/>
    <style:style style:name="T11_143" style:family="text"/>
    <style:style style:name="T11_144" style:family="text"/>
    <style:style style:name="P12" style:family="paragraph" style:parent-style-name="Standard">
      <style:paragraph-properties fo:text-align="justify" fo:break-before="auto" fo:line-height="114%" style:writing-mode="lr-tb"/>
    </style:style>
    <style:style style:name="P13" style:family="paragraph" style:parent-style-name="Standard">
      <style:paragraph-properties fo:text-align="justify" fo:break-before="auto" fo:line-height="114%" style:writing-mode="lr-tb"/>
    </style:style>
    <style:style style:name="T13_1" style:family="text">
      <style:text-properties fo:font-size="18pt" style:font-size-asian="18pt" style:font-size-complex="18pt"/>
    </style:style>
    <style:style style:name="T13_2" style:family="text">
      <style:text-properties fo:font-size="18pt" style:font-size-asian="18pt" style:font-size-complex="18pt"/>
    </style:style>
    <style:style style:name="T13_3" style:family="text">
      <style:text-properties fo:font-size="18pt" style:font-size-asian="18pt" style:font-size-complex="18pt"/>
    </style:style>
    <style:style style:name="P14" style:family="paragraph" style:parent-style-name="Standard">
      <style:paragraph-properties fo:text-align="justify" fo:break-before="auto" fo:line-height="114%" style:writing-mode="lr-tb"/>
    </style:style>
    <style:style style:name="P15" style:family="paragraph" style:parent-style-name="Standard">
      <style:paragraph-properties fo:text-align="justify" fo:break-before="auto" fo:line-height="114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T15_93" style:family="text"/>
    <style:style style:name="T15_94" style:family="text"/>
    <style:style style:name="T15_95" style:family="text"/>
    <style:style style:name="T15_96" style:family="text"/>
    <style:style style:name="T15_97" style:family="text"/>
    <style:style style:name="T15_98" style:family="text"/>
    <style:style style:name="T15_99" style:family="text"/>
    <style:style style:name="T15_100" style:family="text"/>
    <style:style style:name="T15_101" style:family="text"/>
    <style:style style:name="T15_102" style:family="text"/>
    <style:style style:name="T15_103" style:family="text"/>
    <style:style style:name="T15_104" style:family="text"/>
    <style:style style:name="T15_105" style:family="text"/>
    <style:style style:name="T15_106" style:family="text"/>
    <style:style style:name="T15_107" style:family="text"/>
    <style:style style:name="T15_108" style:family="text"/>
    <style:style style:name="T15_109" style:family="text"/>
    <style:style style:name="T15_110" style:family="text"/>
    <style:style style:name="T15_111" style:family="text"/>
    <style:style style:name="T15_112" style:family="text"/>
    <style:style style:name="T15_113" style:family="text"/>
    <style:style style:name="T15_114" style:family="text"/>
    <style:style style:name="T15_115" style:family="text"/>
    <style:style style:name="T15_116" style:family="text"/>
    <style:style style:name="T15_117" style:family="text"/>
    <style:style style:name="T15_118" style:family="text"/>
    <style:style style:name="T15_119" style:family="text"/>
    <style:style style:name="T15_120" style:family="text"/>
    <style:style style:name="T15_121" style:family="text"/>
    <style:style style:name="P16" style:family="paragraph" style:parent-style-name="Standard">
      <style:paragraph-properties fo:text-align="justify" fo:break-before="auto" fo:line-height="115%" style:writing-mode="lr-tb"/>
    </style:style>
    <style:style style:name="P17" style:family="paragraph" style:parent-style-name="Standard">
      <style:paragraph-properties fo:text-align="justify" fo:break-before="auto" fo:line-height="114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P18" style:family="paragraph" style:parent-style-name="Standard">
      <style:paragraph-properties fo:text-align="justify" fo:break-before="auto" fo:line-height="115%" style:writing-mode="lr-tb"/>
    </style:style>
    <style:style style:name="P19" style:family="paragraph" style:parent-style-name="Standard">
      <style:paragraph-properties fo:text-align="justify" fo:break-before="auto" fo:line-height="114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T19_76" style:family="text"/>
    <style:style style:name="T19_77" style:family="text"/>
    <style:style style:name="T19_78" style:family="text"/>
    <style:style style:name="T19_79" style:family="text"/>
    <style:style style:name="T19_80" style:family="text"/>
    <style:style style:name="T19_81" style:family="text"/>
    <style:style style:name="T19_82" style:family="text"/>
    <style:style style:name="T19_83" style:family="text"/>
    <style:style style:name="T19_84" style:family="text"/>
    <style:style style:name="T19_85" style:family="text"/>
    <style:style style:name="T19_86" style:family="text"/>
    <style:style style:name="T19_87" style:family="text"/>
    <style:style style:name="T19_88" style:family="text"/>
    <style:style style:name="T19_89" style:family="text"/>
    <style:style style:name="T19_90" style:family="text"/>
    <style:style style:name="T19_91" style:family="text"/>
    <style:style style:name="T19_92" style:family="text"/>
    <style:style style:name="T19_93" style:family="text"/>
    <style:style style:name="T19_94" style:family="text"/>
    <style:style style:name="T19_95" style:family="text"/>
    <style:style style:name="T19_96" style:family="text"/>
    <style:style style:name="T19_97" style:family="text"/>
    <style:style style:name="T19_98" style:family="text"/>
    <style:style style:name="T19_99" style:family="text"/>
    <style:style style:name="T19_100" style:family="text"/>
    <style:style style:name="T19_101" style:family="text"/>
    <style:style style:name="T19_102" style:family="text"/>
    <style:style style:name="T19_103" style:family="text"/>
    <style:style style:name="T19_104" style:family="text"/>
    <style:style style:name="T19_105" style:family="text"/>
    <style:style style:name="T19_106" style:family="text"/>
    <style:style style:name="T19_107" style:family="text"/>
    <style:style style:name="T19_108" style:family="text"/>
    <style:style style:name="T19_109" style:family="text"/>
    <style:style style:name="T19_110" style:family="text"/>
    <style:style style:name="T19_111" style:family="text"/>
    <style:style style:name="T19_112" style:family="text"/>
    <style:style style:name="T19_113" style:family="text"/>
    <style:style style:name="T19_114" style:family="text"/>
    <style:style style:name="T19_115" style:family="text"/>
    <style:style style:name="T19_116" style:family="text"/>
    <style:style style:name="T19_117" style:family="text"/>
    <style:style style:name="T19_118" style:family="text"/>
    <style:style style:name="T19_119" style:family="text"/>
    <style:style style:name="T19_120" style:family="text"/>
    <style:style style:name="T19_121" style:family="text"/>
    <style:style style:name="T19_122" style:family="text"/>
    <style:style style:name="T19_123" style:family="text"/>
    <style:style style:name="T19_124" style:family="text"/>
    <style:style style:name="T19_125" style:family="text"/>
    <style:style style:name="T19_126" style:family="text"/>
    <style:style style:name="T19_127" style:family="text"/>
    <style:style style:name="T19_128" style:family="text"/>
    <style:style style:name="T19_129" style:family="text"/>
    <style:style style:name="T19_130" style:family="text"/>
    <style:style style:name="T19_131" style:family="text"/>
    <style:style style:name="T19_132" style:family="text"/>
    <style:style style:name="T19_133" style:family="text"/>
    <style:style style:name="T19_134" style:family="text"/>
    <style:style style:name="T19_135" style:family="text"/>
    <style:style style:name="T19_136" style:family="text"/>
    <style:style style:name="T19_137" style:family="text"/>
    <style:style style:name="T19_138" style:family="text"/>
    <style:style style:name="T19_139" style:family="text"/>
    <style:style style:name="T19_140" style:family="text"/>
    <style:style style:name="T19_141" style:family="text"/>
    <style:style style:name="T19_142" style:family="text"/>
    <style:style style:name="T19_143" style:family="text"/>
    <style:style style:name="T19_144" style:family="text"/>
    <style:style style:name="T19_145" style:family="text"/>
    <style:style style:name="T19_146" style:family="text"/>
    <style:style style:name="T19_147" style:family="text"/>
    <style:style style:name="P20" style:family="paragraph" style:parent-style-name="Standard">
      <style:paragraph-properties fo:text-align="justify" fo:break-before="auto" fo:line-height="115%" style:writing-mode="lr-tb"/>
    </style:style>
    <style:style style:name="P21" style:family="paragraph" style:parent-style-name="Standard">
      <style:paragraph-properties fo:text-align="justify"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T21_62" style:family="text"/>
    <style:style style:name="T21_63" style:family="text"/>
    <style:style style:name="T21_64" style:family="text"/>
    <style:style style:name="T21_65" style:family="text"/>
    <style:style style:name="T21_66" style:family="text"/>
    <style:style style:name="T21_67" style:family="text"/>
    <style:style style:name="T21_68" style:family="text"/>
    <style:style style:name="T21_69" style:family="text"/>
    <style:style style:name="T21_70" style:family="text"/>
    <style:style style:name="T21_71" style:family="text"/>
    <style:style style:name="T21_72" style:family="text"/>
    <style:style style:name="T21_73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1_74" style:family="text"/>
    <style:style style:name="T21_75" style:family="text"/>
    <style:style style:name="T21_76" style:family="text"/>
    <style:style style:name="P22" style:family="paragraph" style:parent-style-name="Standard">
      <style:paragraph-properties fo:text-align="justify" fo:break-before="auto" fo:line-height="115%" style:writing-mode="lr-tb"/>
    </style:style>
    <style:style style:name="P23" style:family="paragraph" style:parent-style-name="Standard">
      <style:paragraph-properties fo:text-align="justify" fo:break-before="auto" fo:line-height="115%" style:writing-mode="lr-tb"/>
    </style:style>
    <style:style style:name="T23_1" style:family="text">
      <style:text-properties fo:font-size="18pt" style:font-size-asian="18pt" style:font-size-complex="18pt"/>
    </style:style>
    <style:style style:name="T23_2" style:family="text">
      <style:text-properties fo:font-size="18pt" style:font-size-asian="18pt" style:font-size-complex="18pt"/>
    </style:style>
    <style:style style:name="T23_3" style:family="text">
      <style:text-properties fo:font-size="18pt" style:font-size-asian="18pt" style:font-size-complex="18pt"/>
    </style:style>
    <style:style style:name="T23_4" style:family="text">
      <style:text-properties fo:font-size="18pt" style:font-size-asian="18pt" style:font-size-complex="18pt"/>
    </style:style>
    <style:style style:name="T23_5" style:family="text">
      <style:text-properties fo:font-size="18pt" style:font-size-asian="18pt" style:font-size-complex="18pt"/>
    </style:style>
    <style:style style:name="P24" style:family="paragraph" style:parent-style-name="Standard">
      <style:paragraph-properties fo:text-align="justify" fo:break-before="auto" fo:line-height="115%" style:writing-mode="lr-tb"/>
    </style:style>
    <style:style style:name="P25" style:family="paragraph" style:parent-style-name="Standard">
      <style:paragraph-properties fo:text-align="justify"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T25_59" style:family="text"/>
    <style:style style:name="T25_60" style:family="text"/>
    <style:style style:name="T25_61" style:family="text"/>
    <style:style style:name="T25_62" style:family="text"/>
    <style:style style:name="T25_63" style:family="text"/>
    <style:style style:name="T25_64" style:family="text"/>
    <style:style style:name="T25_65" style:family="text"/>
    <style:style style:name="T25_66" style:family="text"/>
    <style:style style:name="T25_67" style:family="text"/>
    <style:style style:name="T25_68" style:family="text"/>
    <style:style style:name="T25_69" style:family="text"/>
    <style:style style:name="T25_70" style:family="text"/>
    <style:style style:name="T25_71" style:family="text"/>
    <style:style style:name="T25_72" style:family="text"/>
    <style:style style:name="T25_73" style:family="text"/>
    <style:style style:name="T25_74" style:family="text"/>
    <style:style style:name="T25_75" style:family="text"/>
    <style:style style:name="T25_76" style:family="text"/>
    <style:style style:name="T25_77" style:family="text"/>
    <style:style style:name="T25_78" style:family="text"/>
    <style:style style:name="T25_79" style:family="text"/>
    <style:style style:name="T25_80" style:family="text"/>
    <style:style style:name="T25_81" style:family="text"/>
    <style:style style:name="T25_82" style:family="text"/>
    <style:style style:name="T25_83" style:family="text"/>
    <style:style style:name="T25_84" style:family="text"/>
    <style:style style:name="T25_85" style:family="text"/>
    <style:style style:name="T25_86" style:family="text"/>
    <style:style style:name="T25_87" style:family="text"/>
    <style:style style:name="T25_88" style:family="text"/>
    <style:style style:name="T25_89" style:family="text"/>
    <style:style style:name="T25_90" style:family="text"/>
    <style:style style:name="T25_91" style:family="text"/>
    <style:style style:name="T25_92" style:family="text"/>
    <style:style style:name="T25_93" style:family="text"/>
    <style:style style:name="T25_94" style:family="text"/>
    <style:style style:name="T25_95" style:family="text"/>
    <style:style style:name="T25_96" style:family="text"/>
    <style:style style:name="T25_97" style:family="text"/>
    <style:style style:name="T25_98" style:family="text"/>
    <style:style style:name="T25_99" style:family="text"/>
    <style:style style:name="T25_100" style:family="text"/>
    <style:style style:name="T25_101" style:family="text"/>
    <style:style style:name="T25_102" style:family="text"/>
    <style:style style:name="T25_103" style:family="text"/>
    <style:style style:name="T25_104" style:family="text"/>
    <style:style style:name="T25_105" style:family="text"/>
    <style:style style:name="T25_106" style:family="text"/>
    <style:style style:name="T25_107" style:family="text"/>
    <style:style style:name="T25_108" style:family="text"/>
    <style:style style:name="T25_109" style:family="text"/>
    <style:style style:name="T25_110" style:family="text"/>
    <style:style style:name="T25_111" style:family="text"/>
    <style:style style:name="T25_112" style:family="text"/>
    <style:style style:name="T25_113" style:family="text"/>
    <style:style style:name="T25_114" style:family="text"/>
    <style:style style:name="T25_115" style:family="text"/>
    <style:style style:name="T25_116" style:family="text"/>
    <style:style style:name="T25_117" style:family="text"/>
    <style:style style:name="T25_118" style:family="text"/>
    <style:style style:name="T25_119" style:family="text"/>
    <style:style style:name="T25_120" style:family="text"/>
    <style:style style:name="T25_121" style:family="text"/>
    <style:style style:name="T25_122" style:family="text"/>
    <style:style style:name="T25_123" style:family="text"/>
    <style:style style:name="T25_124" style:family="text"/>
    <style:style style:name="T25_125" style:family="text"/>
    <style:style style:name="T25_126" style:family="text"/>
    <style:style style:name="T25_127" style:family="text"/>
    <style:style style:name="T25_128" style:family="text"/>
    <style:style style:name="T25_129" style:family="text"/>
    <style:style style:name="T25_130" style:family="text"/>
    <style:style style:name="T25_131" style:family="text"/>
    <style:style style:name="T25_132" style:family="text"/>
    <style:style style:name="T25_133" style:family="text"/>
    <style:style style:name="T25_134" style:family="text"/>
    <style:style style:name="T25_135" style:family="text"/>
    <style:style style:name="T25_136" style:family="text"/>
    <style:style style:name="T25_137" style:family="text"/>
    <style:style style:name="T25_138" style:family="text"/>
    <style:style style:name="T25_139" style:family="text"/>
    <style:style style:name="T25_140" style:family="text"/>
    <style:style style:name="T25_141" style:family="text"/>
    <style:style style:name="T25_142" style:family="text"/>
    <style:style style:name="T25_143" style:family="text"/>
    <style:style style:name="T25_144" style:family="text"/>
    <style:style style:name="T25_145" style:family="text"/>
    <style:style style:name="T25_146" style:family="text"/>
    <style:style style:name="T25_147" style:family="text"/>
    <style:style style:name="T25_148" style:family="text"/>
    <style:style style:name="T25_149" style:family="text"/>
    <style:style style:name="T25_150" style:family="text"/>
    <style:style style:name="T25_151" style:family="text"/>
    <style:style style:name="T25_152" style:family="text"/>
    <style:style style:name="T25_153" style:family="text"/>
    <style:style style:name="T25_154" style:family="text"/>
    <style:style style:name="T25_155" style:family="text"/>
    <style:style style:name="T25_156" style:family="text"/>
    <style:style style:name="T25_157" style:family="text"/>
    <style:style style:name="T25_158" style:family="text"/>
    <style:style style:name="T25_159" style:family="text"/>
    <style:style style:name="T25_160" style:family="text"/>
    <style:style style:name="T25_161" style:family="text"/>
    <style:style style:name="T25_162" style:family="text"/>
    <style:style style:name="T25_163" style:family="text"/>
    <style:style style:name="T25_164" style:family="text"/>
    <style:style style:name="T25_165" style:family="text"/>
    <style:style style:name="T25_166" style:family="text"/>
    <style:style style:name="T25_167" style:family="text"/>
    <style:style style:name="T25_168" style:family="text"/>
    <style:style style:name="P26" style:family="paragraph" style:parent-style-name="Standard">
      <style:paragraph-properties fo:text-align="justify" fo:break-before="auto" fo:line-height="115%" style:writing-mode="lr-tb"/>
    </style:style>
    <style:style style:name="P27" style:family="paragraph" style:parent-style-name="Standard">
      <style:paragraph-properties fo:text-align="justify"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/>
    <style:style style:name="T27_56" style:family="text"/>
    <style:style style:name="T27_57" style:family="text"/>
    <style:style style:name="T27_58" style:family="text"/>
    <style:style style:name="T27_59" style:family="text"/>
    <style:style style:name="T27_60" style:family="text"/>
    <style:style style:name="T27_61" style:family="text"/>
    <style:style style:name="T27_62" style:family="text"/>
    <style:style style:name="T27_63" style:family="text"/>
    <style:style style:name="T27_64" style:family="text"/>
    <style:style style:name="T27_65" style:family="text"/>
    <style:style style:name="T27_66" style:family="text"/>
    <style:style style:name="T27_67" style:family="text"/>
    <style:style style:name="T27_68" style:family="text"/>
    <style:style style:name="T27_69" style:family="text"/>
    <style:style style:name="T27_70" style:family="text"/>
    <style:style style:name="T27_71" style:family="text"/>
    <style:style style:name="T27_72" style:family="text"/>
    <style:style style:name="T27_73" style:family="text"/>
    <style:style style:name="T27_74" style:family="text"/>
    <style:style style:name="T27_75" style:family="text"/>
    <style:style style:name="T27_76" style:family="text"/>
    <style:style style:name="T27_77" style:family="text"/>
    <style:style style:name="T27_78" style:family="text"/>
    <style:style style:name="T27_79" style:family="text"/>
    <style:style style:name="T27_80" style:family="text"/>
    <style:style style:name="T27_81" style:family="text"/>
    <style:style style:name="T27_82" style:family="text"/>
    <style:style style:name="T27_83" style:family="text"/>
    <style:style style:name="T27_84" style:family="text"/>
    <style:style style:name="T27_85" style:family="text"/>
    <style:style style:name="T27_86" style:family="text"/>
    <style:style style:name="T27_87" style:family="text"/>
    <style:style style:name="T27_88" style:family="text"/>
    <style:style style:name="T27_89" style:family="text"/>
    <style:style style:name="T27_90" style:family="text"/>
    <style:style style:name="T27_91" style:family="text"/>
    <style:style style:name="T27_92" style:family="text"/>
    <style:style style:name="T27_93" style:family="text"/>
    <style:style style:name="T27_94" style:family="text"/>
    <style:style style:name="T27_95" style:family="text"/>
    <style:style style:name="T27_96" style:family="text"/>
    <style:style style:name="T27_97" style:family="text"/>
    <style:style style:name="T27_98" style:family="text"/>
    <style:style style:name="T27_99" style:family="text"/>
    <style:style style:name="T27_100" style:family="text"/>
    <style:style style:name="T27_101" style:family="text"/>
    <style:style style:name="T27_102" style:family="text"/>
    <style:style style:name="T27_103" style:family="text"/>
    <style:style style:name="T27_104" style:family="text"/>
    <style:style style:name="T27_105" style:family="text"/>
    <style:style style:name="T27_106" style:family="text"/>
    <style:style style:name="T27_107" style:family="text"/>
    <style:style style:name="T27_108" style:family="text"/>
    <style:style style:name="T27_109" style:family="text"/>
    <style:style style:name="T27_110" style:family="text"/>
    <style:style style:name="T27_111" style:family="text"/>
    <style:style style:name="T27_112" style:family="text"/>
    <style:style style:name="T27_113" style:family="text"/>
    <style:style style:name="T27_114" style:family="text"/>
    <style:style style:name="T27_115" style:family="text"/>
    <style:style style:name="T27_116" style:family="text"/>
    <style:style style:name="T27_117" style:family="text"/>
    <style:style style:name="T27_118" style:family="text"/>
    <style:style style:name="T27_119" style:family="text"/>
    <style:style style:name="T27_120" style:family="text"/>
    <style:style style:name="T27_121" style:family="text"/>
    <style:style style:name="T27_122" style:family="text"/>
    <style:style style:name="T27_123" style:family="text"/>
    <style:style style:name="T27_124" style:family="text"/>
    <style:style style:name="T27_125" style:family="text"/>
    <style:style style:name="T27_126" style:family="text"/>
    <style:style style:name="T27_127" style:family="text"/>
    <style:style style:name="T27_128" style:family="text"/>
    <style:style style:name="T27_129" style:family="text"/>
    <style:style style:name="T27_130" style:family="text"/>
    <style:style style:name="T27_131" style:family="text"/>
    <style:style style:name="T27_132" style:family="text"/>
    <style:style style:name="T27_133" style:family="text"/>
    <style:style style:name="T27_134" style:family="text"/>
    <style:style style:name="T27_135" style:family="text"/>
    <style:style style:name="T27_136" style:family="text"/>
    <style:style style:name="T27_137" style:family="text"/>
    <style:style style:name="T27_138" style:family="text"/>
    <style:style style:name="T27_139" style:family="text"/>
    <style:style style:name="T27_140" style:family="text"/>
    <style:style style:name="T27_141" style:family="text"/>
    <style:style style:name="T27_142" style:family="text"/>
    <style:style style:name="T27_143" style:family="text"/>
    <style:style style:name="T27_144" style:family="text"/>
    <style:style style:name="T27_145" style:family="text"/>
    <style:style style:name="T27_146" style:family="text"/>
    <style:style style:name="T27_147" style:family="text"/>
    <style:style style:name="T27_148" style:family="text"/>
    <style:style style:name="T27_149" style:family="text"/>
    <style:style style:name="T27_150" style:family="text"/>
    <style:style style:name="P28" style:family="paragraph" style:parent-style-name="Standard">
      <style:paragraph-properties fo:text-align="justify" fo:break-before="auto" fo:line-height="115%" style:writing-mode="lr-tb"/>
    </style:style>
    <style:style style:name="P29" style:family="paragraph" style:parent-style-name="Standard">
      <style:paragraph-properties fo:text-align="justify"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T29_52" style:family="text"/>
    <style:style style:name="T29_53" style:family="text"/>
    <style:style style:name="T29_54" style:family="text"/>
    <style:style style:name="T29_55" style:family="text"/>
    <style:style style:name="T29_56" style:family="text"/>
    <style:style style:name="T29_57" style:family="text"/>
    <style:style style:name="T29_58" style:family="text"/>
    <style:style style:name="T29_59" style:family="text"/>
    <style:style style:name="T29_60" style:family="text"/>
    <style:style style:name="T29_61" style:family="text"/>
    <style:style style:name="T29_62" style:family="text"/>
    <style:style style:name="T29_63" style:family="text"/>
    <style:style style:name="T29_64" style:family="text"/>
    <style:style style:name="T29_65" style:family="text"/>
    <style:style style:name="T29_66" style:family="text"/>
    <style:style style:name="T29_67" style:family="text"/>
    <style:style style:name="T29_68" style:family="text"/>
    <style:style style:name="T29_69" style:family="text"/>
    <style:style style:name="T29_70" style:family="text"/>
    <style:style style:name="T29_71" style:family="text"/>
    <style:style style:name="T29_72" style:family="text"/>
    <style:style style:name="T29_73" style:family="text"/>
    <style:style style:name="T29_74" style:family="text"/>
    <style:style style:name="T29_75" style:family="text"/>
    <style:style style:name="T29_76" style:family="text"/>
    <style:style style:name="T29_77" style:family="text"/>
    <style:style style:name="T29_78" style:family="text"/>
    <style:style style:name="T29_79" style:family="text"/>
    <style:style style:name="T29_80" style:family="text"/>
    <style:style style:name="T29_81" style:family="text"/>
    <style:style style:name="T29_82" style:family="text"/>
    <style:style style:name="T29_83" style:family="text"/>
    <style:style style:name="T29_84" style:family="text"/>
    <style:style style:name="T29_85" style:family="text"/>
    <style:style style:name="T29_86" style:family="text"/>
    <style:style style:name="T29_87" style:family="text"/>
    <style:style style:name="T29_88" style:family="text"/>
    <style:style style:name="T29_89" style:family="text"/>
    <style:style style:name="T29_90" style:family="text"/>
    <style:style style:name="T29_91" style:family="text"/>
    <style:style style:name="T29_92" style:family="text"/>
    <style:style style:name="T29_93" style:family="text"/>
    <style:style style:name="T29_94" style:family="text"/>
    <style:style style:name="T29_95" style:family="text"/>
    <style:style style:name="T29_96" style:family="text"/>
    <style:style style:name="T29_97" style:family="text"/>
    <style:style style:name="T29_98" style:family="text"/>
    <style:style style:name="T29_99" style:family="text"/>
    <style:style style:name="T29_100" style:family="text"/>
    <style:style style:name="T29_101" style:family="text"/>
    <style:style style:name="T29_102" style:family="text"/>
    <style:style style:name="T29_103" style:family="text"/>
    <style:style style:name="T29_104" style:family="text"/>
    <style:style style:name="T29_105" style:family="text"/>
    <style:style style:name="T29_106" style:family="text"/>
    <style:style style:name="T29_107" style:family="text"/>
    <style:style style:name="T29_108" style:family="text"/>
    <style:style style:name="T29_109" style:family="text"/>
    <style:style style:name="T29_110" style:family="text"/>
    <style:style style:name="T29_111" style:family="text"/>
    <style:style style:name="T29_112" style:family="text"/>
    <style:style style:name="T29_113" style:family="text"/>
    <style:style style:name="T29_114" style:family="text"/>
    <style:style style:name="T29_115" style:family="text"/>
    <style:style style:name="T29_116" style:family="text"/>
    <style:style style:name="T29_117" style:family="text"/>
    <style:style style:name="T29_118" style:family="text"/>
    <style:style style:name="T29_119" style:family="text"/>
    <style:style style:name="T29_120" style:family="text"/>
    <style:style style:name="T29_121" style:family="text"/>
    <style:style style:name="T29_122" style:family="text"/>
    <style:style style:name="T29_123" style:family="text"/>
    <style:style style:name="T29_124" style:family="text"/>
    <style:style style:name="T29_125" style:family="text"/>
    <style:style style:name="T29_126" style:family="text"/>
    <style:style style:name="T29_127" style:family="text"/>
    <style:style style:name="T29_128" style:family="text"/>
    <style:style style:name="T29_129" style:family="text"/>
    <style:style style:name="T29_130" style:family="text"/>
    <style:style style:name="T29_131" style:family="text"/>
    <style:style style:name="T29_132" style:family="text"/>
    <style:style style:name="T29_133" style:family="text"/>
    <style:style style:name="T29_134" style:family="text"/>
    <style:style style:name="T29_135" style:family="text"/>
    <style:style style:name="T29_136" style:family="text"/>
    <style:style style:name="T29_137" style:family="text"/>
    <style:style style:name="T29_138" style:family="text"/>
    <style:style style:name="T29_139" style:family="text"/>
    <style:style style:name="T29_140" style:family="text"/>
    <style:style style:name="T29_141" style:family="text"/>
    <style:style style:name="T29_142" style:family="text"/>
    <style:style style:name="T29_143" style:family="text"/>
    <style:style style:name="T29_144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9_145" style:family="text"/>
    <style:style style:name="T29_146" style:family="text"/>
    <style:style style:name="T29_147" style:family="text"/>
    <style:style style:name="T29_148" style:family="text"/>
    <style:style style:name="T29_149" style:family="text"/>
    <style:style style:name="T29_150" style:family="text"/>
    <style:style style:name="T29_151" style:family="text"/>
    <style:style style:name="T29_152" style:family="text"/>
    <style:style style:name="T29_153" style:family="text"/>
    <style:style style:name="T29_154" style:family="text"/>
    <style:style style:name="T29_155" style:family="text"/>
    <style:style style:name="T29_156" style:family="text"/>
    <style:style style:name="T29_157" style:family="text"/>
    <style:style style:name="T29_158" style:family="text"/>
    <style:style style:name="T29_159" style:family="text"/>
    <style:style style:name="T29_160" style:family="text"/>
    <style:style style:name="T29_161" style:family="text"/>
    <style:style style:name="P30" style:family="paragraph" style:parent-style-name="Standard">
      <style:paragraph-properties fo:text-align="justify" fo:break-before="auto" fo:line-height="115%" style:writing-mode="lr-tb"/>
    </style:style>
    <style:style style:name="P31" style:family="paragraph" style:parent-style-name="Standard">
      <style:paragraph-properties fo:text-align="justify" fo:break-before="auto" fo:line-height="115%" style:writing-mode="lr-tb"/>
    </style:style>
    <style:style style:name="T31_1" style:family="text">
      <style:text-properties fo:font-size="18pt" style:font-size-asian="18pt" style:font-size-complex="18pt"/>
    </style:style>
    <style:style style:name="T31_2" style:family="text">
      <style:text-properties fo:font-size="18pt" style:font-size-asian="18pt" style:font-size-complex="18pt"/>
    </style:style>
    <style:style style:name="T31_3" style:family="text">
      <style:text-properties fo:font-size="18pt" style:font-size-asian="18pt" style:font-size-complex="18pt"/>
    </style:style>
    <style:style style:name="T31_4" style:family="text">
      <style:text-properties fo:font-size="18pt" style:font-size-asian="18pt" style:font-size-complex="18pt"/>
    </style:style>
    <style:style style:name="T31_5" style:family="text">
      <style:text-properties fo:font-size="18pt" style:font-size-asian="18pt" style:font-size-complex="18pt"/>
    </style:style>
    <style:style style:name="T31_6" style:family="text">
      <style:text-properties fo:font-size="18pt" style:font-size-asian="18pt" style:font-size-complex="18pt"/>
    </style:style>
    <style:style style:name="T31_7" style:family="text">
      <style:text-properties fo:font-size="18pt" style:font-size-asian="18pt" style:font-size-complex="18pt"/>
    </style:style>
    <style:style style:name="T31_8" style:family="text">
      <style:text-properties fo:font-size="18pt" style:font-size-asian="18pt" style:font-size-complex="18pt"/>
    </style:style>
    <style:style style:name="T31_9" style:family="text">
      <style:text-properties fo:font-size="18pt" style:font-size-asian="18pt" style:font-size-complex="18pt"/>
    </style:style>
    <style:style style:name="T31_10" style:family="text">
      <style:text-properties fo:font-size="18pt" style:font-size-asian="18pt" style:font-size-complex="18pt"/>
    </style:style>
    <style:style style:name="T31_11" style:family="text">
      <style:text-properties fo:font-size="18pt" style:font-size-asian="18pt" style:font-size-complex="18pt"/>
    </style:style>
    <style:style style:name="T31_12" style:family="text">
      <style:text-properties fo:font-size="18pt" style:font-size-asian="18pt" style:font-size-complex="18pt"/>
    </style:style>
    <style:style style:name="T31_13" style:family="text">
      <style:text-properties fo:font-size="18pt" style:font-size-asian="18pt" style:font-size-complex="18pt"/>
    </style:style>
    <style:style style:name="T31_14" style:family="text">
      <style:text-properties fo:font-size="18pt" style:font-size-asian="18pt" style:font-size-complex="18pt"/>
    </style:style>
    <style:style style:name="T31_15" style:family="text">
      <style:text-properties fo:font-size="18pt" style:font-size-asian="18pt" style:font-size-complex="18pt"/>
    </style:style>
    <style:style style:name="T31_16" style:family="text">
      <style:text-properties fo:font-size="18pt" style:font-size-asian="18pt" style:font-size-complex="18pt"/>
    </style:style>
    <style:style style:name="T31_17" style:family="text">
      <style:text-properties fo:font-size="18pt" style:font-size-asian="18pt" style:font-size-complex="18pt"/>
    </style:style>
    <style:style style:name="T31_18" style:family="text">
      <style:text-properties fo:font-size="18pt" style:font-size-asian="18pt" style:font-size-complex="18pt"/>
    </style:style>
    <style:style style:name="P32" style:family="paragraph" style:parent-style-name="Standard">
      <style:paragraph-properties fo:text-align="justify" fo:break-before="auto" fo:line-height="115%" style:writing-mode="lr-tb"/>
    </style:style>
    <style:style style:name="P33" style:family="paragraph" style:parent-style-name="Standard">
      <style:paragraph-properties fo:text-align="justify"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T33_57" style:family="text"/>
    <style:style style:name="T33_58" style:family="text"/>
    <style:style style:name="T33_59" style:family="text"/>
    <style:style style:name="T33_60" style:family="text"/>
    <style:style style:name="T33_61" style:family="text"/>
    <style:style style:name="T33_62" style:family="text"/>
    <style:style style:name="T33_63" style:family="text"/>
    <style:style style:name="T33_64" style:family="text"/>
    <style:style style:name="T33_65" style:family="text"/>
    <style:style style:name="T33_66" style:family="text"/>
    <style:style style:name="T33_67" style:family="text"/>
    <style:style style:name="T33_68" style:family="text"/>
    <style:style style:name="T33_69" style:family="text"/>
    <style:style style:name="T33_70" style:family="text"/>
    <style:style style:name="T33_71" style:family="text"/>
    <style:style style:name="T33_72" style:family="text"/>
    <style:style style:name="T33_73" style:family="text"/>
    <style:style style:name="T33_74" style:family="text"/>
    <style:style style:name="T33_75" style:family="text"/>
    <style:style style:name="T33_76" style:family="text"/>
    <style:style style:name="T33_77" style:family="text"/>
    <style:style style:name="T33_78" style:family="text"/>
    <style:style style:name="T33_79" style:family="text"/>
    <style:style style:name="T33_80" style:family="text"/>
    <style:style style:name="T33_81" style:family="text"/>
    <style:style style:name="T33_82" style:family="text"/>
    <style:style style:name="T33_83" style:family="text"/>
    <style:style style:name="T33_84" style:family="text"/>
    <style:style style:name="T33_85" style:family="text"/>
    <style:style style:name="T33_86" style:family="text"/>
    <style:style style:name="T33_87" style:family="text"/>
    <style:style style:name="T33_88" style:family="text"/>
    <style:style style:name="P34" style:family="paragraph" style:parent-style-name="Standard">
      <style:paragraph-properties fo:text-align="justify" fo:break-before="auto" fo:line-height="115%" style:writing-mode="lr-tb"/>
    </style:style>
    <style:style style:name="P35" style:family="paragraph" style:parent-style-name="Standard">
      <style:paragraph-properties fo:text-align="justify"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T35_54" style:family="text"/>
    <style:style style:name="T35_55" style:family="text"/>
    <style:style style:name="T35_56" style:family="text"/>
    <style:style style:name="T35_57" style:family="text"/>
    <style:style style:name="T35_58" style:family="text"/>
    <style:style style:name="T35_59" style:family="text"/>
    <style:style style:name="T35_60" style:family="text"/>
    <style:style style:name="T35_61" style:family="text"/>
    <style:style style:name="T35_62" style:family="text"/>
    <style:style style:name="T35_63" style:family="text"/>
    <style:style style:name="T35_64" style:family="text"/>
    <style:style style:name="T35_65" style:family="text"/>
    <style:style style:name="T35_66" style:family="text"/>
    <style:style style:name="T35_67" style:family="text"/>
    <style:style style:name="T35_68" style:family="text"/>
    <style:style style:name="T35_69" style:family="text"/>
    <style:style style:name="T35_70" style:family="text"/>
    <style:style style:name="T35_71" style:family="text"/>
    <style:style style:name="T35_72" style:family="text"/>
    <style:style style:name="T35_73" style:family="text"/>
    <style:style style:name="T35_74" style:family="text"/>
    <style:style style:name="T35_75" style:family="text"/>
    <style:style style:name="T35_76" style:family="text"/>
    <style:style style:name="T35_77" style:family="text"/>
    <style:style style:name="T35_78" style:family="text"/>
    <style:style style:name="T35_79" style:family="text"/>
    <style:style style:name="T35_80" style:family="text"/>
    <style:style style:name="T35_81" style:family="text"/>
    <style:style style:name="T35_82" style:family="text"/>
    <style:style style:name="T35_83" style:family="text"/>
    <style:style style:name="T35_84" style:family="text"/>
    <style:style style:name="T35_85" style:family="text"/>
    <style:style style:name="T35_86" style:family="text"/>
    <style:style style:name="T35_87" style:family="text"/>
    <style:style style:name="T35_88" style:family="text"/>
    <style:style style:name="T35_89" style:family="text"/>
    <style:style style:name="T35_90" style:family="text"/>
    <style:style style:name="T35_91" style:family="text"/>
    <style:style style:name="T35_92" style:family="text"/>
    <style:style style:name="T35_93" style:family="text"/>
    <style:style style:name="T35_94" style:family="text"/>
    <style:style style:name="T35_95" style:family="text"/>
    <style:style style:name="T35_96" style:family="text"/>
    <style:style style:name="T35_97" style:family="text"/>
    <style:style style:name="T35_98" style:family="text"/>
    <style:style style:name="T35_99" style:family="text"/>
    <style:style style:name="T35_100" style:family="text"/>
    <style:style style:name="T35_101" style:family="text"/>
    <style:style style:name="T35_102" style:family="text"/>
    <style:style style:name="T35_103" style:family="text"/>
    <style:style style:name="T35_104" style:family="text"/>
    <style:style style:name="T35_105" style:family="text"/>
    <style:style style:name="T35_106" style:family="text"/>
    <style:style style:name="T35_107" style:family="text"/>
    <style:style style:name="T35_108" style:family="text"/>
    <style:style style:name="T35_109" style:family="text"/>
    <style:style style:name="T35_110" style:family="text"/>
    <style:style style:name="T35_111" style:family="text"/>
    <style:style style:name="T35_112" style:family="text"/>
    <style:style style:name="T35_113" style:family="text"/>
    <style:style style:name="T35_114" style:family="text"/>
    <style:style style:name="T35_115" style:family="text"/>
    <style:style style:name="T35_116" style:family="text"/>
    <style:style style:name="T35_117" style:family="text"/>
    <style:style style:name="T35_118" style:family="text"/>
    <style:style style:name="T35_119" style:family="text"/>
    <style:style style:name="T35_120" style:family="text"/>
    <style:style style:name="T35_121" style:family="text"/>
    <style:style style:name="T35_122" style:family="text"/>
    <style:style style:name="T35_123" style:family="text"/>
    <style:style style:name="T35_124" style:family="text"/>
    <style:style style:name="T35_125" style:family="text"/>
    <style:style style:name="T35_126" style:family="text"/>
    <style:style style:name="T35_127" style:family="text"/>
    <style:style style:name="T35_128" style:family="text"/>
    <style:style style:name="T35_129" style:family="text"/>
    <style:style style:name="T35_130" style:family="text"/>
    <style:style style:name="T35_131" style:family="text"/>
    <style:style style:name="T35_132" style:family="text"/>
    <style:style style:name="T35_133" style:family="text"/>
    <style:style style:name="T35_134" style:family="text"/>
    <style:style style:name="T35_135" style:family="text"/>
    <style:style style:name="T35_136" style:family="text"/>
    <style:style style:name="T35_137" style:family="text"/>
    <style:style style:name="T35_138" style:family="text"/>
    <style:style style:name="T35_139" style:family="text"/>
    <style:style style:name="T35_140" style:family="text"/>
    <style:style style:name="T35_141" style:family="text"/>
    <style:style style:name="T35_142" style:family="text"/>
    <style:style style:name="T35_143" style:family="text"/>
    <style:style style:name="T35_144" style:family="text"/>
    <style:style style:name="T35_145" style:family="text"/>
    <style:style style:name="T35_146" style:family="text"/>
    <style:style style:name="T35_147" style:family="text"/>
    <style:style style:name="T35_148" style:family="text"/>
    <style:style style:name="T35_149" style:family="text"/>
    <style:style style:name="T35_150" style:family="text"/>
    <style:style style:name="T35_151" style:family="text"/>
    <style:style style:name="T35_152" style:family="text"/>
    <style:style style:name="T35_153" style:family="text"/>
    <style:style style:name="T35_154" style:family="text"/>
    <style:style style:name="T35_155" style:family="text"/>
    <style:style style:name="T35_156" style:family="text"/>
    <style:style style:name="T35_157" style:family="text"/>
    <style:style style:name="T35_158" style:family="text"/>
    <style:style style:name="T35_159" style:family="text"/>
    <style:style style:name="T35_160" style:family="text"/>
    <style:style style:name="T35_161" style:family="text"/>
    <style:style style:name="T35_162" style:family="text"/>
    <style:style style:name="T35_163" style:family="text"/>
    <style:style style:name="T35_164" style:family="text"/>
    <style:style style:name="T35_165" style:family="text"/>
    <style:style style:name="T35_166" style:family="text"/>
    <style:style style:name="T35_167" style:family="text"/>
    <style:style style:name="T35_168" style:family="text"/>
    <style:style style:name="T35_169" style:family="text"/>
    <style:style style:name="T35_170" style:family="text"/>
    <style:style style:name="T35_171" style:family="text"/>
    <style:style style:name="T35_172" style:family="text"/>
    <style:style style:name="T35_173" style:family="text"/>
    <style:style style:name="T35_174" style:family="text"/>
    <style:style style:name="T35_175" style:family="text"/>
    <style:style style:name="T35_176" style:family="text"/>
    <style:style style:name="T35_177" style:family="text"/>
    <style:style style:name="T35_178" style:family="text"/>
    <style:style style:name="T35_179" style:family="text"/>
    <style:style style:name="T35_180" style:family="text"/>
    <style:style style:name="T35_181" style:family="text"/>
    <style:style style:name="T35_182" style:family="text"/>
    <style:style style:name="T35_183" style:family="text"/>
    <style:style style:name="T35_184" style:family="text"/>
    <style:style style:name="T35_185" style:family="text"/>
    <style:style style:name="T35_186" style:family="text"/>
    <style:style style:name="T35_187" style:family="text"/>
    <style:style style:name="T35_188" style:family="text"/>
    <style:style style:name="T35_189" style:family="text"/>
    <style:style style:name="T35_190" style:family="text"/>
    <style:style style:name="T35_191" style:family="text"/>
    <style:style style:name="T35_192" style:family="text"/>
    <style:style style:name="T35_193" style:family="text"/>
    <style:style style:name="T35_194" style:family="text"/>
    <style:style style:name="T35_195" style:family="text"/>
    <style:style style:name="T35_196" style:family="text"/>
    <style:style style:name="T35_197" style:family="text"/>
    <style:style style:name="T35_198" style:family="text"/>
    <style:style style:name="T35_199" style:family="text"/>
    <style:style style:name="T35_200" style:family="text"/>
    <style:style style:name="T35_201" style:family="text"/>
    <style:style style:name="T35_202" style:family="text"/>
    <style:style style:name="T35_203" style:family="text"/>
    <style:style style:name="T35_204" style:family="text"/>
    <style:style style:name="T35_205" style:family="text"/>
    <style:style style:name="T35_206" style:family="text"/>
    <style:style style:name="T35_207" style:family="text"/>
    <style:style style:name="T35_208" style:family="text"/>
    <style:style style:name="T35_209" style:family="text"/>
    <style:style style:name="T35_210" style:family="text"/>
    <style:style style:name="T35_211" style:family="text"/>
    <style:style style:name="T35_212" style:family="text"/>
    <style:style style:name="T35_213" style:family="text"/>
    <style:style style:name="T35_214" style:family="text"/>
    <style:style style:name="T35_215" style:family="text"/>
    <style:style style:name="T35_216" style:family="text"/>
    <style:style style:name="T35_217" style:family="text"/>
    <style:style style:name="T35_218" style:family="text"/>
    <style:style style:name="T35_219" style:family="text"/>
    <style:style style:name="T35_220" style:family="text"/>
    <style:style style:name="T35_221" style:family="text"/>
    <style:style style:name="T35_222" style:family="text"/>
    <style:style style:name="P36" style:family="paragraph" style:parent-style-name="Standard">
      <style:paragraph-properties fo:text-align="justify" fo:break-before="auto" fo:line-height="115%" style:writing-mode="lr-tb"/>
    </style:style>
    <style:style style:name="P37" style:family="paragraph" style:parent-style-name="Standard">
      <style:paragraph-properties fo:text-align="justify"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T37_66" style:family="text"/>
    <style:style style:name="T37_67" style:family="text"/>
    <style:style style:name="T37_68" style:family="text"/>
    <style:style style:name="T37_69" style:family="text"/>
    <style:style style:name="T37_70" style:family="text"/>
    <style:style style:name="T37_71" style:family="text"/>
    <style:style style:name="T37_72" style:family="text"/>
    <style:style style:name="T37_73" style:family="text"/>
    <style:style style:name="T37_74" style:family="text"/>
    <style:style style:name="T37_75" style:family="text"/>
    <style:style style:name="T37_76" style:family="text"/>
    <style:style style:name="T37_77" style:family="text"/>
    <style:style style:name="T37_78" style:family="text"/>
    <style:style style:name="T37_79" style:family="text"/>
    <style:style style:name="T37_80" style:family="text"/>
    <style:style style:name="T37_81" style:family="text"/>
    <style:style style:name="T37_82" style:family="text"/>
    <style:style style:name="T37_83" style:family="text"/>
    <style:style style:name="T37_84" style:family="text"/>
    <style:style style:name="T37_85" style:family="text"/>
    <style:style style:name="T37_86" style:family="text"/>
    <style:style style:name="T37_87" style:family="text"/>
    <style:style style:name="T37_88" style:family="text"/>
    <style:style style:name="T37_89" style:family="text"/>
    <style:style style:name="T37_90" style:family="text"/>
    <style:style style:name="T37_91" style:family="text"/>
    <style:style style:name="T37_92" style:family="text"/>
    <style:style style:name="T37_93" style:family="text"/>
    <style:style style:name="T37_94" style:family="text"/>
    <style:style style:name="T37_95" style:family="text"/>
    <style:style style:name="T37_96" style:family="text"/>
    <style:style style:name="T37_97" style:family="text"/>
    <style:style style:name="T37_98" style:family="text"/>
    <style:style style:name="T37_99" style:family="text"/>
    <style:style style:name="T37_100" style:family="text"/>
    <style:style style:name="T37_101" style:family="text"/>
    <style:style style:name="T37_102" style:family="text"/>
    <style:style style:name="T37_103" style:family="text"/>
    <style:style style:name="T37_104" style:family="text"/>
    <style:style style:name="T37_105" style:family="text"/>
    <style:style style:name="T37_106" style:family="text"/>
    <style:style style:name="T37_107" style:family="text"/>
    <style:style style:name="T37_108" style:family="text"/>
    <style:style style:name="T37_109" style:family="text"/>
    <style:style style:name="T37_110" style:family="text"/>
    <style:style style:name="T37_111" style:family="text"/>
    <style:style style:name="T37_112" style:family="text"/>
    <style:style style:name="T37_113" style:family="text"/>
    <style:style style:name="T37_114" style:family="text"/>
    <style:style style:name="T37_115" style:family="text"/>
    <style:style style:name="T37_116" style:family="text"/>
    <style:style style:name="T37_117" style:family="text"/>
    <style:style style:name="T37_118" style:family="text"/>
    <style:style style:name="T37_119" style:family="text"/>
    <style:style style:name="T37_120" style:family="text"/>
    <style:style style:name="T37_121" style:family="text"/>
    <style:style style:name="T37_122" style:family="text"/>
    <style:style style:name="T37_123" style:family="text"/>
    <style:style style:name="T37_124" style:family="text"/>
    <style:style style:name="T37_125" style:family="text"/>
    <style:style style:name="T37_126" style:family="text"/>
    <style:style style:name="T37_127" style:family="text"/>
    <style:style style:name="T37_128" style:family="text"/>
    <style:style style:name="T37_129" style:family="text"/>
    <style:style style:name="T37_130" style:family="text"/>
    <style:style style:name="T37_131" style:family="text"/>
    <style:style style:name="T37_132" style:family="text"/>
    <style:style style:name="T37_133" style:family="text"/>
    <style:style style:name="T37_134" style:family="text"/>
    <style:style style:name="T37_135" style:family="text"/>
    <style:style style:name="T37_136" style:family="text"/>
    <style:style style:name="T37_137" style:family="text"/>
    <style:style style:name="T37_138" style:family="text"/>
    <style:style style:name="T37_139" style:family="text"/>
    <style:style style:name="T37_140" style:family="text"/>
    <style:style style:name="T37_141" style:family="text"/>
    <style:style style:name="T37_142" style:family="text"/>
    <style:style style:name="T37_143" style:family="text"/>
    <style:style style:name="T37_144" style:family="text"/>
    <style:style style:name="T37_145" style:family="text"/>
    <style:style style:name="T37_146" style:family="text"/>
    <style:style style:name="T37_147" style:family="text"/>
    <style:style style:name="T37_148" style:family="text"/>
    <style:style style:name="T37_149" style:family="text"/>
    <style:style style:name="T37_150" style:family="text"/>
    <style:style style:name="T37_151" style:family="text"/>
    <style:style style:name="T37_152" style:family="text"/>
    <style:style style:name="T37_153" style:family="text"/>
    <style:style style:name="T37_154" style:family="text"/>
    <style:style style:name="P38" style:family="paragraph" style:parent-style-name="Standard">
      <style:paragraph-properties fo:text-align="justify" fo:break-before="auto" fo:line-height="115%" style:writing-mode="lr-tb"/>
    </style:style>
    <style:style style:name="P39" style:family="paragraph" style:parent-style-name="Standard">
      <style:paragraph-properties fo:text-align="justify"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/>
    <style:style style:name="T39_56" style:family="text"/>
    <style:style style:name="T39_57" style:family="text"/>
    <style:style style:name="T39_58" style:family="text"/>
    <style:style style:name="T39_59" style:family="text"/>
    <style:style style:name="T39_60" style:family="text"/>
    <style:style style:name="T39_61" style:family="text"/>
    <style:style style:name="T39_62" style:family="text"/>
    <style:style style:name="T39_63" style:family="text"/>
    <style:style style:name="T39_64" style:family="text"/>
    <style:style style:name="T39_65" style:family="text"/>
    <style:style style:name="T39_66" style:family="text"/>
    <style:style style:name="T39_67" style:family="text"/>
    <style:style style:name="T39_68" style:family="text"/>
    <style:style style:name="T39_69" style:family="text"/>
    <style:style style:name="T39_70" style:family="text"/>
    <style:style style:name="T39_71" style:family="text"/>
    <style:style style:name="T39_72" style:family="text"/>
    <style:style style:name="T39_73" style:family="text"/>
    <style:style style:name="T39_74" style:family="text"/>
    <style:style style:name="T39_75" style:family="text"/>
    <style:style style:name="T39_76" style:family="text"/>
    <style:style style:name="T39_77" style:family="text"/>
    <style:style style:name="T39_78" style:family="text"/>
    <style:style style:name="T39_79" style:family="text"/>
    <style:style style:name="T39_80" style:family="text"/>
    <style:style style:name="T39_81" style:family="text"/>
    <style:style style:name="T39_82" style:family="text"/>
    <style:style style:name="T39_83" style:family="text"/>
    <style:style style:name="T39_84" style:family="text"/>
    <style:style style:name="T39_85" style:family="text"/>
    <style:style style:name="T39_86" style:family="text"/>
    <style:style style:name="T39_87" style:family="text"/>
    <style:style style:name="T39_88" style:family="text"/>
    <style:style style:name="T39_89" style:family="text"/>
    <style:style style:name="T39_90" style:family="text"/>
    <style:style style:name="T39_91" style:family="text"/>
    <style:style style:name="T39_92" style:family="text"/>
    <style:style style:name="T39_93" style:family="text"/>
    <style:style style:name="T39_94" style:family="text"/>
    <style:style style:name="T39_95" style:family="text"/>
    <style:style style:name="T39_96" style:family="text"/>
    <style:style style:name="T39_97" style:family="text"/>
    <style:style style:name="T39_98" style:family="text"/>
    <style:style style:name="T39_99" style:family="text"/>
    <style:style style:name="T39_100" style:family="text"/>
    <style:style style:name="T39_101" style:family="text"/>
    <style:style style:name="T39_102" style:family="text"/>
    <style:style style:name="T39_103" style:family="text"/>
    <style:style style:name="T39_104" style:family="text"/>
    <style:style style:name="T39_105" style:family="text"/>
    <style:style style:name="T39_106" style:family="text"/>
    <style:style style:name="T39_107" style:family="text"/>
    <style:style style:name="T39_108" style:family="text"/>
    <style:style style:name="T39_109" style:family="text"/>
    <style:style style:name="T39_110" style:family="text"/>
    <style:style style:name="T39_111" style:family="text"/>
    <style:style style:name="T39_112" style:family="text"/>
    <style:style style:name="T39_113" style:family="text"/>
    <style:style style:name="T39_114" style:family="text"/>
    <style:style style:name="T39_115" style:family="text"/>
    <style:style style:name="T39_116" style:family="text"/>
    <style:style style:name="T39_117" style:family="text"/>
    <style:style style:name="T39_118" style:family="text"/>
    <style:style style:name="T39_119" style:family="text"/>
    <style:style style:name="T39_120" style:family="text"/>
    <style:style style:name="T39_121" style:family="text"/>
    <style:style style:name="T39_122" style:family="text"/>
    <style:style style:name="T39_123" style:family="text"/>
    <style:style style:name="T39_124" style:family="text"/>
    <style:style style:name="T39_125" style:family="text"/>
    <style:style style:name="T39_126" style:family="text"/>
    <style:style style:name="T39_127" style:family="text"/>
    <style:style style:name="T39_128" style:family="text"/>
    <style:style style:name="T39_129" style:family="text"/>
    <style:style style:name="T39_130" style:family="text"/>
    <style:style style:name="T39_131" style:family="text"/>
    <style:style style:name="T39_132" style:family="text"/>
    <style:style style:name="T39_133" style:family="text"/>
    <style:style style:name="T39_134" style:family="text"/>
    <style:style style:name="T39_135" style:family="text"/>
    <style:style style:name="T39_136" style:family="text"/>
    <style:style style:name="T39_137" style:family="text"/>
    <style:style style:name="T39_138" style:family="text"/>
    <style:style style:name="T39_139" style:family="text"/>
    <style:style style:name="T39_140" style:family="text"/>
    <style:style style:name="T39_141" style:family="text"/>
    <style:style style:name="T39_142" style:family="text"/>
    <style:style style:name="T39_143" style:family="text"/>
    <style:style style:name="T39_144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9_145" style:family="text"/>
    <style:style style:name="T39_146" style:family="text"/>
    <style:style style:name="T39_147" style:family="text"/>
    <style:style style:name="P40" style:family="paragraph" style:parent-style-name="Standard">
      <style:paragraph-properties fo:text-align="justify" fo:break-before="auto" fo:line-height="115%" style:writing-mode="lr-tb"/>
    </style:style>
    <style:style style:name="P41" style:family="paragraph" style:parent-style-name="Standard">
      <style:paragraph-properties fo:text-align="justify" fo:break-before="auto" fo:line-height="115%" style:writing-mode="lr-tb"/>
    </style:style>
    <style:style style:name="T41_1" style:family="text">
      <style:text-properties fo:font-size="18pt" style:font-size-asian="18pt" style:font-size-complex="18pt"/>
    </style:style>
    <style:style style:name="T41_2" style:family="text">
      <style:text-properties fo:font-size="18pt" style:font-size-asian="18pt" style:font-size-complex="18pt"/>
    </style:style>
    <style:style style:name="T41_3" style:family="text">
      <style:text-properties fo:font-size="18pt" style:font-size-asian="18pt" style:font-size-complex="18pt"/>
    </style:style>
    <style:style style:name="T41_4" style:family="text">
      <style:text-properties fo:font-size="18pt" style:font-size-asian="18pt" style:font-size-complex="18pt"/>
    </style:style>
    <style:style style:name="T41_5" style:family="text">
      <style:text-properties fo:font-size="18pt" style:font-size-asian="18pt" style:font-size-complex="18pt"/>
    </style:style>
    <style:style style:name="T41_6" style:family="text">
      <style:text-properties fo:font-size="18pt" style:font-size-asian="18pt" style:font-size-complex="18pt"/>
    </style:style>
    <style:style style:name="T41_7" style:family="text">
      <style:text-properties fo:font-size="18pt" style:font-size-asian="18pt" style:font-size-complex="18pt"/>
    </style:style>
    <style:style style:name="P42" style:family="paragraph" style:parent-style-name="Standard">
      <style:paragraph-properties fo:text-align="justify" fo:break-before="auto" fo:line-height="115%" style:writing-mode="lr-tb"/>
    </style:style>
    <style:style style:name="P43" style:family="paragraph" style:parent-style-name="Standard">
      <style:paragraph-properties fo:text-align="justify"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/>
    <style:style style:name="T43_55" style:family="text"/>
    <style:style style:name="T43_56" style:family="text"/>
    <style:style style:name="T43_57" style:family="text"/>
    <style:style style:name="T43_58" style:family="text"/>
    <style:style style:name="T43_59" style:family="text"/>
    <style:style style:name="T43_60" style:family="text"/>
    <style:style style:name="T43_61" style:family="text"/>
    <style:style style:name="T43_62" style:family="text"/>
    <style:style style:name="T43_63" style:family="text"/>
    <style:style style:name="T43_64" style:family="text"/>
    <style:style style:name="T43_65" style:family="text"/>
    <style:style style:name="T43_66" style:family="text"/>
    <style:style style:name="T43_67" style:family="text"/>
    <style:style style:name="T43_68" style:family="text"/>
    <style:style style:name="T43_69" style:family="text"/>
    <style:style style:name="T43_70" style:family="text"/>
    <style:style style:name="T43_71" style:family="text"/>
    <style:style style:name="T43_72" style:family="text"/>
    <style:style style:name="T43_73" style:family="text"/>
    <style:style style:name="T43_74" style:family="text"/>
    <style:style style:name="T43_75" style:family="text"/>
    <style:style style:name="T43_76" style:family="text"/>
    <style:style style:name="P44" style:family="paragraph" style:parent-style-name="Standard">
      <style:paragraph-properties fo:text-align="justify" fo:break-before="auto" fo:line-height="115%" style:writing-mode="lr-tb"/>
    </style:style>
    <style:style style:name="P45" style:family="paragraph" style:parent-style-name="Standard">
      <style:paragraph-properties fo:text-align="justify"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/>
    <style:style style:name="T45_62" style:family="text"/>
    <style:style style:name="T45_63" style:family="text"/>
    <style:style style:name="T45_64" style:family="text"/>
    <style:style style:name="T45_65" style:family="text"/>
    <style:style style:name="T45_66" style:family="text"/>
    <style:style style:name="T45_67" style:family="text"/>
    <style:style style:name="T45_68" style:family="text"/>
    <style:style style:name="T45_69" style:family="text"/>
    <style:style style:name="T45_70" style:family="text"/>
    <style:style style:name="T45_71" style:family="text"/>
    <style:style style:name="T45_72" style:family="text"/>
    <style:style style:name="T45_73" style:family="text"/>
    <style:style style:name="T45_74" style:family="text"/>
    <style:style style:name="T45_75" style:family="text"/>
    <style:style style:name="T45_76" style:family="text"/>
    <style:style style:name="T45_77" style:family="text"/>
    <style:style style:name="T45_78" style:family="text"/>
    <style:style style:name="T45_79" style:family="text"/>
    <style:style style:name="T45_80" style:family="text"/>
    <style:style style:name="T45_81" style:family="text"/>
    <style:style style:name="T45_82" style:family="text"/>
    <style:style style:name="T45_83" style:family="text"/>
    <style:style style:name="T45_84" style:family="text"/>
    <style:style style:name="T45_85" style:family="text"/>
    <style:style style:name="T45_86" style:family="text"/>
    <style:style style:name="T45_87" style:family="text"/>
    <style:style style:name="T45_88" style:family="text"/>
    <style:style style:name="T45_89" style:family="text"/>
    <style:style style:name="T45_90" style:family="text"/>
    <style:style style:name="T45_91" style:family="text"/>
    <style:style style:name="T45_92" style:family="text"/>
    <style:style style:name="T45_93" style:family="text"/>
    <style:style style:name="T45_94" style:family="text"/>
    <style:style style:name="T45_95" style:family="text"/>
    <style:style style:name="T45_96" style:family="text"/>
    <style:style style:name="T45_97" style:family="text"/>
    <style:style style:name="T45_98" style:family="text"/>
    <style:style style:name="T45_99" style:family="text"/>
    <style:style style:name="T45_100" style:family="text"/>
    <style:style style:name="T45_101" style:family="text"/>
    <style:style style:name="T45_102" style:family="text"/>
    <style:style style:name="T45_103" style:family="text"/>
    <style:style style:name="T45_104" style:family="text"/>
    <style:style style:name="T45_105" style:family="text"/>
    <style:style style:name="T45_106" style:family="text"/>
    <style:style style:name="T45_107" style:family="text"/>
    <style:style style:name="T45_108" style:family="text"/>
    <style:style style:name="T45_109" style:family="text"/>
    <style:style style:name="T45_110" style:family="text"/>
    <style:style style:name="T45_111" style:family="text"/>
    <style:style style:name="T45_112" style:family="text"/>
    <style:style style:name="T45_113" style:family="text"/>
    <style:style style:name="T45_114" style:family="text"/>
    <style:style style:name="T45_115" style:family="text"/>
    <style:style style:name="T45_116" style:family="text"/>
    <style:style style:name="T45_117" style:family="text"/>
    <style:style style:name="T45_118" style:family="text"/>
    <style:style style:name="T45_119" style:family="text"/>
    <style:style style:name="T45_120" style:family="text"/>
    <style:style style:name="T45_121" style:family="text"/>
    <style:style style:name="T45_122" style:family="text"/>
    <style:style style:name="T45_123" style:family="text"/>
    <style:style style:name="T45_124" style:family="text"/>
    <style:style style:name="T45_125" style:family="text"/>
    <style:style style:name="T45_126" style:family="text"/>
    <style:style style:name="T45_127" style:family="text"/>
    <style:style style:name="T45_128" style:family="text"/>
    <style:style style:name="T45_129" style:family="text"/>
    <style:style style:name="T45_130" style:family="text"/>
    <style:style style:name="T45_131" style:family="text"/>
    <style:style style:name="T45_132" style:family="text"/>
    <style:style style:name="T45_133" style:family="text"/>
    <style:style style:name="P46" style:family="paragraph" style:parent-style-name="Standard">
      <style:paragraph-properties fo:text-align="justify" fo:break-before="auto" fo:line-height="115%" style:writing-mode="lr-tb"/>
    </style:style>
    <style:style style:name="P47" style:family="paragraph" style:parent-style-name="Standard">
      <style:paragraph-properties fo:text-align="justify"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T47_46" style:family="text"/>
    <style:style style:name="T47_47" style:family="text"/>
    <style:style style:name="T47_48" style:family="text"/>
    <style:style style:name="T47_49" style:family="text"/>
    <style:style style:name="T47_50" style:family="text"/>
    <style:style style:name="T47_51" style:family="text"/>
    <style:style style:name="T47_52" style:family="text"/>
    <style:style style:name="T47_53" style:family="text"/>
    <style:style style:name="T47_54" style:family="text"/>
    <style:style style:name="T47_55" style:family="text"/>
    <style:style style:name="T47_56" style:family="text"/>
    <style:style style:name="T47_57" style:family="text"/>
    <style:style style:name="T47_58" style:family="text"/>
    <style:style style:name="T47_59" style:family="text"/>
    <style:style style:name="T47_60" style:family="text"/>
    <style:style style:name="T47_61" style:family="text"/>
    <style:style style:name="T47_62" style:family="text"/>
    <style:style style:name="T47_63" style:family="text"/>
    <style:style style:name="T47_64" style:family="text"/>
    <style:style style:name="T47_65" style:family="text"/>
    <style:style style:name="T47_66" style:family="text"/>
    <style:style style:name="T47_67" style:family="text"/>
    <style:style style:name="T47_68" style:family="text"/>
    <style:style style:name="T47_69" style:family="text"/>
    <style:style style:name="T47_70" style:family="text"/>
    <style:style style:name="T47_71" style:family="text"/>
    <style:style style:name="T47_72" style:family="text"/>
    <style:style style:name="T47_73" style:family="text"/>
    <style:style style:name="T47_74" style:family="text"/>
    <style:style style:name="T47_75" style:family="text"/>
    <style:style style:name="T47_76" style:family="text"/>
    <style:style style:name="T47_77" style:family="text"/>
    <style:style style:name="T47_78" style:family="text"/>
    <style:style style:name="T47_79" style:family="text"/>
    <style:style style:name="T47_80" style:family="text"/>
    <style:style style:name="T47_81" style:family="text"/>
    <style:style style:name="T47_82" style:family="text"/>
    <style:style style:name="T47_83" style:family="text"/>
    <style:style style:name="T47_84" style:family="text"/>
    <style:style style:name="T47_85" style:family="text"/>
    <style:style style:name="T47_86" style:family="text"/>
    <style:style style:name="T47_87" style:family="text"/>
    <style:style style:name="T47_88" style:family="text"/>
    <style:style style:name="T47_89" style:family="text"/>
    <style:style style:name="T47_90" style:family="text"/>
    <style:style style:name="T47_91" style:family="text"/>
    <style:style style:name="T47_92" style:family="text"/>
    <style:style style:name="T47_93" style:family="text"/>
    <style:style style:name="T47_94" style:family="text"/>
    <style:style style:name="T47_95" style:family="text"/>
    <style:style style:name="T47_96" style:family="text"/>
    <style:style style:name="T47_97" style:family="text"/>
    <style:style style:name="T47_98" style:family="text"/>
    <style:style style:name="T47_99" style:family="text"/>
    <style:style style:name="T47_100" style:family="text"/>
    <style:style style:name="T47_101" style:family="text"/>
    <style:style style:name="T47_102" style:family="text"/>
    <style:style style:name="T47_103" style:family="text"/>
    <style:style style:name="T47_104" style:family="text"/>
    <style:style style:name="T47_105" style:family="text"/>
    <style:style style:name="T47_106" style:family="text"/>
    <style:style style:name="T47_107" style:family="text"/>
    <style:style style:name="T47_108" style:family="text"/>
    <style:style style:name="T47_109" style:family="text"/>
    <style:style style:name="T47_110" style:family="text"/>
    <style:style style:name="T47_111" style:family="text"/>
    <style:style style:name="T47_112" style:family="text"/>
    <style:style style:name="T47_113" style:family="text"/>
    <style:style style:name="T47_114" style:family="text"/>
    <style:style style:name="T47_115" style:family="text"/>
    <style:style style:name="T47_116" style:family="text"/>
    <style:style style:name="T47_117" style:family="text"/>
    <style:style style:name="T47_118" style:family="text"/>
    <style:style style:name="T47_119" style:family="text"/>
    <style:style style:name="T47_120" style:family="text"/>
    <style:style style:name="T47_121" style:family="text"/>
    <style:style style:name="T47_122" style:family="text"/>
    <style:style style:name="T47_123" style:family="text"/>
    <style:style style:name="T47_124" style:family="text"/>
    <style:style style:name="T47_125" style:family="text"/>
    <style:style style:name="T47_126" style:family="text"/>
    <style:style style:name="T47_127" style:family="text"/>
    <style:style style:name="T47_128" style:family="text"/>
    <style:style style:name="T47_129" style:family="text"/>
    <style:style style:name="T47_130" style:family="text"/>
    <style:style style:name="T47_131" style:family="text"/>
    <style:style style:name="T47_132" style:family="text"/>
    <style:style style:name="P48" style:family="paragraph" style:parent-style-name="Standard">
      <style:paragraph-properties fo:text-align="justify" fo:break-before="auto" fo:line-height="115%" style:writing-mode="lr-tb"/>
    </style:style>
    <style:style style:name="P49" style:family="paragraph" style:parent-style-name="Standard">
      <style:paragraph-properties fo:text-align="justify" fo:break-before="auto" fo:line-height="115%" style:writing-mode="lr-tb"/>
    </style:style>
    <style:style style:name="T49_1" style:family="text">
      <style:text-properties fo:font-size="18pt" style:font-size-asian="18pt" style:font-size-complex="18pt"/>
    </style:style>
    <style:style style:name="T49_2" style:family="text">
      <style:text-properties fo:font-size="18pt" style:font-size-asian="18pt" style:font-size-complex="18pt"/>
    </style:style>
    <style:style style:name="T49_3" style:family="text">
      <style:text-properties fo:font-size="18pt" style:font-size-asian="18pt" style:font-size-complex="18pt"/>
    </style:style>
    <style:style style:name="T49_4" style:family="text">
      <style:text-properties fo:font-size="18pt" style:font-size-asian="18pt" style:font-size-complex="18pt"/>
    </style:style>
    <style:style style:name="T49_5" style:family="text">
      <style:text-properties fo:font-size="18pt" style:font-size-asian="18pt" style:font-size-complex="18pt"/>
    </style:style>
    <style:style style:name="T49_6" style:family="text">
      <style:text-properties fo:font-size="18pt" style:font-size-asian="18pt" style:font-size-complex="18pt"/>
    </style:style>
    <style:style style:name="T49_7" style:family="text">
      <style:text-properties fo:font-size="18pt" style:font-size-asian="18pt" style:font-size-complex="18pt"/>
    </style:style>
    <style:style style:name="P50" style:family="paragraph" style:parent-style-name="Standard">
      <style:paragraph-properties fo:text-align="justify" fo:break-before="auto" fo:line-height="115%" style:writing-mode="lr-tb"/>
    </style:style>
    <style:style style:name="P51" style:family="paragraph" style:parent-style-name="Standard">
      <style:paragraph-properties fo:text-align="justify"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/>
    <style:style style:name="T51_47" style:family="text"/>
    <style:style style:name="T51_48" style:family="text"/>
    <style:style style:name="T51_49" style:family="text"/>
    <style:style style:name="T51_50" style:family="text"/>
    <style:style style:name="T51_51" style:family="text"/>
    <style:style style:name="T51_52" style:family="text"/>
    <style:style style:name="T51_53" style:family="text"/>
    <style:style style:name="T51_54" style:family="text"/>
    <style:style style:name="T51_55" style:family="text"/>
    <style:style style:name="T51_56" style:family="text"/>
    <style:style style:name="T51_57" style:family="text"/>
    <style:style style:name="T51_58" style:family="text"/>
    <style:style style:name="T51_59" style:family="text"/>
    <style:style style:name="T51_60" style:family="text"/>
    <style:style style:name="T51_61" style:family="text"/>
    <style:style style:name="T51_62" style:family="text"/>
    <style:style style:name="T51_63" style:family="text"/>
    <style:style style:name="T51_64" style:family="text"/>
    <style:style style:name="T51_65" style:family="text"/>
    <style:style style:name="T51_66" style:family="text"/>
    <style:style style:name="T51_67" style:family="text"/>
    <style:style style:name="T51_68" style:family="text"/>
    <style:style style:name="T51_69" style:family="text"/>
    <style:style style:name="T51_70" style:family="text"/>
    <style:style style:name="T51_71" style:family="text"/>
    <style:style style:name="T51_72" style:family="text"/>
    <style:style style:name="T51_73" style:family="text"/>
    <style:style style:name="T51_74" style:family="text"/>
    <style:style style:name="T51_75" style:family="text"/>
    <style:style style:name="T51_76" style:family="text"/>
    <style:style style:name="T51_77" style:family="text"/>
    <style:style style:name="T51_78" style:family="text"/>
    <style:style style:name="T51_79" style:family="text"/>
    <style:style style:name="T51_80" style:family="text"/>
    <style:style style:name="T51_81" style:family="text"/>
    <style:style style:name="T51_82" style:family="text"/>
    <style:style style:name="T51_83" style:family="text"/>
    <style:style style:name="T51_84" style:family="text"/>
    <style:style style:name="T51_85" style:family="text"/>
    <style:style style:name="T51_86" style:family="text"/>
    <style:style style:name="T51_87" style:family="text"/>
    <style:style style:name="T51_88" style:family="text"/>
    <style:style style:name="T51_89" style:family="text"/>
    <style:style style:name="T51_90" style:family="text"/>
    <style:style style:name="T51_91" style:family="text"/>
    <style:style style:name="T51_92" style:family="text"/>
    <style:style style:name="T51_93" style:family="text"/>
    <style:style style:name="T51_94" style:family="text"/>
    <style:style style:name="T51_95" style:family="text"/>
    <style:style style:name="T51_96" style:family="text"/>
    <style:style style:name="T51_97" style:family="text"/>
    <style:style style:name="T51_98" style:family="text"/>
    <style:style style:name="T51_99" style:family="text"/>
    <style:style style:name="T51_100" style:family="text"/>
    <style:style style:name="T51_101" style:family="text"/>
    <style:style style:name="T51_102" style:family="text"/>
    <style:style style:name="T51_103" style:family="text"/>
    <style:style style:name="T51_104" style:family="text"/>
    <style:style style:name="T51_105" style:family="text"/>
    <style:style style:name="T51_106" style:family="text"/>
    <style:style style:name="T51_107" style:family="text"/>
    <style:style style:name="T51_108" style:family="text"/>
    <style:style style:name="T51_109" style:family="text"/>
    <style:style style:name="T51_110" style:family="text"/>
    <style:style style:name="T51_111" style:family="text"/>
    <style:style style:name="T51_112" style:family="text"/>
    <style:style style:name="T51_113" style:family="text"/>
    <style:style style:name="T51_114" style:family="text"/>
    <style:style style:name="T51_115" style:family="text"/>
    <style:style style:name="T51_116" style:family="text"/>
    <style:style style:name="T51_117" style:family="text"/>
    <style:style style:name="T51_118" style:family="text"/>
    <style:style style:name="T51_119" style:family="text"/>
    <style:style style:name="T51_120" style:family="text"/>
    <style:style style:name="T51_121" style:family="text"/>
    <style:style style:name="T51_122" style:family="text"/>
    <style:style style:name="T51_123" style:family="text"/>
    <style:style style:name="T51_124" style:family="text"/>
    <style:style style:name="T51_125" style:family="text"/>
    <style:style style:name="T51_126" style:family="text"/>
    <style:style style:name="T51_127" style:family="text"/>
    <style:style style:name="T51_128" style:family="text"/>
    <style:style style:name="T51_129" style:family="text"/>
    <style:style style:name="T51_130" style:family="text"/>
    <style:style style:name="T51_131" style:family="text"/>
    <style:style style:name="T51_132" style:family="text"/>
    <style:style style:name="T51_133" style:family="text"/>
    <style:style style:name="T51_134" style:family="text"/>
    <style:style style:name="T51_135" style:family="text"/>
    <style:style style:name="T51_136" style:family="text"/>
    <style:style style:name="T51_137" style:family="text"/>
    <style:style style:name="T51_138" style:family="text"/>
    <style:style style:name="T51_139" style:family="text"/>
    <style:style style:name="T51_140" style:family="text"/>
    <style:style style:name="T51_141" style:family="text"/>
    <style:style style:name="T51_142" style:family="text"/>
    <style:style style:name="T51_143" style:family="text"/>
    <style:style style:name="T51_144" style:family="text"/>
    <style:style style:name="T51_145" style:family="text"/>
    <style:style style:name="T51_146" style:family="text"/>
    <style:style style:name="T51_147" style:family="text"/>
    <style:style style:name="T51_148" style:family="text"/>
    <style:style style:name="T51_149" style:family="text"/>
    <style:style style:name="T51_150" style:family="text"/>
    <style:style style:name="T51_151" style:family="text"/>
    <style:style style:name="T51_152" style:family="text"/>
    <style:style style:name="T51_153" style:family="text"/>
    <style:style style:name="T51_154" style:family="text"/>
    <style:style style:name="T51_155" style:family="text"/>
    <style:style style:name="T51_156" style:family="text"/>
    <style:style style:name="T51_157" style:family="text"/>
    <style:style style:name="T51_158" style:family="text"/>
    <style:style style:name="T51_159" style:family="text"/>
    <style:style style:name="T51_160" style:family="text"/>
    <style:style style:name="T51_161" style:family="text"/>
    <style:style style:name="T51_162" style:family="text"/>
    <style:style style:name="T51_163" style:family="text"/>
    <style:style style:name="T51_164" style:family="text"/>
    <style:style style:name="T51_165" style:family="text"/>
    <style:style style:name="T51_166" style:family="text"/>
    <style:style style:name="T51_167" style:family="text"/>
    <style:style style:name="T51_168" style:family="text"/>
    <style:style style:name="T51_169" style:family="text"/>
    <style:style style:name="T51_170" style:family="text"/>
    <style:style style:name="T51_171" style:family="text"/>
    <style:style style:name="T51_172" style:family="text"/>
    <style:style style:name="T51_173" style:family="text"/>
    <style:style style:name="T51_174" style:family="text"/>
    <style:style style:name="T51_175" style:family="text"/>
    <style:style style:name="T51_176" style:family="text"/>
    <style:style style:name="P52" style:family="paragraph" style:parent-style-name="Standard">
      <style:paragraph-properties fo:text-align="justify" fo:break-before="auto" fo:line-height="115%" style:writing-mode="lr-tb"/>
    </style:style>
    <style:style style:name="P53" style:family="paragraph" style:parent-style-name="Standard">
      <style:paragraph-properties fo:text-align="justify"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T53_51" style:family="text"/>
    <style:style style:name="T53_52" style:family="text"/>
    <style:style style:name="T53_53" style:family="text"/>
    <style:style style:name="T53_54" style:family="text"/>
    <style:style style:name="T53_55" style:family="text"/>
    <style:style style:name="T53_56" style:family="text"/>
    <style:style style:name="T53_57" style:family="text"/>
    <style:style style:name="T53_58" style:family="text"/>
    <style:style style:name="T53_59" style:family="text"/>
    <style:style style:name="T53_60" style:family="text"/>
    <style:style style:name="T53_61" style:family="text"/>
    <style:style style:name="T53_62" style:family="text"/>
    <style:style style:name="T53_63" style:family="text"/>
    <style:style style:name="T53_64" style:family="text"/>
    <style:style style:name="T53_65" style:family="text"/>
    <style:style style:name="T53_66" style:family="text"/>
    <style:style style:name="T53_67" style:family="text"/>
    <style:style style:name="T53_68" style:family="text"/>
    <style:style style:name="T53_69" style:family="text"/>
    <style:style style:name="T53_70" style:family="text"/>
    <style:style style:name="T53_71" style:family="text"/>
    <style:style style:name="T53_72" style:family="text"/>
    <style:style style:name="T53_73" style:family="text"/>
    <style:style style:name="T53_74" style:family="text"/>
    <style:style style:name="T53_75" style:family="text"/>
    <style:style style:name="T53_76" style:family="text"/>
    <style:style style:name="T53_77" style:family="text"/>
    <style:style style:name="T53_78" style:family="text"/>
    <style:style style:name="T53_79" style:family="text"/>
    <style:style style:name="T53_80" style:family="text"/>
    <style:style style:name="T53_81" style:family="text"/>
    <style:style style:name="T53_82" style:family="text"/>
    <style:style style:name="T53_83" style:family="text"/>
    <style:style style:name="T53_84" style:family="text"/>
    <style:style style:name="T53_85" style:family="text"/>
    <style:style style:name="T53_86" style:family="text"/>
    <style:style style:name="T53_87" style:family="text"/>
    <style:style style:name="T53_88" style:family="text"/>
    <style:style style:name="T53_89" style:family="text"/>
    <style:style style:name="T53_90" style:family="text"/>
    <style:style style:name="T53_91" style:family="text"/>
    <style:style style:name="T53_92" style:family="text"/>
    <style:style style:name="T53_93" style:family="text"/>
    <style:style style:name="T53_94" style:family="text"/>
    <style:style style:name="T53_95" style:family="text"/>
    <style:style style:name="T53_96" style:family="text"/>
    <style:style style:name="T53_97" style:family="text"/>
    <style:style style:name="T53_98" style:family="text"/>
    <style:style style:name="T53_99" style:family="text"/>
    <style:style style:name="T53_100" style:family="text"/>
    <style:style style:name="T53_101" style:family="text"/>
    <style:style style:name="T53_102" style:family="text"/>
    <style:style style:name="T53_103" style:family="text"/>
    <style:style style:name="T53_104" style:family="text"/>
    <style:style style:name="T53_105" style:family="text"/>
    <style:style style:name="T53_106" style:family="text"/>
    <style:style style:name="T53_107" style:family="text"/>
    <style:style style:name="T53_108" style:family="text"/>
    <style:style style:name="T53_109" style:family="text"/>
    <style:style style:name="T53_110" style:family="text"/>
    <style:style style:name="T53_111" style:family="text"/>
    <style:style style:name="T53_112" style:family="text"/>
    <style:style style:name="T53_113" style:family="text"/>
    <style:style style:name="T53_114" style:family="text"/>
    <style:style style:name="T53_115" style:family="text"/>
    <style:style style:name="T53_116" style:family="text"/>
    <style:style style:name="T53_117" style:family="text"/>
    <style:style style:name="T53_118" style:family="text"/>
    <style:style style:name="T53_119" style:family="text"/>
    <style:style style:name="T53_120" style:family="text"/>
    <style:style style:name="T53_121" style:family="text"/>
    <style:style style:name="T53_122" style:family="text"/>
    <style:style style:name="T53_123" style:family="text"/>
    <style:style style:name="T53_124" style:family="text"/>
    <style:style style:name="T53_125" style:family="text"/>
    <style:style style:name="T53_126" style:family="text"/>
    <style:style style:name="T53_127" style:family="text"/>
    <style:style style:name="T53_128" style:family="text"/>
    <style:style style:name="T53_129" style:family="text"/>
    <style:style style:name="T53_130" style:family="text"/>
    <style:style style:name="T53_131" style:family="text"/>
    <style:style style:name="T53_132" style:family="text"/>
    <style:style style:name="T53_133" style:family="text"/>
    <style:style style:name="T53_134" style:family="text"/>
    <style:style style:name="T53_135" style:family="text"/>
    <style:style style:name="T53_136" style:family="text"/>
    <style:style style:name="T53_137" style:family="text"/>
    <style:style style:name="T53_138" style:family="text"/>
    <style:style style:name="T53_139" style:family="text"/>
    <style:style style:name="T53_140" style:family="text"/>
    <style:style style:name="T53_141" style:family="text"/>
    <style:style style:name="T53_142" style:family="text"/>
    <style:style style:name="T53_143" style:family="text"/>
    <style:style style:name="T53_144" style:family="text"/>
    <style:style style:name="T53_145" style:family="text"/>
    <style:style style:name="T53_146" style:family="text"/>
    <style:style style:name="T53_147" style:family="text"/>
    <style:style style:name="T53_148" style:family="text"/>
    <style:style style:name="T53_149" style:family="text"/>
    <style:style style:name="T53_150" style:family="text"/>
    <style:style style:name="T53_151" style:family="text"/>
    <style:style style:name="T53_152" style:family="text"/>
    <style:style style:name="P54" style:family="paragraph" style:parent-style-name="Standard">
      <style:paragraph-properties fo:text-align="justify" fo:break-before="auto" fo:line-height="115%" style:writing-mode="lr-tb"/>
    </style:style>
    <style:style style:name="P55" style:family="paragraph" style:parent-style-name="Standard">
      <style:paragraph-properties fo:text-align="justify"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P56" style:family="paragraph" style:parent-style-name="Standard">
      <style:paragraph-properties fo:text-align="justify" fo:break-before="auto" fo:line-height="115%" style:writing-mode="lr-tb"/>
    </style:style>
    <style:style style:name="P57" style:family="paragraph" style:parent-style-name="Standard">
      <style:paragraph-properties fo:text-align="justify"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T57_43" style:family="text"/>
    <style:style style:name="T57_44" style:family="text"/>
    <style:style style:name="T57_45" style:family="text"/>
    <style:style style:name="T57_46" style:family="text"/>
    <style:style style:name="T57_47" style:family="text"/>
    <style:style style:name="T57_48" style:family="text"/>
    <style:style style:name="T57_49" style:family="text"/>
    <style:style style:name="T57_50" style:family="text"/>
    <style:style style:name="T57_51" style:family="text"/>
    <style:style style:name="T57_52" style:family="text"/>
    <style:style style:name="T57_53" style:family="text"/>
    <style:style style:name="T57_54" style:family="text"/>
    <style:style style:name="T57_55" style:family="text"/>
    <style:style style:name="T57_56" style:family="text"/>
    <style:style style:name="T57_57" style:family="text"/>
    <style:style style:name="T57_58" style:family="text"/>
    <style:style style:name="T57_59" style:family="text"/>
    <style:style style:name="T57_60" style:family="text"/>
    <style:style style:name="T57_61" style:family="text"/>
    <style:style style:name="T57_62" style:family="text"/>
    <style:style style:name="T57_63" style:family="text"/>
    <style:style style:name="T57_64" style:family="text"/>
    <style:style style:name="T57_65" style:family="text"/>
    <style:style style:name="T57_66" style:family="text"/>
    <style:style style:name="T57_67" style:family="text"/>
    <style:style style:name="T57_68" style:family="text"/>
    <style:style style:name="T57_69" style:family="text"/>
    <style:style style:name="T57_70" style:family="text"/>
    <style:style style:name="T57_71" style:family="text"/>
    <style:style style:name="T57_72" style:family="text"/>
    <style:style style:name="T57_73" style:family="text"/>
    <style:style style:name="T57_74" style:family="text"/>
    <style:style style:name="T57_75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>
      <style:text-properties fo:color="#1155cc" style:text-underline-style="solid" style:text-underline-color="font-color"/>
    </style:style>
    <style:style style:name="T61_6" style:family="text"/>
    <style:style style:name="T61_7" style:family="text">
      <style:text-properties fo:color="#1155cc" style:text-underline-style="solid" style:text-underline-color="font-color"/>
    </style:style>
    <style:style style:name="T61_8" style:family="text"/>
    <style:style style:name="T61_9" style:family="text">
      <style:text-properties fo:color="#1155cc" style:text-underline-style="solid" style:text-underline-color="font-color"/>
    </style:style>
    <style:style style:name="T61_10" style:family="text"/>
    <style:style style:name="T61_11" style:family="text">
      <style:text-properties fo:color="#1155cc" style:text-underline-style="solid" style:text-underline-color="font-color"/>
    </style:style>
    <style:style style:name="T61_12" style:family="text"/>
    <style:style style:name="T61_13" style:family="text">
      <style:text-properties fo:color="#1155cc" style:text-underline-style="solid" style:text-underline-color="font-color"/>
    </style:style>
    <style:style style:name="T61_14" style:family="text"/>
    <style:style style:name="T61_15" style:family="text">
      <style:text-properties fo:color="#1155cc" style:text-underline-style="solid" style:text-underline-color="font-color"/>
    </style:style>
    <style:style style:name="T61_16" style:family="text"/>
    <style:style style:name="T61_17" style:family="text">
      <style:text-properties fo:color="#1155cc" style:text-underline-style="solid" style:text-underline-color="font-color"/>
    </style:style>
    <style:style style:name="T61_18" style:family="text"/>
    <style:style style:name="T61_19" style:family="text">
      <style:text-properties fo:color="#1155cc" style:text-underline-style="solid" style:text-underline-color="font-color"/>
    </style:style>
    <style:style style:name="T61_20" style:family="text"/>
    <style:style style:name="T61_21" style:family="text">
      <style:text-properties fo:color="#1155cc" style:text-underline-style="solid" style:text-underline-color="font-color"/>
    </style:style>
    <style:style style:name="T61_22" style:family="text"/>
    <style:style style:name="T61_23" style:family="text">
      <style:text-properties fo:color="#1155cc" style:text-underline-style="solid" style:text-underline-color="font-color"/>
    </style:style>
    <style:style style:name="T61_24" style:family="text"/>
    <style:style style:name="T61_25" style:family="text">
      <style:text-properties fo:color="#1155cc" style:text-underline-style="solid" style:text-underline-color="font-color"/>
    </style:style>
    <style:style style:name="T61_26" style:family="text"/>
    <style:style style:name="T61_27" style:family="text">
      <style:text-properties fo:color="#1155cc" style:text-underline-style="solid" style:text-underline-color="font-color"/>
    </style:style>
    <style:style style:name="T61_28" style:family="text"/>
    <style:style style:name="T61_29" style:family="text">
      <style:text-properties fo:color="#1155cc" style:text-underline-style="solid" style:text-underline-color="font-color"/>
    </style:style>
    <style:style style:name="T61_30" style:family="text"/>
    <style:style style:name="T61_31" style:family="text">
      <style:text-properties fo:color="#1155cc" style:text-underline-style="solid" style:text-underline-color="font-color"/>
    </style:style>
    <style:style style:name="T61_32" style:family="text"/>
    <style:style style:name="T61_33" style:family="text">
      <style:text-properties fo:color="#1155cc" style:text-underline-style="solid" style:text-underline-color="font-color"/>
    </style:style>
    <style:style style:name="T61_34" style:family="text"/>
    <style:style style:name="T61_35" style:family="text">
      <style:text-properties fo:color="#1155cc" style:text-underline-style="solid" style:text-underline-color="font-color"/>
    </style:style>
    <style:style style:name="T61_36" style:family="text"/>
    <style:style style:name="T61_37" style:family="text">
      <style:text-properties fo:color="#1155cc" style:text-underline-style="solid" style:text-underline-color="font-color"/>
    </style:style>
    <style:style style:name="T61_38" style:family="text"/>
    <style:style style:name="T61_39" style:family="text">
      <style:text-properties fo:color="#1155cc" style:text-underline-style="solid" style:text-underline-color="font-color"/>
    </style:style>
    <style:style style:name="T61_40" style:family="text"/>
    <style:style style:name="T61_41" style:family="text">
      <style:text-properties fo:color="#1155cc" style:text-underline-style="solid" style:text-underline-color="font-color"/>
    </style:style>
    <style:style style:name="T61_42" style:family="text"/>
    <style:style style:name="T61_43" style:family="text">
      <style:text-properties fo:color="#1155cc" style:text-underline-style="solid" style:text-underline-color="font-color"/>
    </style:style>
    <style:style style:name="T61_44" style:family="text"/>
    <style:style style:name="T61_45" style:family="text">
      <style:text-properties fo:color="#1155cc" style:text-underline-style="solid" style:text-underline-color="font-color"/>
    </style:style>
    <style:style style:name="T61_46" style:family="text"/>
    <style:style style:name="T61_47" style:family="text">
      <style:text-properties fo:color="#1155cc" style:text-underline-style="solid" style:text-underline-color="font-color"/>
    </style:style>
    <style:style style:name="T61_48" style:family="text"/>
    <style:style style:name="T61_49" style:family="text">
      <style:text-properties fo:color="#1155cc" style:text-underline-style="solid" style:text-underline-color="font-color"/>
    </style:style>
    <style:style style:name="T61_50" style:family="text"/>
    <style:style style:name="T61_51" style:family="text">
      <style:text-properties fo:color="#1155cc" style:text-underline-style="solid" style:text-underline-color="font-color"/>
    </style:style>
    <style:style style:name="T61_52" style:family="text"/>
    <style:style style:name="T61_53" style:family="text">
      <style:text-properties fo:color="#1155cc" style:text-underline-style="solid" style:text-underline-color="font-color"/>
    </style:style>
    <style:style style:name="T61_54" style:family="text"/>
    <style:style style:name="T61_55" style:family="text">
      <style:text-properties fo:color="#1155cc" style:text-underline-style="solid" style:text-underline-color="font-color"/>
    </style:style>
    <style:style style:name="T61_56" style:family="text"/>
    <style:style style:name="T61_57" style:family="text">
      <style:text-properties fo:color="#1155cc" style:text-underline-style="solid" style:text-underline-color="font-color"/>
    </style:style>
    <style:style style:name="T61_58" style:family="text"/>
    <style:style style:name="T61_59" style:family="text">
      <style:text-properties fo:color="#1155cc" style:text-underline-style="solid" style:text-underline-color="font-color"/>
    </style:style>
    <style:style style:name="T61_60" style:family="text"/>
    <style:style style:name="T61_61" style:family="text">
      <style:text-properties fo:color="#1155cc" style:text-underline-style="solid" style:text-underline-color="font-color"/>
    </style:style>
    <style:style style:name="T61_62" style:family="text"/>
    <style:style style:name="T61_63" style:family="text">
      <style:text-properties fo:color="#1155cc" style:text-underline-style="solid" style:text-underline-color="font-color"/>
    </style:style>
    <style:style style:name="T61_64" style:family="text"/>
    <style:style style:name="T61_65" style:family="text">
      <style:text-properties fo:color="#1155cc" style:text-underline-style="solid" style:text-underline-color="font-color"/>
    </style:style>
    <style:style style:name="T61_66" style:family="text"/>
    <style:style style:name="T61_67" style:family="text"/>
    <style:style style:name="T61_68" style:family="text"/>
    <style:style style:name="T61_69" style:family="text"/>
    <style:style style:name="T61_70" style:family="text">
      <style:text-properties fo:color="#1155cc" style:text-underline-style="solid" style:text-underline-color="font-color"/>
    </style:style>
    <style:style style:name="T61_71" style:family="text"/>
    <style:style style:name="T61_72" style:family="text">
      <style:text-properties fo:color="#1155cc" style:text-underline-style="solid" style:text-underline-color="font-color"/>
    </style:style>
    <style:style style:name="T61_73" style:family="text"/>
    <style:style style:name="T61_74" style:family="text">
      <style:text-properties fo:color="#1155cc" style:text-underline-style="solid" style:text-underline-color="font-color"/>
    </style:style>
    <style:style style:name="T61_75" style:family="text"/>
    <style:style style:name="T61_76" style:family="text">
      <style:text-properties fo:color="#1155cc" style:text-underline-style="solid" style:text-underline-color="font-color"/>
    </style:style>
    <style:style style:name="T61_77" style:family="text"/>
    <style:style style:name="T61_78" style:family="text">
      <style:text-properties fo:color="#1155cc" style:text-underline-style="solid" style:text-underline-color="font-color"/>
    </style:style>
    <style:style style:name="T61_79" style:family="text"/>
    <style:style style:name="T61_80" style:family="text">
      <style:text-properties fo:color="#1155cc" style:text-underline-style="solid" style:text-underline-color="font-color"/>
    </style:style>
    <style:style style:name="T61_81" style:family="text"/>
    <style:style style:name="T61_82" style:family="text">
      <style:text-properties fo:color="#1155cc" style:text-underline-style="solid" style:text-underline-color="font-color"/>
    </style:style>
    <style:style style:name="T61_83" style:family="text"/>
    <style:style style:name="T61_84" style:family="text">
      <style:text-properties fo:color="#1155cc" style:text-underline-style="solid" style:text-underline-color="font-color"/>
    </style:style>
    <style:style style:name="T61_85" style:family="text"/>
    <style:style style:name="T61_86" style:family="text">
      <style:text-properties fo:color="#1155cc" style:text-underline-style="solid" style:text-underline-color="font-color"/>
    </style:style>
    <style:style style:name="T61_87" style:family="text"/>
    <style:style style:name="T61_88" style:family="text">
      <style:text-properties fo:color="#1155cc" style:text-underline-style="solid" style:text-underline-color="font-color"/>
    </style:style>
    <style:style style:name="T61_89" style:family="text"/>
    <style:style style:name="T61_90" style:family="text">
      <style:text-properties fo:color="#1155cc" style:text-underline-style="solid" style:text-underline-color="font-color"/>
    </style:style>
    <style:style style:name="T61_91" style:family="text"/>
    <style:style style:name="T61_92" style:family="text">
      <style:text-properties fo:color="#1155cc" style:text-underline-style="solid" style:text-underline-color="font-color"/>
    </style:style>
    <style:style style:name="T61_93" style:family="text"/>
    <style:style style:name="T61_94" style:family="text">
      <style:text-properties fo:color="#1155cc" style:text-underline-style="solid" style:text-underline-color="font-color"/>
    </style:style>
    <style:style style:name="T61_95" style:family="text"/>
    <style:style style:name="T61_96" style:family="text">
      <style:text-properties fo:color="#1155cc" style:text-underline-style="solid" style:text-underline-color="font-color"/>
    </style:style>
    <style:style style:name="T61_97" style:family="text"/>
    <style:style style:name="T61_98" style:family="text">
      <style:text-properties fo:color="#1155cc" style:text-underline-style="solid" style:text-underline-color="font-color"/>
    </style:style>
    <style:style style:name="T61_99" style:family="text"/>
    <style:style style:name="T61_100" style:family="text">
      <style:text-properties fo:color="#1155cc" style:text-underline-style="solid" style:text-underline-color="font-color"/>
    </style:style>
    <style:style style:name="T61_101" style:family="text"/>
    <style:style style:name="T61_102" style:family="text"/>
    <style:style style:name="T61_103" style:family="text"/>
    <style:style style:name="T61_104" style:family="text"/>
    <style:style style:name="T61_105" style:family="text">
      <style:text-properties fo:color="#1155cc" style:text-underline-style="solid" style:text-underline-color="font-color"/>
    </style:style>
    <style:style style:name="T61_106" style:family="text"/>
    <style:style style:name="T61_107" style:family="text">
      <style:text-properties fo:color="#1155cc" style:text-underline-style="solid" style:text-underline-color="font-color"/>
    </style:style>
    <style:style style:name="T61_108" style:family="text"/>
    <style:style style:name="T61_109" style:family="text">
      <style:text-properties fo:color="#1155cc" style:text-underline-style="solid" style:text-underline-color="font-color"/>
    </style:style>
    <style:style style:name="T61_110" style:family="text"/>
    <style:style style:name="T61_111" style:family="text">
      <style:text-properties fo:color="#1155cc" style:text-underline-style="solid" style:text-underline-color="font-color"/>
    </style:style>
    <style:style style:name="T61_112" style:family="text"/>
    <style:style style:name="T61_113" style:family="text">
      <style:text-properties fo:color="#1155cc" style:text-underline-style="solid" style:text-underline-color="font-color"/>
    </style:style>
    <style:style style:name="T61_114" style:family="text"/>
    <style:style style:name="T61_115" style:family="text">
      <style:text-properties fo:color="#1155cc" style:text-underline-style="solid" style:text-underline-color="font-color"/>
    </style:style>
    <style:style style:name="T61_116" style:family="text"/>
    <style:style style:name="T61_117" style:family="text">
      <style:text-properties fo:color="#1155cc" style:text-underline-style="solid" style:text-underline-color="font-color"/>
    </style:style>
    <style:style style:name="T61_118" style:family="text"/>
    <style:style style:name="T61_119" style:family="text">
      <style:text-properties fo:color="#1155cc" style:text-underline-style="solid" style:text-underline-color="font-color"/>
    </style:style>
    <style:style style:name="T61_120" style:family="text"/>
    <style:style style:name="T61_121" style:family="text">
      <style:text-properties fo:color="#1155cc" style:text-underline-style="solid" style:text-underline-color="font-color"/>
    </style:style>
    <style:style style:name="T61_122" style:family="text"/>
    <style:style style:name="T61_123" style:family="text">
      <style:text-properties fo:color="#1155cc" style:text-underline-style="solid" style:text-underline-color="font-color"/>
    </style:style>
    <style:style style:name="T61_124" style:family="text"/>
    <style:style style:name="T61_125" style:family="text">
      <style:text-properties fo:color="#1155cc" style:text-underline-style="solid" style:text-underline-color="font-color"/>
    </style:style>
    <style:style style:name="T61_126" style:family="text"/>
    <style:style style:name="T61_127" style:family="text">
      <style:text-properties fo:color="#1155cc" style:text-underline-style="solid" style:text-underline-color="font-color"/>
    </style:style>
    <style:style style:name="T61_128" style:family="text"/>
    <style:style style:name="T61_129" style:family="text">
      <style:text-properties fo:color="#1155cc" style:text-underline-style="solid" style:text-underline-color="font-color"/>
    </style:style>
    <style:style style:name="T61_130" style:family="text"/>
    <style:style style:name="T61_131" style:family="text">
      <style:text-properties fo:color="#1155cc" style:text-underline-style="solid" style:text-underline-color="font-color"/>
    </style:style>
    <style:style style:name="T61_132" style:family="text"/>
    <style:style style:name="T61_133" style:family="text">
      <style:text-properties fo:color="#1155cc" style:text-underline-style="solid" style:text-underline-color="font-color"/>
    </style:style>
    <style:style style:name="T61_134" style:family="text"/>
    <style:style style:name="T61_135" style:family="text">
      <style:text-properties fo:color="#1155cc" style:text-underline-style="solid" style:text-underline-color="font-color"/>
    </style:style>
    <style:style style:name="T61_136" style:family="text"/>
    <style:style style:name="T61_137" style:family="text">
      <style:text-properties fo:color="#1155cc" style:text-underline-style="solid" style:text-underline-color="font-color"/>
    </style:style>
    <style:style style:name="T61_138" style:family="text"/>
    <style:style style:name="T61_139" style:family="text">
      <style:text-properties fo:color="#1155cc" style:text-underline-style="solid" style:text-underline-color="font-color"/>
    </style:style>
    <style:style style:name="T61_140" style:family="text"/>
    <style:style style:name="T61_141" style:family="text">
      <style:text-properties fo:color="#1155cc" style:text-underline-style="solid" style:text-underline-color="font-color"/>
    </style:style>
    <style:style style:name="T61_142" style:family="text"/>
    <style:style style:name="T61_143" style:family="text">
      <style:text-properties fo:color="#1155cc" style:text-underline-style="solid" style:text-underline-color="font-color"/>
    </style:style>
    <style:style style:name="T61_144" style:family="text"/>
    <style:style style:name="T61_145" style:family="text">
      <style:text-properties fo:color="#1155cc" style:text-underline-style="solid" style:text-underline-color="font-color"/>
    </style:style>
    <style:style style:name="T61_146" style:family="text"/>
    <style:style style:name="T61_147" style:family="text">
      <style:text-properties fo:color="#1155cc" style:text-underline-style="solid" style:text-underline-color="font-color"/>
    </style:style>
    <style:style style:name="T61_148" style:family="text"/>
    <style:style style:name="T61_149" style:family="text">
      <style:text-properties fo:color="#1155cc" style:text-underline-style="solid" style:text-underline-color="font-color"/>
    </style:style>
    <style:style style:name="T61_150" style:family="text"/>
    <style:style style:name="T61_151" style:family="text">
      <style:text-properties fo:color="#1155cc" style:text-underline-style="solid" style:text-underline-color="font-color"/>
    </style:style>
    <style:style style:name="T61_152" style:family="text"/>
    <style:style style:name="T61_153" style:family="text">
      <style:text-properties fo:color="#1155cc" style:text-underline-style="solid" style:text-underline-color="font-color"/>
    </style:style>
    <style:style style:name="T61_154" style:family="text"/>
    <style:style style:name="T61_155" style:family="text">
      <style:text-properties fo:color="#1155cc" style:text-underline-style="solid" style:text-underline-color="font-color"/>
    </style:style>
    <style:style style:name="T61_156" style:family="text"/>
    <style:style style:name="T61_157" style:family="text">
      <style:text-properties fo:color="#1155cc" style:text-underline-style="solid" style:text-underline-color="font-color"/>
    </style:style>
    <style:style style:name="T61_158" style:family="text"/>
    <style:style style:name="T61_159" style:family="text">
      <style:text-properties fo:color="#1155cc" style:text-underline-style="solid" style:text-underline-color="font-color"/>
    </style:style>
    <style:style style:name="T61_160" style:family="text"/>
    <style:style style:name="T61_161" style:family="text">
      <style:text-properties fo:color="#1155cc" style:text-underline-style="solid" style:text-underline-color="font-color"/>
    </style:style>
    <style:style style:name="T61_162" style:family="text"/>
    <style:style style:name="T61_163" style:family="text">
      <style:text-properties fo:color="#1155cc" style:text-underline-style="solid" style:text-underline-color="font-color"/>
    </style:style>
    <style:style style:name="T61_164" style:family="text"/>
    <style:style style:name="T61_165" style:family="text">
      <style:text-properties fo:color="#1155cc" style:text-underline-style="solid" style:text-underline-color="font-color"/>
    </style:style>
    <style:style style:name="T61_166" style:family="text"/>
    <style:style style:name="T61_167" style:family="text">
      <style:text-properties fo:color="#1155cc" style:text-underline-style="solid" style:text-underline-color="font-color"/>
    </style:style>
    <style:style style:name="T61_168" style:family="text"/>
    <style:style style:name="T61_169" style:family="text">
      <style:text-properties fo:color="#1155cc" style:text-underline-style="solid" style:text-underline-color="font-color"/>
    </style:style>
    <style:style style:name="T61_170" style:family="text"/>
    <style:style style:name="T61_171" style:family="text">
      <style:text-properties fo:color="#1155cc" style:text-underline-style="solid" style:text-underline-color="font-color"/>
    </style:style>
    <style:style style:name="T61_172" style:family="text"/>
    <style:style style:name="T61_173" style:family="text">
      <style:text-properties fo:color="#1155cc" style:text-underline-style="solid" style:text-underline-color="font-color"/>
    </style:style>
    <style:style style:name="T61_174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>
      <style:text-properties fo:color="#1155cc" style:text-underline-style="solid" style:text-underline-color="font-color"/>
    </style:style>
    <style:style style:name="T62_6" style:family="text"/>
    <style:style style:name="T62_7" style:family="text">
      <style:text-properties fo:color="#1155cc" style:text-underline-style="solid" style:text-underline-color="font-color"/>
    </style:style>
    <style:style style:name="T62_8" style:family="text"/>
    <style:style style:name="T62_9" style:family="text">
      <style:text-properties fo:color="#1155cc" style:text-underline-style="solid" style:text-underline-color="font-color"/>
    </style:style>
    <style:style style:name="T62_10" style:family="text"/>
    <style:style style:name="T62_11" style:family="text">
      <style:text-properties fo:color="#1155cc" style:text-underline-style="solid" style:text-underline-color="font-color"/>
    </style:style>
    <style:style style:name="T62_12" style:family="text"/>
    <style:style style:name="T62_13" style:family="text">
      <style:text-properties fo:color="#1155cc" style:text-underline-style="solid" style:text-underline-color="font-color"/>
    </style:style>
    <style:style style:name="T62_14" style:family="text"/>
    <style:style style:name="T62_15" style:family="text">
      <style:text-properties fo:color="#1155cc" style:text-underline-style="solid" style:text-underline-color="font-color"/>
    </style:style>
    <style:style style:name="T62_16" style:family="text"/>
    <style:style style:name="T62_17" style:family="text">
      <style:text-properties fo:color="#1155cc" style:text-underline-style="solid" style:text-underline-color="font-color"/>
    </style:style>
    <style:style style:name="T62_18" style:family="text"/>
    <style:style style:name="T62_19" style:family="text">
      <style:text-properties fo:color="#1155cc" style:text-underline-style="solid" style:text-underline-color="font-color"/>
    </style:style>
    <style:style style:name="T62_20" style:family="text"/>
    <style:style style:name="T62_21" style:family="text">
      <style:text-properties fo:color="#1155cc" style:text-underline-style="solid" style:text-underline-color="font-color"/>
    </style:style>
    <style:style style:name="T62_22" style:family="text"/>
    <style:style style:name="T62_23" style:family="text">
      <style:text-properties fo:color="#1155cc" style:text-underline-style="solid" style:text-underline-color="font-color"/>
    </style:style>
    <style:style style:name="T62_24" style:family="text"/>
    <style:style style:name="T62_25" style:family="text">
      <style:text-properties fo:color="#1155cc" style:text-underline-style="solid" style:text-underline-color="font-color"/>
    </style:style>
    <style:style style:name="T62_26" style:family="text"/>
    <style:style style:name="T62_27" style:family="text">
      <style:text-properties fo:color="#1155cc" style:text-underline-style="solid" style:text-underline-color="font-color"/>
    </style:style>
    <style:style style:name="T62_28" style:family="text"/>
    <style:style style:name="T62_29" style:family="text">
      <style:text-properties fo:color="#1155cc" style:text-underline-style="solid" style:text-underline-color="font-color"/>
    </style:style>
    <style:style style:name="T62_30" style:family="text"/>
    <style:style style:name="T62_31" style:family="text">
      <style:text-properties fo:color="#1155cc" style:text-underline-style="solid" style:text-underline-color="font-color"/>
    </style:style>
    <style:style style:name="T62_32" style:family="text"/>
    <style:style style:name="T62_33" style:family="text">
      <style:text-properties fo:color="#1155cc" style:text-underline-style="solid" style:text-underline-color="font-color"/>
    </style:style>
    <style:style style:name="T62_34" style:family="text"/>
    <style:style style:name="T62_35" style:family="text">
      <style:text-properties fo:color="#1155cc" style:text-underline-style="solid" style:text-underline-color="font-color"/>
    </style:style>
    <style:style style:name="T62_36" style:family="text"/>
    <style:style style:name="T62_37" style:family="text">
      <style:text-properties fo:color="#1155cc" style:text-underline-style="solid" style:text-underline-color="font-color"/>
    </style:style>
    <style:style style:name="T62_38" style:family="text"/>
    <style:style style:name="T62_39" style:family="text">
      <style:text-properties fo:color="#1155cc" style:text-underline-style="solid" style:text-underline-color="font-color"/>
    </style:style>
    <style:style style:name="T62_40" style:family="text"/>
    <style:style style:name="T62_41" style:family="text">
      <style:text-properties fo:color="#1155cc" style:text-underline-style="solid" style:text-underline-color="font-color"/>
    </style:style>
    <style:style style:name="T62_42" style:family="text"/>
    <style:style style:name="T62_43" style:family="text">
      <style:text-properties fo:color="#1155cc" style:text-underline-style="solid" style:text-underline-color="font-color"/>
    </style:style>
    <style:style style:name="T62_44" style:family="text"/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>
      <style:text-properties fo:color="#1155cc" style:text-underline-style="solid" style:text-underline-color="font-color"/>
    </style:style>
    <style:style style:name="T63_6" style:family="text"/>
    <style:style style:name="T63_7" style:family="text">
      <style:text-properties fo:color="#1155cc" style:text-underline-style="solid" style:text-underline-color="font-color"/>
    </style:style>
    <style:style style:name="T63_8" style:family="text"/>
    <style:style style:name="T63_9" style:family="text">
      <style:text-properties fo:color="#1155cc" style:text-underline-style="solid" style:text-underline-color="font-color"/>
    </style:style>
    <style:style style:name="T63_10" style:family="text"/>
    <style:style style:name="T63_11" style:family="text">
      <style:text-properties fo:color="#1155cc" style:text-underline-style="solid" style:text-underline-color="font-color"/>
    </style:style>
    <style:style style:name="T63_12" style:family="text"/>
    <style:style style:name="T63_13" style:family="text">
      <style:text-properties fo:color="#1155cc" style:text-underline-style="solid" style:text-underline-color="font-color"/>
    </style:style>
    <style:style style:name="T63_14" style:family="text"/>
    <style:style style:name="T63_15" style:family="text">
      <style:text-properties fo:color="#1155cc" style:text-underline-style="solid" style:text-underline-color="font-color"/>
    </style:style>
    <style:style style:name="T63_16" style:family="text"/>
    <style:style style:name="T63_17" style:family="text">
      <style:text-properties fo:color="#1155cc" style:text-underline-style="solid" style:text-underline-color="font-color"/>
    </style:style>
    <style:style style:name="T63_18" style:family="text"/>
    <style:style style:name="T63_19" style:family="text">
      <style:text-properties fo:color="#1155cc" style:text-underline-style="solid" style:text-underline-color="font-color"/>
    </style:style>
    <style:style style:name="T63_20" style:family="text"/>
    <style:style style:name="T63_21" style:family="text">
      <style:text-properties fo:color="#1155cc" style:text-underline-style="solid" style:text-underline-color="font-color"/>
    </style:style>
    <style:style style:name="T63_22" style:family="text"/>
    <style:style style:name="T63_23" style:family="text">
      <style:text-properties fo:color="#1155cc" style:text-underline-style="solid" style:text-underline-color="font-color"/>
    </style:style>
    <style:style style:name="T63_24" style:family="text"/>
    <style:style style:name="T63_25" style:family="text">
      <style:text-properties fo:color="#1155cc" style:text-underline-style="solid" style:text-underline-color="font-color"/>
    </style:style>
    <style:style style:name="T63_26" style:family="text"/>
    <style:style style:name="T63_27" style:family="text">
      <style:text-properties fo:color="#1155cc" style:text-underline-style="solid" style:text-underline-color="font-color"/>
    </style:style>
    <style:style style:name="T63_28" style:family="text"/>
    <style:style style:name="T63_29" style:family="text">
      <style:text-properties fo:color="#1155cc" style:text-underline-style="solid" style:text-underline-color="font-color"/>
    </style:style>
    <style:style style:name="T63_30" style:family="text"/>
    <style:style style:name="T63_31" style:family="text">
      <style:text-properties fo:color="#1155cc" style:text-underline-style="solid" style:text-underline-color="font-color"/>
    </style:style>
    <style:style style:name="T63_32" style:family="text"/>
    <style:style style:name="T63_33" style:family="text">
      <style:text-properties fo:color="#1155cc" style:text-underline-style="solid" style:text-underline-color="font-color"/>
    </style:style>
    <style:style style:name="T63_34" style:family="text"/>
    <style:style style:name="T63_35" style:family="text">
      <style:text-properties fo:color="#1155cc" style:text-underline-style="solid" style:text-underline-color="font-color"/>
    </style:style>
    <style:style style:name="T63_36" style:family="text"/>
    <style:style style:name="T63_37" style:family="text">
      <style:text-properties fo:color="#1155cc" style:text-underline-style="solid" style:text-underline-color="font-color"/>
    </style:style>
    <style:style style:name="T63_38" style:family="text"/>
    <style:style style:name="T63_39" style:family="text">
      <style:text-properties fo:color="#1155cc" style:text-underline-style="solid" style:text-underline-color="font-color"/>
    </style:style>
    <style:style style:name="T63_40" style:family="text"/>
    <style:style style:name="T63_41" style:family="text">
      <style:text-properties fo:color="#1155cc" style:text-underline-style="solid" style:text-underline-color="font-color"/>
    </style:style>
    <style:style style:name="T63_42" style:family="text"/>
    <style:style style:name="T63_43" style:family="text">
      <style:text-properties fo:color="#1155cc" style:text-underline-style="solid" style:text-underline-color="font-color"/>
    </style:style>
    <style:style style:name="T63_44" style:family="text"/>
    <style:style style:name="T63_45" style:family="text"/>
    <style:style style:name="T63_46" style:family="text"/>
    <style:style style:name="T63_47" style:family="text"/>
    <style:style style:name="T63_48" style:family="text">
      <style:text-properties fo:color="#1155cc" style:text-underline-style="solid" style:text-underline-color="font-color"/>
    </style:style>
    <style:style style:name="T63_49" style:family="text"/>
    <style:style style:name="T63_50" style:family="text">
      <style:text-properties fo:color="#1155cc" style:text-underline-style="solid" style:text-underline-color="font-color"/>
    </style:style>
    <style:style style:name="T63_51" style:family="text"/>
    <style:style style:name="T63_52" style:family="text">
      <style:text-properties fo:color="#1155cc" style:text-underline-style="solid" style:text-underline-color="font-color"/>
    </style:style>
    <style:style style:name="T63_53" style:family="text"/>
    <style:style style:name="T63_54" style:family="text">
      <style:text-properties fo:color="#1155cc" style:text-underline-style="solid" style:text-underline-color="font-color"/>
    </style:style>
    <style:style style:name="T63_55" style:family="text"/>
    <style:style style:name="T63_56" style:family="text">
      <style:text-properties fo:color="#1155cc" style:text-underline-style="solid" style:text-underline-color="font-color"/>
    </style:style>
    <style:style style:name="T63_57" style:family="text"/>
    <style:style style:name="T63_58" style:family="text">
      <style:text-properties fo:color="#1155cc" style:text-underline-style="solid" style:text-underline-color="font-color"/>
    </style:style>
    <style:style style:name="T63_59" style:family="text"/>
    <style:style style:name="T63_60" style:family="text">
      <style:text-properties fo:color="#1155cc" style:text-underline-style="solid" style:text-underline-color="font-color"/>
    </style:style>
    <style:style style:name="T63_61" style:family="text"/>
    <style:style style:name="T63_62" style:family="text">
      <style:text-properties fo:color="#1155cc" style:text-underline-style="solid" style:text-underline-color="font-color"/>
    </style:style>
    <style:style style:name="T63_63" style:family="text"/>
    <style:style style:name="T63_64" style:family="text">
      <style:text-properties fo:color="#1155cc" style:text-underline-style="solid" style:text-underline-color="font-color"/>
    </style:style>
    <style:style style:name="T63_65" style:family="text"/>
    <style:style style:name="T63_66" style:family="text">
      <style:text-properties fo:color="#1155cc" style:text-underline-style="solid" style:text-underline-color="font-color"/>
    </style:style>
    <style:style style:name="T63_67" style:family="text"/>
    <style:style style:name="T63_68" style:family="text">
      <style:text-properties fo:color="#1155cc" style:text-underline-style="solid" style:text-underline-color="font-color"/>
    </style:style>
    <style:style style:name="T63_69" style:family="text"/>
    <style:style style:name="T63_70" style:family="text">
      <style:text-properties fo:color="#1155cc" style:text-underline-style="solid" style:text-underline-color="font-color"/>
    </style:style>
    <style:style style:name="T63_71" style:family="text"/>
    <style:style style:name="T63_72" style:family="text">
      <style:text-properties fo:color="#1155cc" style:text-underline-style="solid" style:text-underline-color="font-color"/>
    </style:style>
    <style:style style:name="T63_73" style:family="text"/>
    <style:style style:name="T63_74" style:family="text">
      <style:text-properties fo:color="#1155cc" style:text-underline-style="solid" style:text-underline-color="font-color"/>
    </style:style>
    <style:style style:name="T63_75" style:family="text"/>
    <style:style style:name="T63_76" style:family="text">
      <style:text-properties fo:color="#1155cc" style:text-underline-style="solid" style:text-underline-color="font-color"/>
    </style:style>
    <style:style style:name="T63_77" style:family="text"/>
    <style:style style:name="T63_78" style:family="text">
      <style:text-properties fo:color="#1155cc" style:text-underline-style="solid" style:text-underline-color="font-color"/>
    </style:style>
    <style:style style:name="T63_79" style:family="text"/>
    <style:style style:name="T63_80" style:family="text">
      <style:text-properties fo:color="#1155cc" style:text-underline-style="solid" style:text-underline-color="font-color"/>
    </style:style>
    <style:style style:name="T63_81" style:family="text"/>
    <style:style style:name="T63_82" style:family="text">
      <style:text-properties fo:color="#1155cc" style:text-underline-style="solid" style:text-underline-color="font-color"/>
    </style:style>
    <style:style style:name="T63_83" style:family="text"/>
    <style:style style:name="T63_84" style:family="text">
      <style:text-properties fo:color="#1155cc" style:text-underline-style="solid" style:text-underline-color="font-color"/>
    </style:style>
    <style:style style:name="T63_85" style:family="text"/>
    <style:style style:name="T63_86" style:family="text">
      <style:text-properties fo:color="#1155cc" style:text-underline-style="solid" style:text-underline-color="font-color"/>
    </style:style>
    <style:style style:name="T63_87" style:family="text"/>
    <style:style style:name="T63_88" style:family="text">
      <style:text-properties fo:color="#1155cc" style:text-underline-style="solid" style:text-underline-color="font-color"/>
    </style:style>
    <style:style style:name="T63_89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>
      <style:text-properties fo:color="#1155cc" style:text-underline-style="solid" style:text-underline-color="font-color"/>
    </style:style>
    <style:style style:name="T64_6" style:family="text"/>
    <style:style style:name="T64_7" style:family="text">
      <style:text-properties fo:color="#1155cc" style:text-underline-style="solid" style:text-underline-color="font-color"/>
    </style:style>
    <style:style style:name="T64_8" style:family="text"/>
    <style:style style:name="T64_9" style:family="text">
      <style:text-properties fo:color="#1155cc" style:text-underline-style="solid" style:text-underline-color="font-color"/>
    </style:style>
    <style:style style:name="T64_10" style:family="text"/>
    <style:style style:name="T64_11" style:family="text">
      <style:text-properties fo:color="#1155cc" style:text-underline-style="solid" style:text-underline-color="font-color"/>
    </style:style>
    <style:style style:name="T64_12" style:family="text"/>
    <style:style style:name="T64_13" style:family="text">
      <style:text-properties fo:color="#1155cc" style:text-underline-style="solid" style:text-underline-color="font-color"/>
    </style:style>
    <style:style style:name="T64_14" style:family="text"/>
    <style:style style:name="T64_15" style:family="text">
      <style:text-properties fo:color="#1155cc" style:text-underline-style="solid" style:text-underline-color="font-color"/>
    </style:style>
    <style:style style:name="T64_16" style:family="text"/>
    <style:style style:name="T64_17" style:family="text">
      <style:text-properties fo:color="#1155cc" style:text-underline-style="solid" style:text-underline-color="font-color"/>
    </style:style>
    <style:style style:name="T64_18" style:family="text"/>
    <style:style style:name="T64_19" style:family="text">
      <style:text-properties fo:color="#1155cc" style:text-underline-style="solid" style:text-underline-color="font-color"/>
    </style:style>
    <style:style style:name="T64_20" style:family="text"/>
    <style:style style:name="T64_21" style:family="text">
      <style:text-properties fo:color="#1155cc" style:text-underline-style="solid" style:text-underline-color="font-color"/>
    </style:style>
    <style:style style:name="T64_22" style:family="text"/>
    <style:style style:name="T64_23" style:family="text">
      <style:text-properties fo:color="#1155cc" style:text-underline-style="solid" style:text-underline-color="font-color"/>
    </style:style>
    <style:style style:name="T64_24" style:family="text"/>
    <style:style style:name="T64_25" style:family="text">
      <style:text-properties fo:color="#1155cc" style:text-underline-style="solid" style:text-underline-color="font-color"/>
    </style:style>
    <style:style style:name="T64_26" style:family="text"/>
    <style:style style:name="T64_27" style:family="text">
      <style:text-properties fo:color="#1155cc" style:text-underline-style="solid" style:text-underline-color="font-color"/>
    </style:style>
    <style:style style:name="T64_28" style:family="text"/>
    <style:style style:name="T64_29" style:family="text">
      <style:text-properties fo:color="#1155cc" style:text-underline-style="solid" style:text-underline-color="font-color"/>
    </style:style>
    <style:style style:name="T64_30" style:family="text"/>
    <style:style style:name="T64_31" style:family="text">
      <style:text-properties fo:color="#1155cc" style:text-underline-style="solid" style:text-underline-color="font-color"/>
    </style:style>
    <style:style style:name="T64_32" style:family="text"/>
    <style:style style:name="T64_33" style:family="text">
      <style:text-properties fo:color="#1155cc" style:text-underline-style="solid" style:text-underline-color="font-color"/>
    </style:style>
    <style:style style:name="T64_34" style:family="text"/>
    <style:style style:name="T64_35" style:family="text">
      <style:text-properties fo:color="#1155cc" style:text-underline-style="solid" style:text-underline-color="font-color"/>
    </style:style>
    <style:style style:name="T64_36" style:family="text"/>
    <style:style style:name="T64_37" style:family="text">
      <style:text-properties fo:color="#1155cc" style:text-underline-style="solid" style:text-underline-color="font-color"/>
    </style:style>
    <style:style style:name="T64_38" style:family="text"/>
    <style:style style:name="T64_39" style:family="text">
      <style:text-properties fo:color="#1155cc" style:text-underline-style="solid" style:text-underline-color="font-color"/>
    </style:style>
    <style:style style:name="T64_40" style:family="text"/>
    <style:style style:name="T64_41" style:family="text">
      <style:text-properties fo:color="#1155cc" style:text-underline-style="solid" style:text-underline-color="font-color"/>
    </style:style>
    <style:style style:name="T64_42" style:family="text"/>
    <style:style style:name="T64_43" style:family="text">
      <style:text-properties fo:color="#1155cc" style:text-underline-style="solid" style:text-underline-color="font-color"/>
    </style:style>
    <style:style style:name="T64_44" style:family="text"/>
    <style:style style:name="T64_45" style:family="text">
      <style:text-properties fo:color="#1155cc" style:text-underline-style="solid" style:text-underline-color="font-color"/>
    </style:style>
    <style:style style:name="T64_46" style:family="text"/>
    <style:style style:name="T64_47" style:family="text">
      <style:text-properties fo:color="#1155cc" style:text-underline-style="solid" style:text-underline-color="font-color"/>
    </style:style>
    <style:style style:name="T64_48" style:family="text"/>
    <style:style style:name="T64_49" style:family="text"/>
    <style:style style:name="T64_50" style:family="text"/>
    <style:style style:name="T64_51" style:family="text"/>
    <style:style style:name="T64_52" style:family="text">
      <style:text-properties fo:color="#1155cc" style:text-underline-style="solid" style:text-underline-color="font-color"/>
    </style:style>
    <style:style style:name="T64_53" style:family="text"/>
    <style:style style:name="T64_54" style:family="text">
      <style:text-properties fo:color="#1155cc" style:text-underline-style="solid" style:text-underline-color="font-color"/>
    </style:style>
    <style:style style:name="T64_55" style:family="text"/>
    <style:style style:name="T64_56" style:family="text">
      <style:text-properties fo:color="#1155cc" style:text-underline-style="solid" style:text-underline-color="font-color"/>
    </style:style>
    <style:style style:name="T64_57" style:family="text"/>
    <style:style style:name="T64_58" style:family="text">
      <style:text-properties fo:color="#1155cc" style:text-underline-style="solid" style:text-underline-color="font-color"/>
    </style:style>
    <style:style style:name="T64_59" style:family="text"/>
    <style:style style:name="T64_60" style:family="text">
      <style:text-properties fo:color="#1155cc" style:text-underline-style="solid" style:text-underline-color="font-color"/>
    </style:style>
    <style:style style:name="T64_61" style:family="text"/>
    <style:style style:name="T64_62" style:family="text">
      <style:text-properties fo:color="#1155cc" style:text-underline-style="solid" style:text-underline-color="font-color"/>
    </style:style>
    <style:style style:name="T64_63" style:family="text"/>
    <style:style style:name="T64_64" style:family="text">
      <style:text-properties fo:color="#1155cc" style:text-underline-style="solid" style:text-underline-color="font-color"/>
    </style:style>
    <style:style style:name="T64_65" style:family="text"/>
    <style:style style:name="T64_66" style:family="text">
      <style:text-properties fo:color="#1155cc" style:text-underline-style="solid" style:text-underline-color="font-color"/>
    </style:style>
    <style:style style:name="T64_67" style:family="text"/>
    <style:style style:name="T64_68" style:family="text">
      <style:text-properties fo:color="#1155cc" style:text-underline-style="solid" style:text-underline-color="font-color"/>
    </style:style>
    <style:style style:name="T64_69" style:family="text"/>
    <style:style style:name="T64_70" style:family="text">
      <style:text-properties fo:color="#1155cc" style:text-underline-style="solid" style:text-underline-color="font-color"/>
    </style:style>
    <style:style style:name="T64_71" style:family="text"/>
    <style:style style:name="T64_72" style:family="text">
      <style:text-properties fo:color="#1155cc" style:text-underline-style="solid" style:text-underline-color="font-color"/>
    </style:style>
    <style:style style:name="T64_73" style:family="text"/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>
      <style:text-properties fo:color="#1155cc" style:text-underline-style="solid" style:text-underline-color="font-color"/>
    </style:style>
    <style:style style:name="T65_6" style:family="text"/>
    <style:style style:name="T65_7" style:family="text">
      <style:text-properties fo:color="#1155cc" style:text-underline-style="solid" style:text-underline-color="font-color"/>
    </style:style>
    <style:style style:name="T65_8" style:family="text"/>
    <style:style style:name="T65_9" style:family="text">
      <style:text-properties fo:color="#1155cc" style:text-underline-style="solid" style:text-underline-color="font-color"/>
    </style:style>
    <style:style style:name="T65_10" style:family="text"/>
    <style:style style:name="T65_11" style:family="text">
      <style:text-properties fo:color="#1155cc" style:text-underline-style="solid" style:text-underline-color="font-color"/>
    </style:style>
    <style:style style:name="T65_12" style:family="text"/>
    <style:style style:name="T65_13" style:family="text">
      <style:text-properties fo:color="#1155cc" style:text-underline-style="solid" style:text-underline-color="font-color"/>
    </style:style>
    <style:style style:name="T65_14" style:family="text"/>
    <style:style style:name="T65_15" style:family="text">
      <style:text-properties fo:color="#1155cc" style:text-underline-style="solid" style:text-underline-color="font-color"/>
    </style:style>
    <style:style style:name="T65_16" style:family="text"/>
    <style:style style:name="T65_17" style:family="text">
      <style:text-properties fo:color="#1155cc" style:text-underline-style="solid" style:text-underline-color="font-color"/>
    </style:style>
    <style:style style:name="T65_18" style:family="text"/>
    <style:style style:name="T65_19" style:family="text">
      <style:text-properties fo:color="#1155cc" style:text-underline-style="solid" style:text-underline-color="font-color"/>
    </style:style>
    <style:style style:name="T65_20" style:family="text"/>
    <style:style style:name="T65_21" style:family="text">
      <style:text-properties fo:color="#1155cc" style:text-underline-style="solid" style:text-underline-color="font-color"/>
    </style:style>
    <style:style style:name="T65_22" style:family="text"/>
    <style:style style:name="T65_23" style:family="text">
      <style:text-properties fo:color="#1155cc" style:text-underline-style="solid" style:text-underline-color="font-color"/>
    </style:style>
    <style:style style:name="T65_24" style:family="text"/>
    <style:style style:name="T65_25" style:family="text">
      <style:text-properties fo:color="#1155cc" style:text-underline-style="solid" style:text-underline-color="font-color"/>
    </style:style>
    <style:style style:name="T65_26" style:family="text"/>
    <style:style style:name="T65_27" style:family="text">
      <style:text-properties fo:color="#1155cc" style:text-underline-style="solid" style:text-underline-color="font-color"/>
    </style:style>
    <style:style style:name="T65_28" style:family="text"/>
    <style:style style:name="T65_29" style:family="text">
      <style:text-properties fo:color="#1155cc" style:text-underline-style="solid" style:text-underline-color="font-color"/>
    </style:style>
    <style:style style:name="T65_30" style:family="text"/>
    <style:style style:name="T65_31" style:family="text">
      <style:text-properties fo:color="#1155cc" style:text-underline-style="solid" style:text-underline-color="font-color"/>
    </style:style>
    <style:style style:name="T65_32" style:family="text"/>
    <style:style style:name="T65_33" style:family="text">
      <style:text-properties fo:color="#1155cc" style:text-underline-style="solid" style:text-underline-color="font-color"/>
    </style:style>
    <style:style style:name="T65_34" style:family="text"/>
    <style:style style:name="T65_35" style:family="text">
      <style:text-properties fo:color="#1155cc" style:text-underline-style="solid" style:text-underline-color="font-color"/>
    </style:style>
    <style:style style:name="T65_36" style:family="text"/>
    <style:style style:name="T65_37" style:family="text">
      <style:text-properties fo:color="#1155cc" style:text-underline-style="solid" style:text-underline-color="font-color"/>
    </style:style>
    <style:style style:name="T65_38" style:family="text"/>
    <style:style style:name="T65_39" style:family="text">
      <style:text-properties fo:color="#1155cc" style:text-underline-style="solid" style:text-underline-color="font-color"/>
    </style:style>
    <style:style style:name="T65_40" style:family="text"/>
    <style:style style:name="T65_41" style:family="text">
      <style:text-properties fo:color="#1155cc" style:text-underline-style="solid" style:text-underline-color="font-color"/>
    </style:style>
    <style:style style:name="T65_42" style:family="text"/>
    <style:style style:name="T65_43" style:family="text">
      <style:text-properties fo:color="#1155cc" style:text-underline-style="solid" style:text-underline-color="font-color"/>
    </style:style>
    <style:style style:name="T65_44" style:family="text"/>
    <style:style style:name="T65_45" style:family="text"/>
    <style:style style:name="T65_46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>
      <style:text-properties fo:color="#1155cc" style:text-underline-style="solid" style:text-underline-color="font-color"/>
    </style:style>
    <style:style style:name="T66_6" style:family="text"/>
    <style:style style:name="T66_7" style:family="text">
      <style:text-properties fo:color="#1155cc" style:text-underline-style="solid" style:text-underline-color="font-color"/>
    </style:style>
    <style:style style:name="T66_8" style:family="text"/>
    <style:style style:name="T66_9" style:family="text">
      <style:text-properties fo:color="#1155cc" style:text-underline-style="solid" style:text-underline-color="font-color"/>
    </style:style>
    <style:style style:name="T66_10" style:family="text"/>
    <style:style style:name="T66_11" style:family="text">
      <style:text-properties fo:color="#1155cc" style:text-underline-style="solid" style:text-underline-color="font-color"/>
    </style:style>
    <style:style style:name="T66_12" style:family="text"/>
    <style:style style:name="T66_13" style:family="text">
      <style:text-properties fo:color="#1155cc" style:text-underline-style="solid" style:text-underline-color="font-color"/>
    </style:style>
    <style:style style:name="T66_14" style:family="text"/>
    <style:style style:name="T66_15" style:family="text">
      <style:text-properties fo:color="#1155cc" style:text-underline-style="solid" style:text-underline-color="font-color"/>
    </style:style>
    <style:style style:name="T66_16" style:family="text"/>
    <style:style style:name="T66_17" style:family="text">
      <style:text-properties fo:color="#1155cc" style:text-underline-style="solid" style:text-underline-color="font-color"/>
    </style:style>
    <style:style style:name="T66_18" style:family="text"/>
    <style:style style:name="T66_19" style:family="text">
      <style:text-properties fo:color="#1155cc" style:text-underline-style="solid" style:text-underline-color="font-color"/>
    </style:style>
    <style:style style:name="T66_20" style:family="text"/>
    <style:style style:name="T66_21" style:family="text">
      <style:text-properties fo:color="#1155cc" style:text-underline-style="solid" style:text-underline-color="font-color"/>
    </style:style>
    <style:style style:name="T66_22" style:family="text"/>
    <style:style style:name="T66_23" style:family="text">
      <style:text-properties fo:color="#1155cc" style:text-underline-style="solid" style:text-underline-color="font-color"/>
    </style:style>
    <style:style style:name="T66_24" style:family="text"/>
    <style:style style:name="T66_25" style:family="text">
      <style:text-properties fo:color="#1155cc" style:text-underline-style="solid" style:text-underline-color="font-color"/>
    </style:style>
    <style:style style:name="T66_26" style:family="text"/>
    <style:style style:name="T66_27" style:family="text">
      <style:text-properties fo:color="#1155cc" style:text-underline-style="solid" style:text-underline-color="font-color"/>
    </style:style>
    <style:style style:name="T66_28" style:family="text"/>
    <style:style style:name="T66_29" style:family="text">
      <style:text-properties fo:color="#1155cc" style:text-underline-style="solid" style:text-underline-color="font-color"/>
    </style:style>
    <style:style style:name="T66_30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>
      <style:text-properties fo:color="#1155cc" style:text-underline-style="solid" style:text-underline-color="font-color"/>
    </style:style>
    <style:style style:name="T67_6" style:family="text"/>
    <style:style style:name="T67_7" style:family="text">
      <style:text-properties fo:color="#1155cc" style:text-underline-style="solid" style:text-underline-color="font-color"/>
    </style:style>
    <style:style style:name="T67_8" style:family="text"/>
    <style:style style:name="T67_9" style:family="text">
      <style:text-properties fo:color="#1155cc" style:text-underline-style="solid" style:text-underline-color="font-color"/>
    </style:style>
    <style:style style:name="T67_10" style:family="text"/>
    <style:style style:name="T67_11" style:family="text">
      <style:text-properties fo:color="#1155cc" style:text-underline-style="solid" style:text-underline-color="font-color"/>
    </style:style>
    <style:style style:name="T67_12" style:family="text"/>
    <style:style style:name="T67_13" style:family="text">
      <style:text-properties fo:color="#1155cc" style:text-underline-style="solid" style:text-underline-color="font-color"/>
    </style:style>
    <style:style style:name="T67_14" style:family="text"/>
    <style:style style:name="T67_15" style:family="text">
      <style:text-properties fo:color="#1155cc" style:text-underline-style="solid" style:text-underline-color="font-color"/>
    </style:style>
    <style:style style:name="T67_16" style:family="text"/>
    <style:style style:name="T67_17" style:family="text">
      <style:text-properties fo:color="#1155cc" style:text-underline-style="solid" style:text-underline-color="font-color"/>
    </style:style>
    <style:style style:name="T67_18" style:family="text"/>
    <style:style style:name="T67_19" style:family="text">
      <style:text-properties fo:color="#1155cc" style:text-underline-style="solid" style:text-underline-color="font-color"/>
    </style:style>
    <style:style style:name="T67_20" style:family="text"/>
    <style:style style:name="T67_21" style:family="text">
      <style:text-properties fo:color="#1155cc" style:text-underline-style="solid" style:text-underline-color="font-color"/>
    </style:style>
    <style:style style:name="T67_22" style:family="text"/>
    <style:style style:name="T67_23" style:family="text">
      <style:text-properties fo:color="#1155cc" style:text-underline-style="solid" style:text-underline-color="font-color"/>
    </style:style>
    <style:style style:name="T67_24" style:family="text"/>
    <style:style style:name="T67_25" style:family="text">
      <style:text-properties fo:color="#1155cc" style:text-underline-style="solid" style:text-underline-color="font-color"/>
    </style:style>
    <style:style style:name="T67_26" style:family="text"/>
    <style:style style:name="T67_27" style:family="text">
      <style:text-properties fo:color="#1155cc" style:text-underline-style="solid" style:text-underline-color="font-color"/>
    </style:style>
    <style:style style:name="T67_28" style:family="text"/>
    <style:style style:name="T67_29" style:family="text">
      <style:text-properties fo:color="#1155cc" style:text-underline-style="solid" style:text-underline-color="font-color"/>
    </style:style>
    <style:style style:name="T67_30" style:family="text"/>
    <style:style style:name="T67_31" style:family="text">
      <style:text-properties fo:color="#1155cc" style:text-underline-style="solid" style:text-underline-color="font-color"/>
    </style:style>
    <style:style style:name="T67_32" style:family="text"/>
    <style:style style:name="T67_33" style:family="text">
      <style:text-properties fo:color="#1155cc" style:text-underline-style="solid" style:text-underline-color="font-color"/>
    </style:style>
    <style:style style:name="T67_34" style:family="text"/>
    <style:style style:name="T67_35" style:family="text">
      <style:text-properties fo:color="#1155cc" style:text-underline-style="solid" style:text-underline-color="font-color"/>
    </style:style>
    <style:style style:name="T67_36" style:family="text"/>
    <style:style style:name="T67_37" style:family="text">
      <style:text-properties fo:color="#1155cc" style:text-underline-style="solid" style:text-underline-color="font-color"/>
    </style:style>
    <style:style style:name="T67_38" style:family="text"/>
    <style:style style:name="T67_39" style:family="text">
      <style:text-properties fo:color="#1155cc" style:text-underline-style="solid" style:text-underline-color="font-color"/>
    </style:style>
    <style:style style:name="T67_40" style:family="text"/>
    <style:style style:name="T67_41" style:family="text"/>
    <style:style style:name="T67_42" style:family="text"/>
    <style:style style:name="T67_43" style:family="text"/>
    <style:style style:name="T67_44" style:family="text">
      <style:text-properties fo:color="#1155cc" style:text-underline-style="solid" style:text-underline-color="font-color"/>
    </style:style>
    <style:style style:name="T67_45" style:family="text"/>
    <style:style style:name="T67_46" style:family="text">
      <style:text-properties fo:color="#1155cc" style:text-underline-style="solid" style:text-underline-color="font-color"/>
    </style:style>
    <style:style style:name="T67_47" style:family="text"/>
    <style:style style:name="T67_48" style:family="text">
      <style:text-properties fo:color="#1155cc" style:text-underline-style="solid" style:text-underline-color="font-color"/>
    </style:style>
    <style:style style:name="T67_49" style:family="text"/>
    <style:style style:name="T67_50" style:family="text">
      <style:text-properties fo:color="#1155cc" style:text-underline-style="solid" style:text-underline-color="font-color"/>
    </style:style>
    <style:style style:name="T67_51" style:family="text"/>
    <style:style style:name="T67_52" style:family="text">
      <style:text-properties fo:color="#1155cc" style:text-underline-style="solid" style:text-underline-color="font-color"/>
    </style:style>
    <style:style style:name="T67_53" style:family="text"/>
    <style:style style:name="T67_54" style:family="text">
      <style:text-properties fo:color="#1155cc" style:text-underline-style="solid" style:text-underline-color="font-color"/>
    </style:style>
    <style:style style:name="T67_55" style:family="text"/>
    <style:style style:name="T67_56" style:family="text">
      <style:text-properties fo:color="#1155cc" style:text-underline-style="solid" style:text-underline-color="font-color"/>
    </style:style>
    <style:style style:name="T67_57" style:family="text"/>
    <style:style style:name="T67_58" style:family="text">
      <style:text-properties fo:color="#1155cc" style:text-underline-style="solid" style:text-underline-color="font-color"/>
    </style:style>
    <style:style style:name="T67_59" style:family="text"/>
    <style:style style:name="T67_60" style:family="text">
      <style:text-properties fo:color="#1155cc" style:text-underline-style="solid" style:text-underline-color="font-color"/>
    </style:style>
    <style:style style:name="T67_61" style:family="text"/>
    <style:style style:name="T67_62" style:family="text">
      <style:text-properties fo:color="#1155cc" style:text-underline-style="solid" style:text-underline-color="font-color"/>
    </style:style>
    <style:style style:name="T67_63" style:family="text"/>
    <style:style style:name="T67_64" style:family="text">
      <style:text-properties fo:color="#1155cc" style:text-underline-style="solid" style:text-underline-color="font-color"/>
    </style:style>
    <style:style style:name="T67_65" style:family="text"/>
    <style:style style:name="T67_66" style:family="text">
      <style:text-properties fo:color="#1155cc" style:text-underline-style="solid" style:text-underline-color="font-color"/>
    </style:style>
    <style:style style:name="T67_67" style:family="text"/>
    <style:style style:name="T67_68" style:family="text">
      <style:text-properties fo:color="#1155cc" style:text-underline-style="solid" style:text-underline-color="font-color"/>
    </style:style>
    <style:style style:name="T67_69" style:family="text"/>
    <style:style style:name="T67_70" style:family="text">
      <style:text-properties fo:color="#1155cc" style:text-underline-style="solid" style:text-underline-color="font-color"/>
    </style:style>
    <style:style style:name="T67_71" style:family="text"/>
    <style:style style:name="T67_72" style:family="text">
      <style:text-properties fo:color="#1155cc" style:text-underline-style="solid" style:text-underline-color="font-color"/>
    </style:style>
    <style:style style:name="T67_73" style:family="text"/>
    <style:style style:name="T67_74" style:family="text">
      <style:text-properties fo:color="#1155cc" style:text-underline-style="solid" style:text-underline-color="font-color"/>
    </style:style>
    <style:style style:name="T67_75" style:family="text"/>
    <style:style style:name="T67_76" style:family="text">
      <style:text-properties fo:color="#1155cc" style:text-underline-style="solid" style:text-underline-color="font-color"/>
    </style:style>
    <style:style style:name="T67_77" style:family="text"/>
    <style:style style:name="T67_78" style:family="text"/>
  </office:automatic-styles>
  <office:body>
    <office:text>
      <text:p text:style-name="P1"><text:span text:style-name="T1_1">Fallout</text:span><text:span text:style-name="T1_2">:<text:s/></text:span><text:span text:style-name="T1_3">Equestria</text:span><text:span text:style-name="T1_4"><text:s/>–<text:s/></text:span><text:span text:style-name="T1_5">The</text:span><text:span text:style-name="T1_6"><text:s/></text:span><text:span text:style-name="T1_7">Game</text:span></text:p>
      <text:p text:style-name="P2"><text:span text:style-name="T2_1">Projekt</text:span><text:span text:style-name="T2_2"><text:s/></text:span><text:span text:style-name="T2_3">gry</text:span><text:span text:style-name="T2_4"><text:s/></text:span><text:span text:style-name="T2_5">osadzonej</text:span><text:span text:style-name="T2_6"><text:s/></text:span><text:span text:style-name="T2_7">w</text:span><text:span text:style-name="T2_8"><text:s/></text:span><text:span text:style-name="T2_9">uniwersum</text:span><text:span text:style-name="T2_10"><text:s/></text:span><text:span text:style-name="T2_11">FoE</text:span></text:p>
      <text:p text:style-name="P3"><text:span text:style-name="T3_1">Kingofhills</text:span></text:p>
      <text:p text:style-name="P4"/>
      <text:p text:style-name="P5"><text:span text:style-name="T5_1">Czasami</text:span><text:span text:style-name="T5_2"><text:s/></text:span><text:span text:style-name="T5_3">zastanawiam</text:span><text:span text:style-name="T5_4"><text:s/></text:span><text:span text:style-name="T5_5">się</text:span><text:span text:style-name="T5_6">,<text:s/></text:span><text:span text:style-name="T5_7">gdzie</text:span><text:span text:style-name="T5_8"><text:s/></text:span><text:span text:style-name="T5_9">znajduje</text:span><text:span text:style-name="T5_10"><text:s/></text:span><text:span text:style-name="T5_11">się</text:span><text:span text:style-name="T5_12"><text:s/></text:span><text:span text:style-name="T5_13">granica</text:span><text:span text:style-name="T5_14"><text:s/></text:span><text:span text:style-name="T5_15">fandomu</text:span><text:span text:style-name="T5_16"><text:s/>–<text:s/></text:span><text:span text:style-name="T5_17">tj</text:span><text:span text:style-name="T5_18">.<text:s/></text:span><text:span text:style-name="T5_19">jego</text:span><text:span text:style-name="T5_20"><text:s/></text:span><text:span text:style-name="T5_21">możliwości</text:span><text:span text:style-name="T5_22">,<text:s/></text:span><text:span text:style-name="T5_23">wyobraźni</text:span><text:span text:style-name="T5_24">,<text:s/></text:span><text:span text:style-name="T5_25">pomysłów</text:span><text:span text:style-name="T5_26">.<text:s/></text:span><text:span text:style-name="T5_27">Niekiedy</text:span><text:span text:style-name="T5_28"><text:s/></text:span><text:span text:style-name="T5_29">uzyskuję</text:span><text:span text:style-name="T5_30"><text:s/></text:span><text:span text:style-name="T5_31">prostą</text:span><text:span text:style-name="T5_32"><text:s/></text:span><text:span text:style-name="T5_33">odpowiedź</text:span><text:span text:style-name="T5_34"><text:s/></text:span><text:span text:style-name="T5_35">na</text:span><text:span text:style-name="T5_36"><text:s/></text:span><text:span text:style-name="T5_37">to</text:span><text:span text:style-name="T5_38"><text:s/></text:span><text:span text:style-name="T5_39">pytanie</text:span><text:span text:style-name="T5_40">,<text:s/></text:span><text:span text:style-name="T5_41">zawsze</text:span><text:span text:style-name="T5_42"><text:s/></text:span><text:span text:style-name="T5_43">podobnej</text:span><text:span text:style-name="T5_44"><text:s/></text:span><text:span text:style-name="T5_45">treści</text:span><text:span text:style-name="T5_46"><text:s/>–<text:s/></text:span><text:span text:style-name="T5_47">nie</text:span><text:span text:style-name="T5_48"><text:s/></text:span><text:span text:style-name="T5_49">ma</text:span><text:span text:style-name="T5_50"><text:s/></text:span><text:span text:style-name="T5_51">takiej</text:span><text:span text:style-name="T5_52"><text:s/></text:span><text:span text:style-name="T5_53">granicy</text:span><text:span text:style-name="T5_54">.</text:span></text:p>
      <text:p text:style-name="P6"/>
      <text:p text:style-name="P7"><text:span text:style-name="T7_1">The</text:span><text:span text:style-name="T7_2"><text:s/></text:span><text:span text:style-name="T7_3">Overmare</text:span><text:span text:style-name="T7_4"><text:s/></text:span><text:span text:style-name="T7_5">Studios</text:span><text:span text:style-name="T7_6"><text:s/></text:span><text:span text:style-name="T7_7">to</text:span><text:span text:style-name="T7_8"><text:s/></text:span><text:span text:style-name="T7_9">zespół</text:span><text:span text:style-name="T7_10"><text:s/></text:span><text:span text:style-name="T7_11">złożony</text:span><text:span text:style-name="T7_12"><text:s/></text:span><text:span text:style-name="T7_13">z</text:span><text:span text:style-name="T7_14"><text:s/></text:span><text:span text:style-name="T7_15">ponad</text:span><text:span text:style-name="T7_16"><text:s/></text:span><text:span text:style-name="T7_17">sześćdziesięciu</text:span><text:span text:style-name="T7_18"><text:s/></text:span><text:span text:style-name="T7_19">osób</text:span><text:span text:style-name="T7_20">,<text:s/></text:span><text:span text:style-name="T7_21">który</text:span><text:span text:style-name="T7_22"><text:s/></text:span><text:span text:style-name="T7_23">pracuje</text:span><text:span text:style-name="T7_24"><text:s/></text:span><text:span text:style-name="T7_25">nad</text:span><text:span text:style-name="T7_26"><text:s/></text:span><text:span text:style-name="T7_27">przeniesieniem</text:span><text:span text:style-name="T7_28"><text:s/></text:span><text:span text:style-name="T7_29">historii</text:span><text:span text:style-name="T7_30"><text:s/></text:span><text:span text:style-name="T7_31">fanfika</text:span><text:span text:style-name="T7_32"><text:s/>“</text:span><text:span text:style-name="T7_33">Fallout</text:span><text:span text:style-name="T7_34">:<text:s/></text:span><text:span text:style-name="T7_35">Equestria</text:span><text:span text:style-name="T7_36">”<text:s/></text:span><text:span text:style-name="T7_37">na</text:span><text:span text:style-name="T7_38"><text:s/></text:span><text:span text:style-name="T7_39">ekrany</text:span><text:span text:style-name="T7_40"><text:s/></text:span><text:span text:style-name="T7_41">naszych</text:span><text:span text:style-name="T7_42"><text:s/></text:span><text:span text:style-name="T7_43">komputerów</text:span><text:span text:style-name="T7_44">.<text:s/></text:span><text:span text:style-name="T7_45">Przyjęli</text:span><text:span text:style-name="T7_46"><text:s/></text:span><text:span text:style-name="T7_47">sobie</text:span><text:span text:style-name="T7_48"><text:s/></text:span><text:span text:style-name="T7_49">przy</text:span><text:span text:style-name="T7_50"><text:s/></text:span><text:span text:style-name="T7_51">tym</text:span><text:span text:style-name="T7_52"><text:s/></text:span><text:span text:style-name="T7_53">za</text:span><text:span text:style-name="T7_54"><text:s/></text:span><text:span text:style-name="T7_55">cel</text:span><text:span text:style-name="T7_56"><text:s/></text:span><text:span text:style-name="T7_57">jak</text:span><text:span text:style-name="T7_58"><text:s/></text:span><text:span text:style-name="T7_59">najlepsze</text:span><text:span text:style-name="T7_60"><text:s/></text:span><text:span text:style-name="T7_61">wykonanie</text:span><text:span text:style-name="T7_62"><text:s/></text:span><text:span text:style-name="T7_63">ich</text:span><text:span text:style-name="T7_64"><text:s/></text:span><text:span text:style-name="T7_65">gry</text:span><text:span text:style-name="T7_66">.<text:s/></text:span><text:span text:style-name="T7_67">Zadanie</text:span><text:span text:style-name="T7_68">,<text:s/></text:span><text:span text:style-name="T7_69">wydawałoby</text:span><text:span text:style-name="T7_70"><text:s/></text:span><text:span text:style-name="T7_71">się</text:span><text:span text:style-name="T7_72">,<text:s/></text:span><text:span text:style-name="T7_73">niemożliwe</text:span><text:span text:style-name="T7_74"><text:s/></text:span><text:span text:style-name="T7_75">do</text:span><text:span text:style-name="T7_76"><text:s/></text:span><text:span text:style-name="T7_77">zrealizowania</text:span><text:span text:style-name="T7_78"><text:s/>–<text:s/></text:span><text:span text:style-name="T7_79">jak</text:span><text:span text:style-name="T7_80"><text:s/></text:span><text:span text:style-name="T7_81">to</text:span><text:span text:style-name="T7_82">,<text:s/></text:span><text:span text:style-name="T7_83">grupka</text:span><text:span text:style-name="T7_84"><text:s/></text:span><text:span text:style-name="T7_85">randomów</text:span><text:span text:style-name="T7_86"><text:s/></text:span><text:span text:style-name="T7_87">miałaby</text:span><text:span text:style-name="T7_88"><text:s/></text:span><text:span text:style-name="T7_89">stworzyć</text:span><text:span text:style-name="T7_90"><text:s/></text:span><text:span text:style-name="T7_91">grę</text:span><text:span text:style-name="T7_92"><text:s/></text:span><text:span text:style-name="T7_93">pokroju</text:span><text:span text:style-name="T7_94"><text:s/></text:span><text:span text:style-name="T7_95">oryginalnych</text:span><text:span text:style-name="T7_96"><text:s/></text:span><text:span text:style-name="T7_97">Falloutów</text:span><text:span text:style-name="T7_98">,<text:s/></text:span><text:span text:style-name="T7_99">w</text:span><text:span text:style-name="T7_100"><text:s/></text:span><text:span text:style-name="T7_101">dodatku</text:span><text:span text:style-name="T7_102"><text:s/></text:span><text:span text:style-name="T7_103">za</text:span><text:span text:style-name="T7_104"><text:s/></text:span><text:span text:style-name="T7_105">darmo</text:span><text:span text:style-name="T7_106">?</text:span></text:p>
      <text:p text:style-name="P8"/>
      <text:p text:style-name="P9"><text:span text:style-name="T9_1">Faktycznie</text:span><text:span text:style-name="T9_2">,<text:s/></text:span><text:span text:style-name="T9_3">nierealne</text:span><text:span text:style-name="T9_4">.<text:s/></text:span><text:span text:style-name="T9_5">Nie</text:span><text:span text:style-name="T9_6"><text:s/></text:span><text:span text:style-name="T9_7">można</text:span><text:span text:style-name="T9_8"><text:s/></text:span><text:span text:style-name="T9_9">się</text:span><text:span text:style-name="T9_10"><text:s/></text:span><text:span text:style-name="T9_11">oszukiwać</text:span><text:span text:style-name="T9_12"><text:s/>–<text:s/></text:span><text:span text:style-name="T9_13">tworzona</text:span><text:span text:style-name="T9_14"><text:s/></text:span><text:span text:style-name="T9_15">na</text:span><text:span text:style-name="T9_16"><text:s/></text:span><text:span text:style-name="T9_17">silniku</text:span><text:span text:style-name="T9_18"><text:s/></text:span><text:span text:style-name="T9_19">Unity</text:span><text:span text:style-name="T9_20">,<text:s/></text:span><text:span text:style-name="T9_21">bazująca</text:span><text:span text:style-name="T9_22"><text:s/></text:span><text:span text:style-name="T9_23">w</text:span><text:span text:style-name="T9_24"><text:s/></text:span><text:span text:style-name="T9_25">wielu</text:span><text:span text:style-name="T9_26"><text:s/></text:span><text:span text:style-name="T9_27">przypadkach</text:span><text:span text:style-name="T9_28"><text:s/></text:span><text:span text:style-name="T9_29">na</text:span><text:span text:style-name="T9_30"><text:s/></text:span><text:span text:style-name="T9_31">modelach</text:span><text:span text:style-name="T9_32"><text:s/></text:span><text:span text:style-name="T9_33">z</text:span><text:span text:style-name="T9_34"><text:s/></text:span><text:span text:style-name="T9_35">oryginalnych</text:span><text:span text:style-name="T9_36"><text:s/></text:span><text:span text:style-name="T9_37">Falloutów</text:span><text:span text:style-name="T9_38"><text:s/></text:span><text:span text:style-name="T9_39">gra</text:span><text:span text:style-name="T9_40">,<text:s/></text:span><text:span text:style-name="T9_41">której</text:span><text:span text:style-name="T9_42"><text:s/></text:span><text:span text:style-name="T9_43">twórcy</text:span><text:span text:style-name="T9_44"><text:s/></text:span><text:span text:style-name="T9_45">zmuszeni</text:span><text:span text:style-name="T9_46"><text:s/></text:span><text:span text:style-name="T9_47">są</text:span><text:span text:style-name="T9_48"><text:s/></text:span><text:span text:style-name="T9_49">do</text:span><text:span text:style-name="T9_50"><text:s/></text:span><text:span text:style-name="T9_51">szukania</text:span><text:span text:style-name="T9_52"><text:s/></text:span><text:span text:style-name="T9_53">wszelkich</text:span><text:span text:style-name="T9_54"><text:s/></text:span><text:span text:style-name="T9_55">kruczków</text:span><text:span text:style-name="T9_56"><text:s/></text:span><text:span text:style-name="T9_57">prawnych</text:span><text:span text:style-name="T9_58">,<text:s/></text:span><text:span text:style-name="T9_59">by</text:span><text:span text:style-name="T9_60"><text:s/></text:span><text:span text:style-name="T9_61">Hasbro</text:span><text:span text:style-name="T9_62"><text:s/></text:span><text:span text:style-name="T9_63">nie</text:span><text:span text:style-name="T9_64"><text:s/></text:span><text:span text:style-name="T9_65">zdjęło</text:span><text:span text:style-name="T9_66"><text:s/></text:span><text:span text:style-name="T9_67">im</text:span><text:span text:style-name="T9_68"><text:s/></text:span><text:span text:style-name="T9_69">nagle</text:span><text:span text:style-name="T9_70"><text:s/></text:span><text:span text:style-name="T9_71">projektu</text:span><text:span text:style-name="T9_72">,<text:s/></text:span><text:span text:style-name="T9_73">z</text:span><text:span text:style-name="T9_74"><text:s/></text:span><text:span text:style-name="T9_75">pewnością</text:span><text:span text:style-name="T9_76"><text:s/></text:span><text:span text:style-name="T9_77">będzie</text:span><text:span text:style-name="T9_78"><text:s/></text:span><text:span text:style-name="T9_79">odbiegać</text:span><text:span text:style-name="T9_80"><text:s/></text:span><text:span text:style-name="T9_81">od</text:span><text:span text:style-name="T9_82"><text:s/></text:span><text:span text:style-name="T9_83">swoich</text:span><text:span text:style-name="T9_84"><text:s/></text:span><text:span text:style-name="T9_85">kuzynek</text:span><text:span text:style-name="T9_86">.<text:s/></text:span><text:span text:style-name="T9_87">Co</text:span><text:span text:style-name="T9_88"><text:s/></text:span><text:span text:style-name="T9_89">nie</text:span><text:span text:style-name="T9_90"><text:s/></text:span><text:span text:style-name="T9_91">zmienia</text:span><text:span text:style-name="T9_92"><text:s/></text:span><text:span text:style-name="T9_93">faktu</text:span><text:span text:style-name="T9_94">,<text:s/></text:span><text:span text:style-name="T9_95">że</text:span><text:span text:style-name="T9_96"><text:s/></text:span><text:span text:style-name="T9_97">dotychczasowe</text:span><text:span text:style-name="T9_98"><text:s/></text:span><text:span text:style-name="T9_99">prace</text:span><text:span text:style-name="T9_100"><text:s/></text:span><text:span text:style-name="T9_101">zapowiadają</text:span><text:span text:style-name="T9_102"><text:s/></text:span><text:span text:style-name="T9_103">się</text:span><text:span text:style-name="T9_104"><text:s/></text:span><text:span text:style-name="T9_105">wręcz</text:span><text:span text:style-name="T9_106"><text:s/></text:span><text:span text:style-name="T9_107">smakowicie</text:span><text:span text:style-name="T9_108">.</text:span></text:p>
      <text:p text:style-name="P10"/>
      <text:p text:style-name="P11"><text:span text:style-name="T11_1">Omawiana</text:span><text:span text:style-name="T11_2"><text:s/></text:span><text:span text:style-name="T11_3">tu</text:span><text:span text:style-name="T11_4"><text:s/></text:span><text:span text:style-name="T11_5">gra</text:span><text:span text:style-name="T11_6"><text:s/></text:span><text:span text:style-name="T11_7">znajduje</text:span><text:span text:style-name="T11_8"><text:s/></text:span><text:span text:style-name="T11_9">się</text:span><text:span text:style-name="T11_10"><text:s/></text:span><text:span text:style-name="T11_11">dopiero</text:span><text:span text:style-name="T11_12"><text:s/></text:span><text:span text:style-name="T11_13">w</text:span><text:span text:style-name="T11_14"><text:s/></text:span><text:span text:style-name="T11_15">fazie</text:span><text:span text:style-name="T11_16"><text:s/></text:span><text:span text:style-name="T11_17">niegrywalnej</text:span><text:span text:style-name="T11_18"><text:s/></text:span><text:span text:style-name="T11_19">pre</text:span><text:span text:style-name="T11_20">-</text:span><text:span text:style-name="T11_21">alphy</text:span><text:span text:style-name="T11_22">.<text:s/></text:span><text:span text:style-name="T11_23">Brakuje</text:span><text:span text:style-name="T11_24"><text:s/></text:span><text:span text:style-name="T11_25">w</text:span><text:span text:style-name="T11_26"><text:s/></text:span><text:span text:style-name="T11_27">niej</text:span><text:span text:style-name="T11_28"><text:s/></text:span><text:span text:style-name="T11_29">wielu</text:span><text:span text:style-name="T11_30"><text:s/></text:span><text:span text:style-name="T11_31">istotnych</text:span><text:span text:style-name="T11_32"><text:s/></text:span><text:span text:style-name="T11_33">elementów</text:span><text:span text:style-name="T11_34"><text:s/>(</text:span><text:span text:style-name="T11_35">m</text:span><text:span text:style-name="T11_36">.</text:span><text:span text:style-name="T11_37">in</text:span><text:span text:style-name="T11_38">.<text:s/></text:span><text:span text:style-name="T11_39">walki</text:span><text:span text:style-name="T11_40">),<text:s/></text:span><text:span text:style-name="T11_41">zapewne</text:span><text:span text:style-name="T11_42"><text:s/></text:span><text:span text:style-name="T11_43">pojawiają</text:span><text:span text:style-name="T11_44"><text:s/></text:span><text:span text:style-name="T11_45">się</text:span><text:span text:style-name="T11_46"><text:s/></text:span><text:span text:style-name="T11_47">błędy</text:span><text:span text:style-name="T11_48">,<text:s/></text:span><text:span text:style-name="T11_49">lokacje</text:span><text:span text:style-name="T11_50"><text:s/></text:span><text:span text:style-name="T11_51">nie</text:span><text:span text:style-name="T11_52"><text:s/></text:span><text:span text:style-name="T11_53">są</text:span><text:span text:style-name="T11_54"><text:s/></text:span><text:span text:style-name="T11_55">jeszcze</text:span><text:span text:style-name="T11_56"><text:s/></text:span><text:span text:style-name="T11_57">skończone</text:span><text:span text:style-name="T11_58">,<text:s/></text:span><text:span text:style-name="T11_59">a</text:span><text:span text:style-name="T11_60"><text:s/></text:span><text:span text:style-name="T11_61">rozwój</text:span><text:span text:style-name="T11_62"><text:s/></text:span><text:span text:style-name="T11_63">postaci</text:span><text:span text:style-name="T11_64"><text:s/></text:span><text:span text:style-name="T11_65">ogranicza</text:span><text:span text:style-name="T11_66"><text:s/></text:span><text:span text:style-name="T11_67">się</text:span><text:span text:style-name="T11_68"><text:s/></text:span><text:span text:style-name="T11_69">do</text:span><text:span text:style-name="T11_70"><text:s/></text:span><text:span text:style-name="T11_71">levelowania</text:span><text:span text:style-name="T11_72"><text:s/></text:span><text:span text:style-name="T11_73">i</text:span><text:span text:style-name="T11_74"><text:s/></text:span><text:span text:style-name="T11_75">nic</text:span><text:span text:style-name="T11_76"><text:s/></text:span><text:span text:style-name="T11_77">poza</text:span><text:span text:style-name="T11_78"><text:s/></text:span><text:span text:style-name="T11_79">tym</text:span><text:span text:style-name="T11_80">.<text:s/></text:span><text:span text:style-name="T11_81">Mimo</text:span><text:span text:style-name="T11_82"><text:s/></text:span><text:span text:style-name="T11_83">to</text:span><text:span text:style-name="T11_84"><text:s/></text:span><text:span text:style-name="T11_85">już</text:span><text:span text:style-name="T11_86"><text:s/></text:span><text:span text:style-name="T11_87">teraz</text:span><text:span text:style-name="T11_88"><text:s/></text:span><text:span text:style-name="T11_89">widać</text:span><text:span text:style-name="T11_90">,<text:s/></text:span><text:span text:style-name="T11_91">jak</text:span><text:span text:style-name="T11_92"><text:s/></text:span><text:span text:style-name="T11_93">daleko</text:span><text:span text:style-name="T11_94"><text:s/></text:span><text:span text:style-name="T11_95">idą</text:span><text:span text:style-name="T11_96"><text:s/></text:span><text:span text:style-name="T11_97">prace</text:span><text:span text:style-name="T11_98"><text:s/></text:span><text:span text:style-name="T11_99">związane</text:span><text:span text:style-name="T11_100"><text:s/></text:span><text:span text:style-name="T11_101">z</text:span><text:span text:style-name="T11_102"><text:s/></text:span><text:span text:style-name="T11_103">jednym</text:span><text:span text:style-name="T11_104"><text:s/></text:span><text:span text:style-name="T11_105">z</text:span><text:span text:style-name="T11_106"><text:s/></text:span><text:span text:style-name="T11_107">największych</text:span><text:span text:style-name="T11_108"><text:s/></text:span><text:span text:style-name="T11_109">projektów</text:span><text:span text:style-name="T11_110">,<text:s/></text:span><text:span text:style-name="T11_111">jakich</text:span><text:span text:style-name="T11_112"><text:s/></text:span><text:span text:style-name="T11_113">uświadczył</text:span><text:span text:style-name="T11_114"><text:s/></text:span><text:span text:style-name="T11_115">ten</text:span><text:span text:style-name="T11_116"><text:s/></text:span><text:span text:style-name="T11_117">fandom</text:span><text:span text:style-name="T11_118">.<text:s/></text:span><text:span text:style-name="T11_119">Panie</text:span><text:span text:style-name="T11_120"><text:s/></text:span><text:span text:style-name="T11_121">i</text:span><text:span text:style-name="T11_122"><text:s/></text:span><text:span text:style-name="T11_123">panowie</text:span><text:span text:style-name="T11_124">,<text:s/></text:span><text:span text:style-name="T11_125">klacze</text:span><text:span text:style-name="T11_126"><text:s/></text:span><text:span text:style-name="T11_127">i</text:span><text:span text:style-name="T11_128"><text:s/></text:span><text:span text:style-name="T11_129">ogiery</text:span><text:span text:style-name="T11_130"><text:s/>–<text:s/></text:span><text:span text:style-name="T11_131">przed</text:span><text:span text:style-name="T11_132"><text:s/></text:span><text:span text:style-name="T11_133">wami</text:span><text:span text:style-name="T11_134"><text:s/></text:span><text:span text:style-name="T11_135">recenzja</text:span><text:span text:style-name="T11_136">*<text:s/></text:span><text:span text:style-name="T11_137">Fallout</text:span><text:span text:style-name="T11_138">:<text:s/></text:span><text:span text:style-name="T11_139">Equestria</text:span><text:span text:style-name="T11_140"><text:s/>–<text:s/></text:span><text:span text:style-name="T11_141">The</text:span><text:span text:style-name="T11_142"><text:s/></text:span><text:span text:style-name="T11_143">Game</text:span><text:span text:style-name="T11_144">!</text:span></text:p>
      <text:p text:style-name="P12"/>
      <text:p text:style-name="P13"><text:span text:style-name="T13_1">Źrebięce</text:span><text:span text:style-name="T13_2"><text:s/></text:span><text:span text:style-name="T13_3">lata</text:span></text:p>
      <text:p text:style-name="P14"/>
      <text:p text:style-name="P15"><text:span text:style-name="T15_1">Na</text:span><text:span text:style-name="T15_2"><text:s/></text:span><text:span text:style-name="T15_3">początek</text:span><text:span text:style-name="T15_4"><text:s/></text:span><text:span text:style-name="T15_5">trochę</text:span><text:span text:style-name="T15_6"><text:s/></text:span><text:span text:style-name="T15_7">historii</text:span><text:span text:style-name="T15_8">.<text:s/></text:span><text:span text:style-name="T15_9">Pomysł</text:span><text:span text:style-name="T15_10"><text:s/></text:span><text:span text:style-name="T15_11">na</text:span><text:span text:style-name="T15_12"><text:s/></text:span><text:span text:style-name="T15_13">projekt</text:span><text:span text:style-name="T15_14"><text:s/></text:span><text:span text:style-name="T15_15">moda</text:span><text:span text:style-name="T15_16"><text:s/></text:span><text:span text:style-name="T15_17">do</text:span><text:span text:style-name="T15_18"><text:s/></text:span><text:span text:style-name="T15_19">bardzo</text:span><text:span text:style-name="T15_20"><text:s/></text:span><text:span text:style-name="T15_21">znanego</text:span><text:span text:style-name="T15_22"><text:s/></text:span><text:span text:style-name="T15_23">Fallouta</text:span><text:span text:style-name="T15_24"><text:s/>3<text:s/></text:span><text:span text:style-name="T15_25">p</text:span><text:span text:style-name="T15_26">ojawił</text:span><text:span text:style-name="T15_27"><text:s/></text:span><text:span text:style-name="T15_28">się</text:span><text:span text:style-name="T15_29"><text:s/></text:span><text:span text:style-name="T15_30">mniej</text:span><text:span text:style-name="T15_31"><text:s/></text:span><text:span text:style-name="T15_32">więcej</text:span><text:span text:style-name="T15_33"><text:s/></text:span><text:span text:style-name="T15_34">pod</text:span><text:span text:style-name="T15_35"><text:s/></text:span><text:span text:style-name="T15_36">koniec</text:span><text:span text:style-name="T15_37"><text:s/>2011<text:s/></text:span><text:span text:style-name="T15_38">roku</text:span><text:span text:style-name="T15_39">,<text:s/></text:span><text:span text:style-name="T15_40">zaś</text:span><text:span text:style-name="T15_41"><text:s/></text:span><text:span text:style-name="T15_42">na</text:span><text:span text:style-name="T15_43"><text:s/></text:span><text:span text:style-name="T15_44">początku</text:span><text:span text:style-name="T15_45"><text:s/>2012<text:s/></text:span><text:span text:style-name="T15_46">powstało</text:span><text:span text:style-name="T15_47"><text:s/></text:span><text:span text:style-name="T15_48">studio</text:span><text:span text:style-name="T15_49"><text:s/></text:span><text:span text:style-name="T15_50">Equestria</text:span><text:span text:style-name="T15_51"><text:s/></text:span><text:span text:style-name="T15_52">Softworks</text:span><text:span text:style-name="T15_53">.<text:s/></text:span><text:span text:style-name="T15_54">Prace</text:span><text:span text:style-name="T15_55"><text:s/></text:span><text:span text:style-name="T15_56">jednak</text:span><text:span text:style-name="T15_57"><text:s/></text:span><text:span text:style-name="T15_58">szły</text:span><text:span text:style-name="T15_59"><text:s/></text:span><text:span text:style-name="T15_60">bardzo</text:span><text:span text:style-name="T15_61"><text:s/></text:span><text:span text:style-name="T15_62">powoli</text:span><text:span text:style-name="T15_63">,<text:s/></text:span><text:span text:style-name="T15_64">organizacja</text:span><text:span text:style-name="T15_65"><text:s/></text:span><text:span text:style-name="T15_66">praktycznie</text:span><text:span text:style-name="T15_67"><text:s/></text:span><text:span text:style-name="T15_68">nie</text:span><text:span text:style-name="T15_69"><text:s/></text:span><text:span text:style-name="T15_70">istniała</text:span><text:span text:style-name="T15_71">,<text:s/></text:span><text:span text:style-name="T15_72">a</text:span><text:span text:style-name="T15_73"><text:s/></text:span><text:span text:style-name="T15_74">ludzie</text:span><text:span text:style-name="T15_75">,<text:s/></text:span><text:span text:style-name="T15_76">którzy</text:span><text:span text:style-name="T15_77"><text:s/></text:span><text:span text:style-name="T15_78">zgłosili</text:span><text:span text:style-name="T15_79"><text:s/></text:span><text:span text:style-name="T15_80">się</text:span><text:span text:style-name="T15_81"><text:s/></text:span><text:span text:style-name="T15_82">jako</text:span><text:span text:style-name="T15_83"><text:s/></text:span><text:span text:style-name="T15_84">ochotnicy</text:span><text:span text:style-name="T15_85">,<text:s/></text:span><text:span text:style-name="T15_86">często</text:span><text:span text:style-name="T15_87"><text:s/></text:span><text:span text:style-name="T15_88">nie</text:span><text:span text:style-name="T15_89"><text:s/></text:span><text:span text:style-name="T15_90">otrzymywali</text:span><text:span text:style-name="T15_91"><text:s/></text:span><text:span text:style-name="T15_92">jakichkolwiek</text:span><text:span text:style-name="T15_93"><text:s/></text:span><text:span text:style-name="T15_94">wieści</text:span><text:span text:style-name="T15_95"><text:s/></text:span><text:span text:style-name="T15_96">bądź</text:span><text:span text:style-name="T15_97"><text:s/></text:span><text:span text:style-name="T15_98">docierające</text:span><text:span text:style-name="T15_99"><text:s/></text:span><text:span text:style-name="T15_100">do</text:span><text:span text:style-name="T15_101"><text:s/></text:span><text:span text:style-name="T15_102">nich</text:span><text:span text:style-name="T15_103"><text:s/></text:span><text:span text:style-name="T15_104">informacje</text:span><text:span text:style-name="T15_105"><text:s/></text:span><text:span text:style-name="T15_106">okazywały</text:span><text:span text:style-name="T15_107"><text:s/></text:span><text:span text:style-name="T15_108">się</text:span><text:span text:style-name="T15_109"><text:s/></text:span><text:span text:style-name="T15_110">błędne</text:span><text:span text:style-name="T15_111">.<text:s/></text:span><text:span text:style-name="T15_112">Zapowiadało</text:span><text:span text:style-name="T15_113"><text:s/></text:span><text:span text:style-name="T15_114">się</text:span><text:span text:style-name="T15_115"><text:s/></text:span><text:span text:style-name="T15_116">na</text:span><text:span text:style-name="T15_117"><text:s/></text:span><text:span text:style-name="T15_118">przedwczesny</text:span><text:span text:style-name="T15_119"><text:s/></text:span><text:span text:style-name="T15_120">koniec</text:span><text:span text:style-name="T15_121">.</text:span></text:p>
      <text:p text:style-name="P16"/>
      <text:p text:style-name="P17"><text:span text:style-name="T17_1">Taka</text:span><text:span text:style-name="T17_2"><text:s/></text:span><text:span text:style-name="T17_3">sytuacja</text:span><text:span text:style-name="T17_4"><text:s/></text:span><text:span text:style-name="T17_5">utrzymywała</text:span><text:span text:style-name="T17_6"><text:s/></text:span><text:span text:style-name="T17_7">się</text:span><text:span text:style-name="T17_8"><text:s/></text:span><text:span text:style-name="T17_9">dość</text:span><text:span text:style-name="T17_10"><text:s/></text:span><text:span text:style-name="T17_11">długo</text:span><text:span text:style-name="T17_12"><text:s/></text:span><text:span text:style-name="T17_13">W</text:span><text:span text:style-name="T17_14"><text:s/></text:span><text:span text:style-name="T17_15">końcu</text:span><text:span text:style-name="T17_16"><text:s/></text:span><text:span text:style-name="T17_17">o</text:span><text:span text:style-name="T17_18"><text:s/></text:span><text:span text:style-name="T17_19">projekcie</text:span><text:span text:style-name="T17_20"><text:s/></text:span><text:span text:style-name="T17_21">zapomniano</text:span><text:span text:style-name="T17_22">,<text:s/></text:span><text:span text:style-name="T17_23">a</text:span><text:span text:style-name="T17_24"><text:s/></text:span><text:span text:style-name="T17_25">nadzieje</text:span><text:span text:style-name="T17_26"><text:s/></text:span><text:span text:style-name="T17_27">krzewione</text:span><text:span text:style-name="T17_28"><text:s/></text:span><text:span text:style-name="T17_29">wśród</text:span><text:span text:style-name="T17_30"><text:s/></text:span><text:span text:style-name="T17_31">tych</text:span><text:span text:style-name="T17_32"><text:s/></text:span><text:span text:style-name="T17_33">nielicznych</text:span><text:span text:style-name="T17_34">,<text:s/></text:span><text:span text:style-name="T17_35">którzy</text:span><text:span text:style-name="T17_36"><text:s/></text:span><text:span text:style-name="T17_37">o</text:span><text:span text:style-name="T17_38"><text:s/></text:span><text:span text:style-name="T17_39">nim</text:span><text:span text:style-name="T17_40"><text:s/></text:span><text:span text:style-name="T17_41">pamiętali</text:span><text:span text:style-name="T17_42">,<text:s/></text:span><text:span text:style-name="T17_43">powoli</text:span><text:span text:style-name="T17_44"><text:s/></text:span><text:span text:style-name="T17_45">dogasały</text:span><text:span text:style-name="T17_46">…</text:span></text:p>
      <text:p text:style-name="P18"/>
      <text:p text:style-name="P19"><text:span text:style-name="T19_1">…<text:s/></text:span><text:span text:style-name="T19_2">aż</text:span><text:span text:style-name="T19_3"><text:s/></text:span><text:span text:style-name="T19_4">do</text:span><text:span text:style-name="T19_5"><text:s/></text:span><text:span text:style-name="T19_6">października</text:span><text:span text:style-name="T19_7"><text:s/>2013<text:s/></text:span><text:span text:style-name="T19_8">roku</text:span><text:span text:style-name="T19_9">.<text:s/></text:span><text:span text:style-name="T19_10">Wtedy</text:span><text:span text:style-name="T19_11"><text:s/></text:span><text:span text:style-name="T19_12">właśnie</text:span><text:span text:style-name="T19_13"><text:s/></text:span><text:span text:style-name="T19_14">grupka</text:span><text:span text:style-name="T19_15"><text:s/></text:span><text:span text:style-name="T19_16">ludzi</text:span><text:span text:style-name="T19_17"><text:s/></text:span><text:span text:style-name="T19_18">po</text:span><text:span text:style-name="T19_19"><text:s/></text:span><text:span text:style-name="T19_20">raz</text:span><text:span text:style-name="T19_21"><text:s/></text:span><text:span text:style-name="T19_22">kolejny</text:span><text:span text:style-name="T19_23"><text:s/></text:span><text:span text:style-name="T19_24">zebrała</text:span><text:span text:style-name="T19_25"><text:s/></text:span><text:span text:style-name="T19_26">się</text:span><text:span text:style-name="T19_27"><text:s/></text:span><text:span text:style-name="T19_28">do</text:span><text:span text:style-name="T19_29"><text:s/></text:span><text:span text:style-name="T19_30">kupy</text:span><text:span text:style-name="T19_31"><text:s/></text:span><text:span text:style-name="T19_32">i</text:span><text:span text:style-name="T19_33"><text:s/></text:span><text:span text:style-name="T19_34">stworzyła</text:span><text:span text:style-name="T19_35">,<text:s/></text:span><text:span text:style-name="T19_36">razem</text:span><text:span text:style-name="T19_37"><text:s/></text:span><text:span text:style-name="T19_38">z</text:span><text:span text:style-name="T19_39"><text:s/></text:span><text:span text:style-name="T19_40">wciąż</text:span><text:span text:style-name="T19_41"><text:s/></text:span><text:span text:style-name="T19_42">istniejącym</text:span><text:span text:style-name="T19_43"><text:s/></text:span><text:span text:style-name="T19_44">Equestria</text:span><text:span text:style-name="T19_45"><text:s/></text:span><text:span text:style-name="T19_46">Softworks</text:span><text:span text:style-name="T19_47">,<text:s/></text:span><text:span text:style-name="T19_48">The</text:span><text:span text:style-name="T19_49"><text:s/></text:span><text:span text:style-name="T19_50">Overmare</text:span><text:span text:style-name="T19_51"><text:s/></text:span><text:span text:style-name="T19_52">Studios</text:span><text:span text:style-name="T19_53">.<text:s/></text:span><text:span text:style-name="T19_54">Tym</text:span><text:span text:style-name="T19_55"><text:s/></text:span><text:span text:style-name="T19_56">razem</text:span><text:span text:style-name="T19_57"><text:s/></text:span><text:span text:style-name="T19_58">wszystko</text:span><text:span text:style-name="T19_59"><text:s/></text:span><text:span text:style-name="T19_60">wyglądało</text:span><text:span text:style-name="T19_61"><text:s/></text:span><text:span text:style-name="T19_62">inaczej</text:span><text:span text:style-name="T19_63"><text:s/>–<text:s/></text:span><text:span text:style-name="T19_64">nastąpiły</text:span><text:span text:style-name="T19_65"><text:s/></text:span><text:span text:style-name="T19_66">przetasowania</text:span><text:span text:style-name="T19_67"><text:s/></text:span><text:span text:style-name="T19_68">w</text:span><text:span text:style-name="T19_69"><text:s/></text:span><text:span text:style-name="T19_70">ekipie</text:span><text:span text:style-name="T19_71">,<text:s/></text:span><text:span text:style-name="T19_72">doszło</text:span><text:span text:style-name="T19_73"><text:s/></text:span><text:span text:style-name="T19_74">wiele</text:span><text:span text:style-name="T19_75"><text:s/></text:span><text:span text:style-name="T19_76">nowych</text:span><text:span text:style-name="T19_77"><text:s/></text:span><text:span text:style-name="T19_78">twarzy</text:span><text:span text:style-name="T19_79"><text:s/>(</text:span><text:span text:style-name="T19_80">w</text:span><text:span text:style-name="T19_81"><text:s/></text:span><text:span text:style-name="T19_82">tym</text:span><text:span text:style-name="T19_83"><text:s/></text:span><text:span text:style-name="T19_84">TheOmegaRidley</text:span><text:span text:style-name="T19_85"><text:s/>[</text:span><text:span text:style-name="T19_86">kojarzony</text:span><text:span text:style-name="T19_87"><text:s/></text:span><text:span text:style-name="T19_88">w</text:span><text:span text:style-name="T19_89"><text:s/></text:span><text:span text:style-name="T19_90">kręgach</text:span><text:span text:style-name="T19_91"><text:s/></text:span><text:span text:style-name="T19_92">subfandomu</text:span><text:span text:style-name="T19_93"><text:s/></text:span><text:span text:style-name="T19_94">FoE</text:span><text:span text:style-name="T19_95"><text:s/></text:span><text:span text:style-name="T19_96">ze</text:span><text:span text:style-name="T19_97"><text:s/></text:span><text:span text:style-name="T19_98">świetnych</text:span><text:span text:style-name="T19_99"><text:s/></text:span><text:span text:style-name="T19_100">artów</text:span><text:span text:style-name="T19_101">],<text:s/></text:span><text:span text:style-name="T19_102">Nowacking</text:span><text:span text:style-name="T19_103"><text:s/>[</text:span><text:span text:style-name="T19_104">najbardziej</text:span><text:span text:style-name="T19_105"><text:s/></text:span><text:span text:style-name="T19_106">znana</text:span><text:span text:style-name="T19_107"><text:s/></text:span><text:span text:style-name="T19_108">fanowska</text:span><text:span text:style-name="T19_109"><text:s/></text:span><text:span text:style-name="T19_110">voice</text:span><text:span text:style-name="T19_111"><text:s/></text:span><text:span text:style-name="T19_112">actor</text:span><text:span text:style-name="T19_113"><text:s/></text:span><text:span text:style-name="T19_114">Vinyl</text:span><text:span text:style-name="T19_115"><text:s/></text:span><text:span text:style-name="T19_116">Scratch</text:span><text:span text:style-name="T19_117">]<text:s/></text:span><text:span text:style-name="T19_118">czy</text:span><text:span text:style-name="T19_119"><text:s/></text:span><text:span text:style-name="T19_120">WoodenToaster</text:span><text:span text:style-name="T19_121"><text:s/>[</text:span><text:span text:style-name="T19_122">którego</text:span><text:span text:style-name="T19_123"><text:s/></text:span><text:span text:style-name="T19_124">nie</text:span><text:span text:style-name="T19_125"><text:s/></text:span><text:span text:style-name="T19_126">trzeba</text:span><text:span text:style-name="T19_127"><text:s/></text:span><text:span text:style-name="T19_128">chyba</text:span><text:span text:style-name="T19_129"><text:s/></text:span><text:span text:style-name="T19_130">nikomu</text:span><text:span text:style-name="T19_131"><text:s/></text:span><text:span text:style-name="T19_132">przedstawiać</text:span><text:span text:style-name="T19_133">]),<text:s/></text:span><text:span text:style-name="T19_134">organizacja</text:span><text:span text:style-name="T19_135"><text:s/></text:span><text:span text:style-name="T19_136">wreszcie</text:span><text:span text:style-name="T19_137"><text:s/></text:span><text:span text:style-name="T19_138">zaistniała</text:span><text:span text:style-name="T19_139">...<text:s/></text:span><text:span text:style-name="T19_140">Prace</text:span><text:span text:style-name="T19_141"><text:s/></text:span><text:span text:style-name="T19_142">ruszyły</text:span><text:span text:style-name="T19_143"><text:s/></text:span><text:span text:style-name="T19_144">pełną</text:span><text:span text:style-name="T19_145"><text:s/></text:span><text:span text:style-name="T19_146">parą</text:span><text:span text:style-name="T19_147">.</text:span></text:p>
      <text:p text:style-name="P20"/>
      <text:p text:style-name="P21"><text:span text:style-name="T21_1">Przez</text:span><text:span text:style-name="T21_2"><text:s/></text:span><text:span text:style-name="T21_3">ponad</text:span><text:span text:style-name="T21_4"><text:s/></text:span><text:span text:style-name="T21_5">rok</text:span><text:span text:style-name="T21_6">,<text:s/></text:span><text:span text:style-name="T21_7">od</text:span><text:span text:style-name="T21_8"><text:s/></text:span><text:span text:style-name="T21_9">października</text:span><text:span text:style-name="T21_10"><text:s/></text:span><text:span text:style-name="T21_11">aż</text:span><text:span text:style-name="T21_12"><text:s/></text:span><text:span text:style-name="T21_13">do</text:span><text:span text:style-name="T21_14"><text:s/></text:span><text:span text:style-name="T21_15">dnia</text:span><text:span text:style-name="T21_16"><text:s/></text:span><text:span text:style-name="T21_17">dzisiejszego</text:span><text:span text:style-name="T21_18">,<text:s/></text:span><text:span text:style-name="T21_19">TOmS</text:span><text:span text:style-name="T21_20"><text:s/></text:span><text:span text:style-name="T21_21">nadrobiło</text:span><text:span text:style-name="T21_22"><text:s/></text:span><text:span text:style-name="T21_23">straty</text:span><text:span text:style-name="T21_24"><text:s/></text:span><text:span text:style-name="T21_25">z</text:span><text:span text:style-name="T21_26"><text:s/></text:span><text:span text:style-name="T21_27">okresu</text:span><text:span text:style-name="T21_28"><text:s/></text:span><text:span text:style-name="T21_29">nieaktywności</text:span><text:span text:style-name="T21_30"><text:s/></text:span><text:span text:style-name="T21_31">i</text:span><text:span text:style-name="T21_32"><text:s/></text:span><text:span text:style-name="T21_33">nawet</text:span><text:span text:style-name="T21_34"><text:s/></text:span><text:span text:style-name="T21_35">posunęło</text:span><text:span text:style-name="T21_36"><text:s/></text:span><text:span text:style-name="T21_37">się</text:span><text:span text:style-name="T21_38"><text:s/></text:span><text:span text:style-name="T21_39">do</text:span><text:span text:style-name="T21_40"><text:s/></text:span><text:span text:style-name="T21_41">wydania</text:span><text:span text:style-name="T21_42"><text:s/></text:span><text:span text:style-name="T21_43">krótkiego</text:span><text:span text:style-name="T21_44"><text:s/></text:span><text:span text:style-name="T21_45">filmiku</text:span><text:span text:style-name="T21_46"><text:s/></text:span><text:span text:style-name="T21_47">prezentacyjnego</text:span><text:span text:style-name="T21_48">,<text:s/></text:span><text:span text:style-name="T21_49">przedstawionego</text:span><text:span text:style-name="T21_50"><text:s/></text:span><text:span text:style-name="T21_51">już</text:span><text:span text:style-name="T21_52"><text:s/></text:span><text:span text:style-name="T21_53">na</text:span><text:span text:style-name="T21_54"><text:s/></text:span><text:span text:style-name="T21_55">Crystal</text:span><text:span text:style-name="T21_56"><text:s/></text:span><text:span text:style-name="T21_57">Fair</text:span><text:span text:style-name="T21_58"><text:s/></text:span><text:span text:style-name="T21_59">w</text:span><text:span text:style-name="T21_60"><text:s/></text:span><text:span text:style-name="T21_61">sierpniu</text:span><text:span text:style-name="T21_62"><text:s/>2014</text:span><text:span text:style-name="T21_63">.<text:s/></text:span><text:span text:style-name="T21_64">Można</text:span><text:span text:style-name="T21_65"><text:s/></text:span><text:span text:style-name="T21_66">go</text:span><text:span text:style-name="T21_67"><text:s/></text:span><text:span text:style-name="T21_68">zobaczyć</text:span><text:span text:style-name="T21_69"><text:s/></text:span><text:span text:style-name="T21_70">pod</text:span><text:span text:style-name="T21_71"><text:s/></text:span><text:span text:style-name="T21_72"><text:a xlink:type="simple" xlink:href="https://www.youtube.com/watch?v=r7rULSzCl5w"><text:span text:style-name="T21_73">tym</text:span></text:a></text:span><text:span text:style-name="T21_74"><text:s/></text:span><text:span text:style-name="T21_75">linkiem</text:span><text:span text:style-name="T21_76">.</text:span></text:p>
      <text:p text:style-name="P22"/>
      <text:p text:style-name="P23"><text:span text:style-name="T23_1">Praca</text:span><text:span text:style-name="T23_2"><text:s/></text:span><text:span text:style-name="T23_3">u</text:span><text:span text:style-name="T23_4"><text:s/></text:span><text:span text:style-name="T23_5">podstaw</text:span></text:p>
      <text:p text:style-name="P24"/>
      <text:p text:style-name="P25"><text:span text:style-name="T25_1">Strona</text:span><text:span text:style-name="T25_2"><text:s/></text:span><text:span text:style-name="T25_3">techniczna</text:span><text:span text:style-name="T25_4"><text:s/></text:span><text:span text:style-name="T25_5">projektu</text:span><text:span text:style-name="T25_6"><text:s/></text:span><text:span text:style-name="T25_7">składa</text:span><text:span text:style-name="T25_8"><text:s/></text:span><text:span text:style-name="T25_9">się</text:span><text:span text:style-name="T25_10"><text:s/></text:span><text:span text:style-name="T25_11">tak</text:span><text:span text:style-name="T25_12"><text:s/></text:span><text:span text:style-name="T25_13">naprawdę</text:span><text:span text:style-name="T25_14"><text:s/></text:span><text:span text:style-name="T25_15">z</text:span><text:span text:style-name="T25_16"><text:s/></text:span><text:span text:style-name="T25_17">dwóch</text:span><text:span text:style-name="T25_18"><text:s/></text:span><text:span text:style-name="T25_19">czynników</text:span><text:span text:style-name="T25_20">.<text:s/></text:span><text:span text:style-name="T25_21">Pierwszym</text:span><text:span text:style-name="T25_22"><text:s/></text:span><text:span text:style-name="T25_23">jest</text:span><text:span text:style-name="T25_24"><text:s/></text:span><text:span text:style-name="T25_25">szukanie</text:span><text:span text:style-name="T25_26"><text:s/></text:span><text:span text:style-name="T25_27">jakichkolwiek</text:span><text:span text:style-name="T25_28"><text:s/></text:span><text:span text:style-name="T25_29">materiałów</text:span><text:span text:style-name="T25_30"><text:s/></text:span><text:span text:style-name="T25_31">open</text:span><text:span text:style-name="T25_32">-</text:span><text:span text:style-name="T25_33">source</text:span><text:span text:style-name="T25_34">,<text:s/></text:span><text:span text:style-name="T25_35">które</text:span><text:span text:style-name="T25_36"><text:s/></text:span><text:span text:style-name="T25_37">można</text:span><text:span text:style-name="T25_38"><text:s/></text:span><text:span text:style-name="T25_39">wykorzystać</text:span><text:span text:style-name="T25_40"><text:s/></text:span><text:span text:style-name="T25_41">przy</text:span><text:span text:style-name="T25_42"><text:s/></text:span><text:span text:style-name="T25_43">tworzeniu</text:span><text:span text:style-name="T25_44"><text:s/></text:span><text:span text:style-name="T25_45">gier</text:span><text:span text:style-name="T25_46">.<text:s/></text:span><text:span text:style-name="T25_47">Przykładowo</text:span><text:span text:style-name="T25_48">,<text:s/></text:span><text:span text:style-name="T25_49">gra</text:span><text:span text:style-name="T25_50">,<text:s/></text:span><text:span text:style-name="T25_51">która</text:span><text:span text:style-name="T25_52"><text:s/></text:span><text:span text:style-name="T25_53">początkowo</text:span><text:span text:style-name="T25_54"><text:s/></text:span><text:span text:style-name="T25_55">miała</text:span><text:span text:style-name="T25_56"><text:s/></text:span><text:span text:style-name="T25_57">być</text:span><text:span text:style-name="T25_58"><text:s/></text:span><text:span text:style-name="T25_59">tylko</text:span><text:span text:style-name="T25_60"><text:s/></text:span><text:span text:style-name="T25_61">modem</text:span><text:span text:style-name="T25_62"><text:s/></text:span><text:span text:style-name="T25_63">do</text:span><text:span text:style-name="T25_64"><text:s/></text:span><text:span text:style-name="T25_65">Fallouta</text:span><text:span text:style-name="T25_66"><text:s/>3,<text:s/></text:span><text:span text:style-name="T25_67">została</text:span><text:span text:style-name="T25_68"><text:s/></text:span><text:span text:style-name="T25_69">przeniesiona</text:span><text:span text:style-name="T25_70"><text:s/></text:span><text:span text:style-name="T25_71">na</text:span><text:span text:style-name="T25_72"><text:s/></text:span><text:span text:style-name="T25_73">silnik</text:span><text:span text:style-name="T25_74"><text:s/></text:span><text:span text:style-name="T25_75">Unity</text:span><text:span text:style-name="T25_76"><text:s/></text:span><text:span text:style-name="T25_77">jako</text:span><text:span text:style-name="T25_78"><text:s/></text:span><text:span text:style-name="T25_79">już</text:span><text:span text:style-name="T25_80"><text:s/></text:span><text:span text:style-name="T25_81">pełnoprawna</text:span><text:span text:style-name="T25_82">,<text:s/></text:span><text:span text:style-name="T25_83">darmowa</text:span><text:span text:style-name="T25_84"><text:s/></text:span><text:span text:style-name="T25_85">produkcja</text:span><text:span text:style-name="T25_86"><text:s/></text:span><text:span text:style-name="T25_87">indie</text:span><text:span text:style-name="T25_88">.<text:s/></text:span><text:span text:style-name="T25_89">Wykorzystuje</text:span><text:span text:style-name="T25_90"><text:s/></text:span><text:span text:style-name="T25_91">się</text:span><text:span text:style-name="T25_92"><text:s/></text:span><text:span text:style-name="T25_93">modele</text:span><text:span text:style-name="T25_94"><text:s/></text:span><text:span text:style-name="T25_95">podobne</text:span><text:span text:style-name="T25_96">,<text:s/></text:span><text:span text:style-name="T25_97">ale</text:span><text:span text:style-name="T25_98"><text:s/></text:span><text:span text:style-name="T25_99">nie</text:span><text:span text:style-name="T25_100"><text:s/></text:span><text:span text:style-name="T25_101">takie</text:span><text:span text:style-name="T25_102"><text:s/></text:span><text:span text:style-name="T25_103">same</text:span><text:span text:style-name="T25_104"><text:s/></text:span><text:span text:style-name="T25_105">jak</text:span><text:span text:style-name="T25_106"><text:s/></text:span><text:span text:style-name="T25_107">w</text:span><text:span text:style-name="T25_108"><text:s/></text:span><text:span text:style-name="T25_109">oryginałach</text:span><text:span text:style-name="T25_110">.<text:s/></text:span><text:span text:style-name="T25_111">H</text:span><text:span text:style-name="T25_112">.</text:span><text:span text:style-name="T25_113">U</text:span><text:span text:style-name="T25_114">.</text:span><text:span text:style-name="T25_115">D</text:span><text:span text:style-name="T25_116"><text:s/></text:span><text:span text:style-name="T25_117">tylko</text:span><text:span text:style-name="T25_118"><text:s/></text:span><text:span text:style-name="T25_119">nawiązuje</text:span><text:span text:style-name="T25_120"><text:s/></text:span><text:span text:style-name="T25_121">do</text:span><text:span text:style-name="T25_122"><text:s/></text:span><text:span text:style-name="T25_123">tego</text:span><text:span text:style-name="T25_124">,<text:s/></text:span><text:span text:style-name="T25_125">co</text:span><text:span text:style-name="T25_126"><text:s/></text:span><text:span text:style-name="T25_127">możemy</text:span><text:span text:style-name="T25_128"><text:s/></text:span><text:span text:style-name="T25_129">zobaczyć</text:span><text:span text:style-name="T25_130">,<text:s/></text:span><text:span text:style-name="T25_131">zwiedzając</text:span><text:span text:style-name="T25_132"><text:s/></text:span><text:span text:style-name="T25_133">Stołeczne</text:span><text:span text:style-name="T25_134"><text:s/></text:span><text:span text:style-name="T25_135">Pustkowia</text:span><text:span text:style-name="T25_136"><text:s/></text:span><text:span text:style-name="T25_137">czy</text:span><text:span text:style-name="T25_138"><text:s/></text:span><text:span text:style-name="T25_139">spieczone</text:span><text:span text:style-name="T25_140"><text:s/></text:span><text:span text:style-name="T25_141">słońcem</text:span><text:span text:style-name="T25_142"><text:s/></text:span><text:span text:style-name="T25_143">i</text:span><text:span text:style-name="T25_144"><text:s/></text:span><text:span text:style-name="T25_145">radiacją</text:span><text:span text:style-name="T25_146"><text:s/></text:span><text:span text:style-name="T25_147">krainy</text:span><text:span text:style-name="T25_148"><text:s/></text:span><text:span text:style-name="T25_149">Nevady</text:span><text:span text:style-name="T25_150">,<text:s/></text:span><text:span text:style-name="T25_151">a</text:span><text:span text:style-name="T25_152"><text:s/></text:span><text:span text:style-name="T25_153">nawet</text:span><text:span text:style-name="T25_154"><text:s/></text:span><text:span text:style-name="T25_155">dodaje</text:span><text:span text:style-name="T25_156"><text:s/></text:span><text:span text:style-name="T25_157">sporo</text:span><text:span text:style-name="T25_158"><text:s/></text:span><text:span text:style-name="T25_159">od</text:span><text:span text:style-name="T25_160"><text:s/></text:span><text:span text:style-name="T25_161">siebie</text:span><text:span text:style-name="T25_162">...<text:s/></text:span><text:span text:style-name="T25_163">i</text:span><text:span text:style-name="T25_164"><text:s/></text:span><text:span text:style-name="T25_165">tak</text:span><text:span text:style-name="T25_166"><text:s/></text:span><text:span text:style-name="T25_167">dalej</text:span><text:span text:style-name="T25_168">.</text:span></text:p>
      <text:p text:style-name="P26"/>
      <text:p text:style-name="P27"><text:span text:style-name="T27_1">Drugim</text:span><text:span text:style-name="T27_2"><text:s/></text:span><text:span text:style-name="T27_3">zaś</text:span><text:span text:style-name="T27_4"><text:s/></text:span><text:span text:style-name="T27_5">jest</text:span><text:span text:style-name="T27_6"><text:s/></text:span><text:span text:style-name="T27_7">ciężka</text:span><text:span text:style-name="T27_8"><text:s/></text:span><text:span text:style-name="T27_9">praca</text:span><text:span text:style-name="T27_10"><text:s/></text:span><text:span text:style-name="T27_11">załogi</text:span><text:span text:style-name="T27_12"><text:s/></text:span><text:span text:style-name="T27_13">The</text:span><text:span text:style-name="T27_14"><text:s/></text:span><text:span text:style-name="T27_15">Overmare</text:span><text:span text:style-name="T27_16"><text:s/></text:span><text:span text:style-name="T27_17">Studios</text:span><text:span text:style-name="T27_18">.<text:s/></text:span><text:span text:style-name="T27_19">Okresowo</text:span><text:span text:style-name="T27_20">,<text:s/></text:span><text:span text:style-name="T27_21">co</text:span><text:span text:style-name="T27_22"><text:s/></text:span><text:span text:style-name="T27_23">dwa</text:span><text:span text:style-name="T27_24"><text:s/></text:span><text:span text:style-name="T27_25">lub</text:span><text:span text:style-name="T27_26"><text:s/></text:span><text:span text:style-name="T27_27">trzy</text:span><text:span text:style-name="T27_28"><text:s/></text:span><text:span text:style-name="T27_29">tygodnie</text:span><text:span text:style-name="T27_30">,<text:s/></text:span><text:span text:style-name="T27_31">informują</text:span><text:span text:style-name="T27_32"><text:s/></text:span><text:span text:style-name="T27_33">na</text:span><text:span text:style-name="T27_34"><text:s/></text:span><text:span text:style-name="T27_35">blogu</text:span><text:span text:style-name="T27_36"><text:s/></text:span><text:span text:style-name="T27_37">o</text:span><text:span text:style-name="T27_38"><text:s/></text:span><text:span text:style-name="T27_39">swoich</text:span><text:span text:style-name="T27_40"><text:s/></text:span><text:span text:style-name="T27_41">postępach</text:span><text:span text:style-name="T27_42"><text:s/>–<text:s/></text:span><text:span text:style-name="T27_43">za</text:span><text:span text:style-name="T27_44"><text:s/></text:span><text:span text:style-name="T27_45">każdym</text:span><text:span text:style-name="T27_46"><text:s/></text:span><text:span text:style-name="T27_47">razem</text:span><text:span text:style-name="T27_48"><text:s/></text:span><text:span text:style-name="T27_49">z</text:span><text:span text:style-name="T27_50"><text:s/></text:span><text:span text:style-name="T27_51">innej</text:span><text:span text:style-name="T27_52"><text:s/></text:span><text:span text:style-name="T27_53">dziedziny</text:span><text:span text:style-name="T27_54">.<text:s/></text:span><text:span text:style-name="T27_55">Raz</text:span><text:span text:style-name="T27_56"><text:s/></text:span><text:span text:style-name="T27_57">możemy</text:span><text:span text:style-name="T27_58"><text:s/></text:span><text:span text:style-name="T27_59">zobaczyć</text:span><text:span text:style-name="T27_60">,<text:s/></text:span><text:span text:style-name="T27_61">jak</text:span><text:span text:style-name="T27_62"><text:s/></text:span><text:span text:style-name="T27_63">będą</text:span><text:span text:style-name="T27_64"><text:s/></text:span><text:span text:style-name="T27_65">wyglądać</text:span><text:span text:style-name="T27_66"><text:s/></text:span><text:span text:style-name="T27_67">bronie</text:span><text:span text:style-name="T27_68">,<text:s/></text:span><text:span text:style-name="T27_69">drugi</text:span><text:span text:style-name="T27_70"><text:s/></text:span><text:span text:style-name="T27_71">raz</text:span><text:span text:style-name="T27_72"><text:s/>–<text:s/></text:span><text:span text:style-name="T27_73">mieć</text:span><text:span text:style-name="T27_74"><text:s/></text:span><text:span text:style-name="T27_75">wgląd</text:span><text:span text:style-name="T27_76"><text:s/></text:span><text:span text:style-name="T27_77">w</text:span><text:span text:style-name="T27_78"><text:s/></text:span><text:span text:style-name="T27_79">animację</text:span><text:span text:style-name="T27_80">,<text:s/></text:span><text:span text:style-name="T27_81">jeszcze</text:span><text:span text:style-name="T27_82"><text:s/></text:span><text:span text:style-name="T27_83">innym</text:span><text:span text:style-name="T27_84"><text:s/></text:span><text:span text:style-name="T27_85">razem</text:span><text:span text:style-name="T27_86"><text:s/></text:span><text:span text:style-name="T27_87">podziwiać</text:span><text:span text:style-name="T27_88"><text:s/></text:span><text:span text:style-name="T27_89">kunszt</text:span><text:span text:style-name="T27_90"><text:s/></text:span><text:span text:style-name="T27_91">artystów</text:span><text:span text:style-name="T27_92"><text:s/></text:span><text:span text:style-name="T27_93">i</text:span><text:span text:style-name="T27_94"><text:s/></text:span><text:span text:style-name="T27_95">modelarzy</text:span><text:span text:style-name="T27_96"><text:s/>3</text:span><text:span text:style-name="T27_97">D</text:span><text:span text:style-name="T27_98"><text:s/></text:span><text:span text:style-name="T27_99">albo</text:span><text:span text:style-name="T27_100"><text:s/></text:span><text:span text:style-name="T27_101">od</text:span><text:span text:style-name="T27_102"><text:s/></text:span><text:span text:style-name="T27_103">wewnątrz</text:span><text:span text:style-name="T27_104"><text:s/></text:span><text:span text:style-name="T27_105">poznać</text:span><text:span text:style-name="T27_106"><text:s/></text:span><text:span text:style-name="T27_107">mechanikę</text:span><text:span text:style-name="T27_108"><text:s/></text:span><text:span text:style-name="T27_109">świata</text:span><text:span text:style-name="T27_110"><text:s/></text:span><text:span text:style-name="T27_111">i</text:span><text:span text:style-name="T27_112"><text:s/></text:span><text:span text:style-name="T27_113">dialogów</text:span><text:span text:style-name="T27_114">.<text:s/></text:span><text:span text:style-name="T27_115">To</text:span><text:span text:style-name="T27_116"><text:s/></text:span><text:span text:style-name="T27_117">daje</text:span><text:span text:style-name="T27_118"><text:s/></text:span><text:span text:style-name="T27_119">całkiem</text:span><text:span text:style-name="T27_120"><text:s/></text:span><text:span text:style-name="T27_121">klarowny</text:span><text:span text:style-name="T27_122"><text:s/></text:span><text:span text:style-name="T27_123">obraz</text:span><text:span text:style-name="T27_124"><text:s/></text:span><text:span text:style-name="T27_125">tego</text:span><text:span text:style-name="T27_126">,<text:s/></text:span><text:span text:style-name="T27_127">jak</text:span><text:span text:style-name="T27_128"><text:s/></text:span><text:span text:style-name="T27_129">to</text:span><text:span text:style-name="T27_130"><text:s/></text:span><text:span text:style-name="T27_131">wszystko</text:span><text:span text:style-name="T27_132"><text:s/></text:span><text:span text:style-name="T27_133">wygląda</text:span><text:span text:style-name="T27_134"><text:s/></text:span><text:span text:style-name="T27_135">i</text:span><text:span text:style-name="T27_136"><text:s/></text:span><text:span text:style-name="T27_137">jak</text:span><text:span text:style-name="T27_138"><text:s/></text:span><text:span text:style-name="T27_139">dużo</text:span><text:span text:style-name="T27_140"><text:s/></text:span><text:span text:style-name="T27_141">jeszcze</text:span><text:span text:style-name="T27_142"><text:s/></text:span><text:span text:style-name="T27_143">brakuje</text:span><text:span text:style-name="T27_144"><text:s/></text:span><text:span text:style-name="T27_145">do</text:span><text:span text:style-name="T27_146"><text:s/></text:span><text:span text:style-name="T27_147">pełnego</text:span><text:span text:style-name="T27_148"><text:s/></text:span><text:span text:style-name="T27_149">wydania</text:span><text:span text:style-name="T27_150">.</text:span></text:p>
      <text:p text:style-name="P28"/>
      <text:p text:style-name="P29"><text:span text:style-name="T29_1">Wszystkiego</text:span><text:span text:style-name="T29_2"><text:s/></text:span><text:span text:style-name="T29_3">nie</text:span><text:span text:style-name="T29_4"><text:s/></text:span><text:span text:style-name="T29_5">ułatwia</text:span><text:span text:style-name="T29_6"><text:s/></text:span><text:span text:style-name="T29_7">konieczność</text:span><text:span text:style-name="T29_8"><text:s/></text:span><text:span text:style-name="T29_9">nieustannego</text:span><text:span text:style-name="T29_10"><text:s/></text:span><text:span text:style-name="T29_11">szukania</text:span><text:span text:style-name="T29_12"><text:s/></text:span><text:span text:style-name="T29_13">kruczków</text:span><text:span text:style-name="T29_14"><text:s/></text:span><text:span text:style-name="T29_15">prawnych</text:span><text:span text:style-name="T29_16"><text:s/></text:span><text:span text:style-name="T29_17">lub</text:span><text:span text:style-name="T29_18"><text:s/></text:span><text:span text:style-name="T29_19">możliwości</text:span><text:span text:style-name="T29_20"><text:s/></text:span><text:span text:style-name="T29_21">ominięcia</text:span><text:span text:style-name="T29_22"><text:s/></text:span><text:span text:style-name="T29_23">prawa</text:span><text:span text:style-name="T29_24"><text:s/></text:span><text:span text:style-name="T29_25">Stanów</text:span><text:span text:style-name="T29_26"><text:s/></text:span><text:span text:style-name="T29_27">Zjednoczonych</text:span><text:span text:style-name="T29_28"><text:s/></text:span><text:span text:style-name="T29_29">związanych</text:span><text:span text:style-name="T29_30"><text:s/></text:span><text:span text:style-name="T29_31">z</text:span><text:span text:style-name="T29_32"><text:s/></text:span><text:span text:style-name="T29_33">prawami</text:span><text:span text:style-name="T29_34"><text:s/></text:span><text:span text:style-name="T29_35">autorskimi</text:span><text:span text:style-name="T29_36"><text:s/></text:span><text:span text:style-name="T29_37">oraz</text:span><text:span text:style-name="T29_38"><text:s/></text:span><text:span text:style-name="T29_39">nienawidzonym</text:span><text:span text:style-name="T29_40"><text:s/></text:span><text:span text:style-name="T29_41">przez</text:span><text:span text:style-name="T29_42"><text:s/></text:span><text:span text:style-name="T29_43">internautów</text:span><text:span text:style-name="T29_44"><text:s/></text:span><text:span text:style-name="T29_45">C</text:span><text:span text:style-name="T29_46">&amp;</text:span><text:span text:style-name="T29_47">D</text:span><text:span text:style-name="T29_48">.<text:s/></text:span><text:span text:style-name="T29_49">W</text:span><text:span text:style-name="T29_50"><text:s/></text:span><text:span text:style-name="T29_51">przeciwieństwie</text:span><text:span text:style-name="T29_52"><text:s/></text:span><text:span text:style-name="T29_53">do</text:span><text:span text:style-name="T29_54"><text:s/></text:span><text:span text:style-name="T29_55">autorów</text:span><text:span text:style-name="T29_56"><text:s/></text:span><text:span text:style-name="T29_57">Fighting</text:span><text:span text:style-name="T29_58"><text:s/></text:span><text:span text:style-name="T29_59">is</text:span><text:span text:style-name="T29_60"><text:s/></text:span><text:span text:style-name="T29_61">Magic</text:span><text:span text:style-name="T29_62"><text:s/>(</text:span><text:span text:style-name="T29_63">które</text:span><text:span text:style-name="T29_64">,<text:s/></text:span><text:span text:style-name="T29_65">jak</text:span><text:span text:style-name="T29_66"><text:s/></text:span><text:span text:style-name="T29_67">wiadomo</text:span><text:span text:style-name="T29_68">,<text:s/></text:span><text:span text:style-name="T29_69">zostało</text:span><text:span text:style-name="T29_70"><text:s/></text:span><text:span text:style-name="T29_71">zdjęte</text:span><text:span text:style-name="T29_72"><text:s/></text:span><text:span text:style-name="T29_73">przez</text:span><text:span text:style-name="T29_74"><text:s/></text:span><text:span text:style-name="T29_75">właścicieli</text:span><text:span text:style-name="T29_76"><text:s/></text:span><text:span text:style-name="T29_77">MLP</text:span><text:span text:style-name="T29_78"><text:s/></text:span><text:span text:style-name="T29_79">praktycznie</text:span><text:span text:style-name="T29_80"><text:s/></text:span><text:span text:style-name="T29_81">pod</text:span><text:span text:style-name="T29_82"><text:s/></text:span><text:span text:style-name="T29_83">sam</text:span><text:span text:style-name="T29_84"><text:s/></text:span><text:span text:style-name="T29_85">koniec</text:span><text:span text:style-name="T29_86"><text:s/></text:span><text:span text:style-name="T29_87">prac</text:span><text:span text:style-name="T29_88">),<text:s/></text:span><text:span text:style-name="T29_89">twórcy</text:span><text:span text:style-name="T29_90"><text:s/></text:span><text:span text:style-name="T29_91">z</text:span><text:span text:style-name="T29_92"><text:s/></text:span><text:span text:style-name="T29_93">TOmS</text:span><text:span text:style-name="T29_94"><text:s/></text:span><text:span text:style-name="T29_95">poczynili</text:span><text:span text:style-name="T29_96"><text:s/></text:span><text:span text:style-name="T29_97">każdy</text:span><text:span text:style-name="T29_98"><text:s/></text:span><text:span text:style-name="T29_99">możliwy</text:span><text:span text:style-name="T29_100"><text:s/></text:span><text:span text:style-name="T29_101">krok</text:span><text:span text:style-name="T29_102">,<text:s/></text:span><text:span text:style-name="T29_103">by</text:span><text:span text:style-name="T29_104"><text:s/></text:span><text:span text:style-name="T29_105">uniknąć</text:span><text:span text:style-name="T29_106"><text:s/></text:span><text:span text:style-name="T29_107">złapania</text:span><text:span text:style-name="T29_108"><text:s/></text:span><text:span text:style-name="T29_109">przez</text:span><text:span text:style-name="T29_110"><text:s/></text:span><text:span text:style-name="T29_111">pracowników</text:span><text:span text:style-name="T29_112"><text:s/></text:span><text:span text:style-name="T29_113">Hasbro</text:span><text:span text:style-name="T29_114"><text:s/></text:span><text:span text:style-name="T29_115">czy</text:span><text:span text:style-name="T29_116"><text:s/></text:span><text:span text:style-name="T29_117">Bethesdy</text:span><text:span text:style-name="T29_118">.<text:s/></text:span><text:span text:style-name="T29_119">Więcej</text:span><text:span text:style-name="T29_120"><text:s/></text:span><text:span text:style-name="T29_121">informacji</text:span><text:span text:style-name="T29_122"><text:s/></text:span><text:span text:style-name="T29_123">z</text:span><text:span text:style-name="T29_124"><text:s/></text:span><text:span text:style-name="T29_125">tym</text:span><text:span text:style-name="T29_126"><text:s/></text:span><text:span text:style-name="T29_127">związanych</text:span><text:span text:style-name="T29_128"><text:s/></text:span><text:span text:style-name="T29_129">studio</text:span><text:span text:style-name="T29_130"><text:s/></text:span><text:span text:style-name="T29_131">podało</text:span><text:span text:style-name="T29_132"><text:s/></text:span><text:span text:style-name="T29_133">już</text:span><text:span text:style-name="T29_134"><text:s/></text:span><text:span text:style-name="T29_135">kilka</text:span><text:span text:style-name="T29_136"><text:s/></text:span><text:span text:style-name="T29_137">miesięcy</text:span><text:span text:style-name="T29_138"><text:s/></text:span><text:span text:style-name="T29_139">temu</text:span><text:span text:style-name="T29_140"><text:s/></text:span><text:span text:style-name="T29_141">w</text:span><text:span text:style-name="T29_142"><text:s/></text:span><text:span text:style-name="T29_143"><text:a xlink:type="simple" xlink:href="http://theovermare.com/blog/2013/12/candd-is-magic"><text:span text:style-name="T29_144">tym</text:span></text:a></text:span><text:span text:style-name="T29_145"><text:s/></text:span><text:span text:style-name="T29_146">poście</text:span><text:span text:style-name="T29_147"><text:s/>–<text:s/></text:span><text:span text:style-name="T29_148">poczytajcie</text:span><text:span text:style-name="T29_149"><text:s/></text:span><text:span text:style-name="T29_150">i</text:span><text:span text:style-name="T29_151"><text:s/></text:span><text:span text:style-name="T29_152">oceńcie</text:span><text:span text:style-name="T29_153">,<text:s/></text:span><text:span text:style-name="T29_154">czy</text:span><text:span text:style-name="T29_155"><text:s/></text:span><text:span text:style-name="T29_156">ich</text:span><text:span text:style-name="T29_157"><text:s/></text:span><text:span text:style-name="T29_158">działania</text:span><text:span text:style-name="T29_159"><text:s/></text:span><text:span text:style-name="T29_160">wystarczą</text:span><text:span text:style-name="T29_161">.</text:span></text:p>
      <text:p text:style-name="P30"/>
      <text:p text:style-name="P31"><text:span text:style-name="T31_1">You</text:span><text:span text:style-name="T31_2">'</text:span><text:span text:style-name="T31_3">re</text:span><text:span text:style-name="T31_4"><text:s/></text:span><text:span text:style-name="T31_5">S</text:span><text:span text:style-name="T31_6">.</text:span><text:span text:style-name="T31_7">P</text:span><text:span text:style-name="T31_8">.</text:span><text:span text:style-name="T31_9">E</text:span><text:span text:style-name="T31_10">.</text:span><text:span text:style-name="T31_11">C</text:span><text:span text:style-name="T31_12">.</text:span><text:span text:style-name="T31_13">I</text:span><text:span text:style-name="T31_14">.</text:span><text:span text:style-name="T31_15">A</text:span><text:span text:style-name="T31_16">.</text:span><text:span text:style-name="T31_17">L</text:span><text:span text:style-name="T31_18">!</text:span></text:p>
      <text:p text:style-name="P32"/>
      <text:p text:style-name="P33"><text:span text:style-name="T33_1">Pora</text:span><text:span text:style-name="T33_2"><text:s/></text:span><text:span text:style-name="T33_3">na</text:span><text:span text:style-name="T33_4"><text:s/></text:span><text:span text:style-name="T33_5">parę</text:span><text:span text:style-name="T33_6"><text:s/></text:span><text:span text:style-name="T33_7">słów</text:span><text:span text:style-name="T33_8"><text:s/></text:span><text:span text:style-name="T33_9">o</text:span><text:span text:style-name="T33_10"><text:s/></text:span><text:span text:style-name="T33_11">rozwoju</text:span><text:span text:style-name="T33_12"><text:s/></text:span><text:span text:style-name="T33_13">samej</text:span><text:span text:style-name="T33_14"><text:s/></text:span><text:span text:style-name="T33_15">postaci</text:span><text:span text:style-name="T33_16">.<text:s/></text:span><text:span text:style-name="T33_17">Wielu</text:span><text:span text:style-name="T33_18"><text:s/></text:span><text:span text:style-name="T33_19">zastanawiało</text:span><text:span text:style-name="T33_20"><text:s/></text:span><text:span text:style-name="T33_21">się</text:span><text:span text:style-name="T33_22">,<text:s/></text:span><text:span text:style-name="T33_23">jak</text:span><text:span text:style-name="T33_24"><text:s/></text:span><text:span text:style-name="T33_25">będzie</text:span><text:span text:style-name="T33_26"><text:s/></text:span><text:span text:style-name="T33_27">wyglądać</text:span><text:span text:style-name="T33_28"><text:s/></text:span><text:span text:style-name="T33_29">nasz</text:span><text:span text:style-name="T33_30"><text:s/></text:span><text:span text:style-name="T33_31">bohater</text:span><text:span text:style-name="T33_32"><text:s/></text:span><text:span text:style-name="T33_33">w</text:span><text:span text:style-name="T33_34"><text:s/></text:span><text:span text:style-name="T33_35">stosunku</text:span><text:span text:style-name="T33_36"><text:s/></text:span><text:span text:style-name="T33_37">do</text:span><text:span text:style-name="T33_38"><text:s/></text:span><text:span text:style-name="T33_39">fanfika</text:span><text:span text:style-name="T33_40"><text:s/>–<text:s/></text:span><text:span text:style-name="T33_41">czy</text:span><text:span text:style-name="T33_42"><text:s/></text:span><text:span text:style-name="T33_43">zachowają</text:span><text:span text:style-name="T33_44"><text:s/></text:span><text:span text:style-name="T33_45">zasadę</text:span><text:span text:style-name="T33_46"><text:s/></text:span><text:span text:style-name="T33_47">z</text:span><text:span text:style-name="T33_48"><text:s/></text:span><text:span text:style-name="T33_49">Falloutów</text:span><text:span text:style-name="T33_50">,<text:s/></text:span><text:span text:style-name="T33_51">mówiącą</text:span><text:span text:style-name="T33_52"><text:s/></text:span><text:span text:style-name="T33_53">o</text:span><text:span text:style-name="T33_54"><text:s/></text:span><text:span text:style-name="T33_55">tym</text:span><text:span text:style-name="T33_56">,<text:s/></text:span><text:span text:style-name="T33_57">że</text:span><text:span text:style-name="T33_58"><text:s/></text:span><text:span text:style-name="T33_59">można</text:span><text:span text:style-name="T33_60"><text:s/></text:span><text:span text:style-name="T33_61">kreować</text:span><text:span text:style-name="T33_62"><text:s/></text:span><text:span text:style-name="T33_63">kogo</text:span><text:span text:style-name="T33_64"><text:s/></text:span><text:span text:style-name="T33_65">się</text:span><text:span text:style-name="T33_66"><text:s/></text:span><text:span text:style-name="T33_67">chce</text:span><text:span text:style-name="T33_68">,<text:s/></text:span><text:span text:style-name="T33_69">czy</text:span><text:span text:style-name="T33_70"><text:s/></text:span><text:span text:style-name="T33_71">jednak</text:span><text:span text:style-name="T33_72"><text:s/></text:span><text:span text:style-name="T33_73">pozostaną</text:span><text:span text:style-name="T33_74"><text:s/></text:span><text:span text:style-name="T33_75">tylko</text:span><text:span text:style-name="T33_76"><text:s/></text:span><text:span text:style-name="T33_77">przy</text:span><text:span text:style-name="T33_78"><text:s/></text:span><text:span text:style-name="T33_79">koncepcie</text:span><text:span text:style-name="T33_80"><text:s/></text:span><text:span text:style-name="T33_81">podążania</text:span><text:span text:style-name="T33_82"><text:s/></text:span><text:span text:style-name="T33_83">za</text:span><text:span text:style-name="T33_84"><text:s/></text:span><text:span text:style-name="T33_85">fabułą</text:span><text:span text:style-name="T33_86"><text:s/></text:span><text:span text:style-name="T33_87">FoE</text:span><text:span text:style-name="T33_88">.</text:span></text:p>
      <text:p text:style-name="P34"/>
      <text:p text:style-name="P35"><text:span text:style-name="T35_1">Przyznam</text:span><text:span text:style-name="T35_2"><text:s/></text:span><text:span text:style-name="T35_3">szczerze</text:span><text:span text:style-name="T35_4">,<text:s/></text:span><text:span text:style-name="T35_5">że</text:span><text:span text:style-name="T35_6"><text:s/></text:span><text:span text:style-name="T35_7">nie</text:span><text:span text:style-name="T35_8"><text:s/></text:span><text:span text:style-name="T35_9">widzę</text:span><text:span text:style-name="T35_10"><text:s/></text:span><text:span text:style-name="T35_11">problemu</text:span><text:span text:style-name="T35_12"><text:s/></text:span><text:span text:style-name="T35_13">w</text:span><text:span text:style-name="T35_14"><text:s/></text:span><text:span text:style-name="T35_15">połączeniu</text:span><text:span text:style-name="T35_16"><text:s/></text:span><text:span text:style-name="T35_17">jednego</text:span><text:span text:style-name="T35_18"><text:s/></text:span><text:span text:style-name="T35_19">i</text:span><text:span text:style-name="T35_20"><text:s/></text:span><text:span text:style-name="T35_21">drugiego</text:span><text:span text:style-name="T35_22">.<text:s/></text:span><text:span text:style-name="T35_23">Widać</text:span><text:span text:style-name="T35_24"><text:s/></text:span><text:span text:style-name="T35_25">tego</text:span><text:span text:style-name="T35_26"><text:s/></text:span><text:span text:style-name="T35_27">samego</text:span><text:span text:style-name="T35_28"><text:s/></text:span><text:span text:style-name="T35_29">problemu</text:span><text:span text:style-name="T35_30"><text:s/></text:span><text:span text:style-name="T35_31">nie</text:span><text:span text:style-name="T35_32"><text:s/></text:span><text:span text:style-name="T35_33">widziało</text:span><text:span text:style-name="T35_34"><text:s/></text:span><text:span text:style-name="T35_35">TOmS</text:span><text:span text:style-name="T35_36">,<text:s/></text:span><text:span text:style-name="T35_37">ponieważ</text:span><text:span text:style-name="T35_38"><text:s/></text:span><text:span text:style-name="T35_39">najprawdopodobniej</text:span><text:span text:style-name="T35_40"><text:s/></text:span><text:span text:style-name="T35_41">umożliwi</text:span><text:span text:style-name="T35_42"><text:s/></text:span><text:span text:style-name="T35_43">wybranie</text:span><text:span text:style-name="T35_44"><text:s/>„</text:span><text:span text:style-name="T35_45">presetu</text:span><text:span text:style-name="T35_46">”<text:s/></text:span><text:span text:style-name="T35_47">ustawień</text:span><text:span text:style-name="T35_48"><text:s/></text:span><text:span text:style-name="T35_49">jak</text:span><text:span text:style-name="T35_50"><text:s/></text:span><text:span text:style-name="T35_51">najbardziej</text:span><text:span text:style-name="T35_52"><text:s/></text:span><text:span text:style-name="T35_53">odpowiadających</text:span><text:span text:style-name="T35_54"><text:s/></text:span><text:span text:style-name="T35_55">tym</text:span><text:span text:style-name="T35_56"><text:s/></text:span><text:span text:style-name="T35_57">z</text:span><text:span text:style-name="T35_58"><text:s/></text:span><text:span text:style-name="T35_59">fanfika</text:span><text:span text:style-name="T35_60"><text:s/></text:span><text:span text:style-name="T35_61">oraz</text:span><text:span text:style-name="T35_62"><text:s/></text:span><text:span text:style-name="T35_63">to</text:span><text:span text:style-name="T35_64">,<text:s/></text:span><text:span text:style-name="T35_65">co</text:span><text:span text:style-name="T35_66"><text:s/></text:span><text:span text:style-name="T35_67">ludzie</text:span><text:span text:style-name="T35_68"><text:s/></text:span><text:span text:style-name="T35_69">i</text:span><text:span text:style-name="T35_70"><text:s/></text:span><text:span text:style-name="T35_71">kucyki</text:span><text:span text:style-name="T35_72"><text:s/></text:span><text:span text:style-name="T35_73">lubią</text:span><text:span text:style-name="T35_74"><text:s/></text:span><text:span text:style-name="T35_75">w</text:span><text:span text:style-name="T35_76"><text:s/></text:span><text:span text:style-name="T35_77">Falloutach</text:span><text:span text:style-name="T35_78"><text:s/></text:span><text:span text:style-name="T35_79">najbardziej</text:span><text:span text:style-name="T35_80">,<text:s/></text:span><text:span text:style-name="T35_81">czyli</text:span><text:span text:style-name="T35_82"><text:s/></text:span><text:span text:style-name="T35_83">tworzenie</text:span><text:span text:style-name="T35_84"><text:s/></text:span><text:span text:style-name="T35_85">naszej</text:span><text:span text:style-name="T35_86"><text:s/></text:span><text:span text:style-name="T35_87">ukochanej</text:span><text:span text:style-name="T35_88"><text:s/></text:span><text:span text:style-name="T35_89">protagonistki</text:span><text:span text:style-name="T35_90">/</text:span><text:span text:style-name="T35_91">protagonisty</text:span><text:span text:style-name="T35_92"><text:s/></text:span><text:span text:style-name="T35_93">od</text:span><text:span text:style-name="T35_94"><text:s/></text:span><text:span text:style-name="T35_95">podstaw</text:span><text:span text:style-name="T35_96">.<text:s/></text:span><text:span text:style-name="T35_97">Jedyne</text:span><text:span text:style-name="T35_98">,<text:s/></text:span><text:span text:style-name="T35_99">czego</text:span><text:span text:style-name="T35_100"><text:s/></text:span><text:span text:style-name="T35_101">nie</text:span><text:span text:style-name="T35_102"><text:s/></text:span><text:span text:style-name="T35_103">będzie</text:span><text:span text:style-name="T35_104"><text:s/></text:span><text:span text:style-name="T35_105">można</text:span><text:span text:style-name="T35_106"><text:s/></text:span><text:span text:style-name="T35_107">zmienić</text:span><text:span text:style-name="T35_108">,<text:s/></text:span><text:span text:style-name="T35_109">to</text:span><text:span text:style-name="T35_110"><text:s/></text:span><text:span text:style-name="T35_111">rasa</text:span><text:span text:style-name="T35_112"><text:s/></text:span><text:span text:style-name="T35_113">i</text:span><text:span text:style-name="T35_114"><text:s/></text:span><text:span text:style-name="T35_115">przynależność</text:span><text:span text:style-name="T35_116"><text:s/>(</text:span><text:span text:style-name="T35_117">zawsze</text:span><text:span text:style-name="T35_118"><text:s/></text:span><text:span text:style-name="T35_119">zaczynamy</text:span><text:span text:style-name="T35_120"><text:s/></text:span><text:span text:style-name="T35_121">w</text:span><text:span text:style-name="T35_122"><text:s/></text:span><text:span text:style-name="T35_123">Stajni</text:span><text:span text:style-name="T35_124"><text:s/>2).<text:s/></text:span><text:span text:style-name="T35_125">Oba</text:span><text:span text:style-name="T35_126"><text:s/></text:span><text:span text:style-name="T35_127">są</text:span><text:span text:style-name="T35_128"><text:s/></text:span><text:span text:style-name="T35_129">o</text:span><text:span text:style-name="T35_130"><text:s/></text:span><text:span text:style-name="T35_131">tyle</text:span><text:span text:style-name="T35_132"><text:s/></text:span><text:span text:style-name="T35_133">zrozumiałe</text:span><text:span text:style-name="T35_134">,<text:s/></text:span><text:span text:style-name="T35_135">że</text:span><text:span text:style-name="T35_136"><text:s/></text:span><text:span text:style-name="T35_137">tworzenie</text:span><text:span text:style-name="T35_138"><text:s/></text:span><text:span text:style-name="T35_139">trzech</text:span><text:span text:style-name="T35_140"><text:s/></text:span><text:span text:style-name="T35_141">różnych</text:span><text:span text:style-name="T35_142"><text:s/></text:span><text:span text:style-name="T35_143">mechanik</text:span><text:span text:style-name="T35_144"><text:s/></text:span><text:span text:style-name="T35_145">dla</text:span><text:span text:style-name="T35_146"><text:s/></text:span><text:span text:style-name="T35_147">jednej</text:span><text:span text:style-name="T35_148"><text:s/></text:span><text:span text:style-name="T35_149">gry</text:span><text:span text:style-name="T35_150"><text:s/></text:span><text:span text:style-name="T35_151">stanowiłoby</text:span><text:span text:style-name="T35_152"><text:s/></text:span><text:span text:style-name="T35_153">nie</text:span><text:span text:style-name="T35_154"><text:s/></text:span><text:span text:style-name="T35_155">lada</text:span><text:span text:style-name="T35_156"><text:s/></text:span><text:span text:style-name="T35_157">problem</text:span><text:span text:style-name="T35_158">,<text:s/></text:span><text:span text:style-name="T35_159">wymagający</text:span><text:span text:style-name="T35_160"><text:s/></text:span><text:span text:style-name="T35_161">troskliwego</text:span><text:span text:style-name="T35_162">,<text:s/></text:span><text:span text:style-name="T35_163">długiego</text:span><text:span text:style-name="T35_164"><text:s/></text:span><text:span text:style-name="T35_165">działania</text:span><text:span text:style-name="T35_166"><text:s/></text:span><text:span text:style-name="T35_167">w</text:span><text:span text:style-name="T35_168"><text:s/></text:span><text:span text:style-name="T35_169">kwestiach</text:span><text:span text:style-name="T35_170"><text:s/></text:span><text:span text:style-name="T35_171">balansu</text:span><text:span text:style-name="T35_172"><text:s/></text:span><text:span text:style-name="T35_173">i</text:span><text:span text:style-name="T35_174"><text:s/></text:span><text:span text:style-name="T35_175">zróżnicowania</text:span><text:span text:style-name="T35_176">.<text:s/></text:span><text:span text:style-name="T35_177">Dlatego</text:span><text:span text:style-name="T35_178"><text:s/></text:span><text:span text:style-name="T35_179">nic</text:span><text:span text:style-name="T35_180"><text:s/></text:span><text:span text:style-name="T35_181">dziwnego</text:span><text:span text:style-name="T35_182">,<text:s/></text:span><text:span text:style-name="T35_183">że</text:span><text:span text:style-name="T35_184"><text:s/></text:span><text:span text:style-name="T35_185">pobiegamy</text:span><text:span text:style-name="T35_186"><text:s/></text:span><text:span text:style-name="T35_187">sobie</text:span><text:span text:style-name="T35_188"><text:s/></text:span><text:span text:style-name="T35_189">tylko</text:span><text:span text:style-name="T35_190"><text:s/></text:span><text:span text:style-name="T35_191">jednorogiem</text:span><text:span text:style-name="T35_192"><text:s/></text:span><text:span text:style-name="T35_193">ze</text:span><text:span text:style-name="T35_194"><text:s/></text:span><text:span text:style-name="T35_195">stajni</text:span><text:span text:style-name="T35_196"><text:s/>–<text:s/></text:span><text:span text:style-name="T35_197">koniec</text:span><text:span text:style-name="T35_198"><text:s/></text:span><text:span text:style-name="T35_199">końców</text:span><text:span text:style-name="T35_200"><text:s/></text:span><text:span text:style-name="T35_201">nawet</text:span><text:span text:style-name="T35_202"><text:s/></text:span><text:span text:style-name="T35_203">Bethesda</text:span><text:span text:style-name="T35_204"><text:s/></text:span><text:span text:style-name="T35_205">nie</text:span><text:span text:style-name="T35_206"><text:s/></text:span><text:span text:style-name="T35_207">dawała</text:span><text:span text:style-name="T35_208"><text:s/></text:span><text:span text:style-name="T35_209">nam</text:span><text:span text:style-name="T35_210"><text:s/></text:span><text:span text:style-name="T35_211">zbyt</text:span><text:span text:style-name="T35_212"><text:s/></text:span><text:span text:style-name="T35_213">wielkiego</text:span><text:span text:style-name="T35_214"><text:s/></text:span><text:span text:style-name="T35_215">wyboru</text:span><text:span text:style-name="T35_216"><text:s/></text:span><text:span text:style-name="T35_217">w</text:span><text:span text:style-name="T35_218"><text:s/></text:span><text:span text:style-name="T35_219">tej</text:span><text:span text:style-name="T35_220"><text:s/></text:span><text:span text:style-name="T35_221">kwestii</text:span><text:span text:style-name="T35_222">.</text:span></text:p>
      <text:p text:style-name="P36"/>
      <text:p text:style-name="P37"><text:span text:style-name="T37_1">A</text:span><text:span text:style-name="T37_2"><text:s/></text:span><text:span text:style-name="T37_3">jak</text:span><text:span text:style-name="T37_4"><text:s/></text:span><text:span text:style-name="T37_5">wygląda</text:span><text:span text:style-name="T37_6"><text:s/></text:span><text:span text:style-name="T37_7">rozwój</text:span><text:span text:style-name="T37_8"><text:s/></text:span><text:span text:style-name="T37_9">postaci</text:span><text:span text:style-name="T37_10"><text:s/></text:span><text:span text:style-name="T37_11">sam</text:span><text:span text:style-name="T37_12"><text:s/></text:span><text:span text:style-name="T37_13">w</text:span><text:span text:style-name="T37_14"><text:s/></text:span><text:span text:style-name="T37_15">sobie</text:span><text:span text:style-name="T37_16">?<text:s/></text:span><text:span text:style-name="T37_17">Bardzo</text:span><text:span text:style-name="T37_18"><text:s/></text:span><text:span text:style-name="T37_19">podobnie</text:span><text:span text:style-name="T37_20"><text:s/></text:span><text:span text:style-name="T37_21">do</text:span><text:span text:style-name="T37_22"><text:s/></text:span><text:span text:style-name="T37_23">oryginalnych</text:span><text:span text:style-name="T37_24"><text:s/></text:span><text:span text:style-name="T37_25">Falloutów</text:span><text:span text:style-name="T37_26">.<text:s/></text:span><text:span text:style-name="T37_27">Mamy</text:span><text:span text:style-name="T37_28"><text:s/></text:span><text:span text:style-name="T37_29">Pipbucka</text:span><text:span text:style-name="T37_30"><text:s/></text:span><text:span text:style-name="T37_31">z</text:span><text:span text:style-name="T37_32"><text:s/></text:span><text:span text:style-name="T37_33">trzema</text:span><text:span text:style-name="T37_34"><text:s/></text:span><text:span text:style-name="T37_35">zakładkami</text:span><text:span text:style-name="T37_36"><text:s/>(</text:span><text:span text:style-name="T37_37">Stats</text:span><text:span text:style-name="T37_38">,<text:s/></text:span><text:span text:style-name="T37_39">EQ</text:span><text:span text:style-name="T37_40">,<text:s/></text:span><text:span text:style-name="T37_41">Data</text:span><text:span text:style-name="T37_42">).<text:s/></text:span><text:span text:style-name="T37_43">W</text:span><text:span text:style-name="T37_44"><text:s/></text:span><text:span text:style-name="T37_45">pierwszym</text:span><text:span text:style-name="T37_46"><text:s/></text:span><text:span text:style-name="T37_47">dziale</text:span><text:span text:style-name="T37_48"><text:s/></text:span><text:span text:style-name="T37_49">zawarte</text:span><text:span text:style-name="T37_50"><text:s/></text:span><text:span text:style-name="T37_51">będzie</text:span><text:span text:style-name="T37_52"><text:s/></text:span><text:span text:style-name="T37_53">najwięcej</text:span><text:span text:style-name="T37_54"><text:s/></text:span><text:span text:style-name="T37_55">o</text:span><text:span text:style-name="T37_56"><text:s/></text:span><text:span text:style-name="T37_57">nas</text:span><text:span text:style-name="T37_58"><text:s/></text:span><text:span text:style-name="T37_59">samych</text:span><text:span text:style-name="T37_60">:<text:s/></text:span><text:span text:style-name="T37_61">profity</text:span><text:span text:style-name="T37_62">,<text:s/></text:span><text:span text:style-name="T37_63">traity</text:span><text:span text:style-name="T37_64"><text:s/>(</text:span><text:span text:style-name="T37_65">o</text:span><text:span text:style-name="T37_66"><text:s/></text:span><text:span text:style-name="T37_67">ile</text:span><text:span text:style-name="T37_68"><text:s/></text:span><text:span text:style-name="T37_69">się</text:span><text:span text:style-name="T37_70"><text:s/></text:span><text:span text:style-name="T37_71">pojawią</text:span><text:span text:style-name="T37_72">),<text:s/></text:span><text:span text:style-name="T37_73">stan</text:span><text:span text:style-name="T37_74"><text:s/></text:span><text:span text:style-name="T37_75">zdrowia</text:span><text:span text:style-name="T37_76">,<text:s/></text:span><text:span text:style-name="T37_77">statystyki</text:span><text:span text:style-name="T37_78">,<text:s/></text:span><text:span text:style-name="T37_79">stopień</text:span><text:span text:style-name="T37_80"><text:s/></text:span><text:span text:style-name="T37_81">rozwoju</text:span><text:span text:style-name="T37_82"><text:s/></text:span><text:span text:style-name="T37_83">umiejętności</text:span><text:span text:style-name="T37_84"><text:s/></text:span><text:span text:style-name="T37_85">i</text:span><text:span text:style-name="T37_86"><text:s/></text:span><text:span text:style-name="T37_87">tym</text:span><text:span text:style-name="T37_88"><text:s/></text:span><text:span text:style-name="T37_89">podobne</text:span><text:span text:style-name="T37_90">.<text:s/></text:span><text:span text:style-name="T37_91">W</text:span><text:span text:style-name="T37_92"><text:s/></text:span><text:span text:style-name="T37_93">drugim</text:span><text:span text:style-name="T37_94"><text:s/></text:span><text:span text:style-name="T37_95">będziemy</text:span><text:span text:style-name="T37_96"><text:s/></text:span><text:span text:style-name="T37_97">mogli</text:span><text:span text:style-name="T37_98"><text:s/></text:span><text:span text:style-name="T37_99">podziwiać</text:span><text:span text:style-name="T37_100"><text:s/></text:span><text:span text:style-name="T37_101">kolekcję</text:span><text:span text:style-name="T37_102"><text:s/></text:span><text:span text:style-name="T37_103">zebranych</text:span><text:span text:style-name="T37_104"><text:s/></text:span><text:span text:style-name="T37_105">w</text:span><text:span text:style-name="T37_106"><text:s/></text:span><text:span text:style-name="T37_107">drodze</text:span><text:span text:style-name="T37_108"><text:s/></text:span><text:span text:style-name="T37_109">przez</text:span><text:span text:style-name="T37_110"><text:s/></text:span><text:span text:style-name="T37_111">Pustkowia</text:span><text:span text:style-name="T37_112"><text:s/></text:span><text:span text:style-name="T37_113">śmieci</text:span><text:span text:style-name="T37_114">.<text:s/></text:span><text:span text:style-name="T37_115">Trzeci</text:span><text:span text:style-name="T37_116"><text:s/></text:span><text:span text:style-name="T37_117">zawierać</text:span><text:span text:style-name="T37_118"><text:s/></text:span><text:span text:style-name="T37_119">będzie</text:span><text:span text:style-name="T37_120"><text:s/></text:span><text:span text:style-name="T37_121">mapy</text:span><text:span text:style-name="T37_122">:<text:s/></text:span><text:span text:style-name="T37_123">lokalną</text:span><text:span text:style-name="T37_124"><text:s/></text:span><text:span text:style-name="T37_125">i</text:span><text:span text:style-name="T37_126"><text:s/></text:span><text:span text:style-name="T37_127">świata</text:span><text:span text:style-name="T37_128">,<text:s/></text:span><text:span text:style-name="T37_129">dzienniczek</text:span><text:span text:style-name="T37_130">,<text:s/></text:span><text:span text:style-name="T37_131">radio</text:span><text:span text:style-name="T37_132"><text:s/></text:span><text:span text:style-name="T37_133">i</text:span><text:span text:style-name="T37_134"><text:s/></text:span><text:span text:style-name="T37_135">notatki</text:span><text:span text:style-name="T37_136">.<text:s/></text:span><text:span text:style-name="T37_137">Niestety</text:span><text:span text:style-name="T37_138">,<text:s/></text:span><text:span text:style-name="T37_139">nic</text:span><text:span text:style-name="T37_140"><text:s/></text:span><text:span text:style-name="T37_141">nie</text:span><text:span text:style-name="T37_142"><text:s/></text:span><text:span text:style-name="T37_143">wiadomo</text:span><text:span text:style-name="T37_144"><text:s/></text:span><text:span text:style-name="T37_145">o</text:span><text:span text:style-name="T37_146"><text:s/></text:span><text:span text:style-name="T37_147">systemie</text:span><text:span text:style-name="T37_148"><text:s/></text:span><text:span text:style-name="T37_149">karmy</text:span><text:span text:style-name="T37_150"><text:s/></text:span><text:span text:style-name="T37_151">czy</text:span><text:span text:style-name="T37_152"><text:s/></text:span><text:span text:style-name="T37_153">reputacji</text:span><text:span text:style-name="T37_154">.</text:span></text:p>
      <text:p text:style-name="P38"/>
      <text:p text:style-name="P39"><text:span text:style-name="T39_1">W</text:span><text:span text:style-name="T39_2"><text:s/></text:span><text:span text:style-name="T39_3">momencie</text:span><text:span text:style-name="T39_4">,<text:s/></text:span><text:span text:style-name="T39_5">kiedy</text:span><text:span text:style-name="T39_6"><text:s/></text:span><text:span text:style-name="T39_7">artykuł</text:span><text:span text:style-name="T39_8"><text:s/></text:span><text:span text:style-name="T39_9">ten</text:span><text:span text:style-name="T39_10"><text:s/></text:span><text:span text:style-name="T39_11">był</text:span><text:span text:style-name="T39_12"><text:s/></text:span><text:span text:style-name="T39_13">pisany</text:span><text:span text:style-name="T39_14">,<text:s/></text:span><text:span text:style-name="T39_15">wydany</text:span><text:span text:style-name="T39_16"><text:s/></text:span><text:span text:style-name="T39_17">został</text:span><text:span text:style-name="T39_18"><text:s/></text:span><text:span text:style-name="T39_19">kolejny</text:span><text:span text:style-name="T39_20"><text:s/></text:span><text:span text:style-name="T39_21">update</text:span><text:span text:style-name="T39_22"><text:s/></text:span><text:span text:style-name="T39_23">na</text:span><text:span text:style-name="T39_24"><text:s/></text:span><text:span text:style-name="T39_25">blogu</text:span><text:span text:style-name="T39_26"><text:s/></text:span><text:span text:style-name="T39_27">twórców</text:span><text:span text:style-name="T39_28">,<text:s/></text:span><text:span text:style-name="T39_29">uwzględniający</text:span><text:span text:style-name="T39_30"><text:s/></text:span><text:span text:style-name="T39_31">właśnie</text:span><text:span text:style-name="T39_32"><text:s/></text:span><text:span text:style-name="T39_33">umiejętności</text:span><text:span text:style-name="T39_34"><text:s/></text:span><text:span text:style-name="T39_35">i</text:span><text:span text:style-name="T39_36"><text:s/></text:span><text:span text:style-name="T39_37">nieco</text:span><text:span text:style-name="T39_38"><text:s/></text:span><text:span text:style-name="T39_39">zmienione</text:span><text:span text:style-name="T39_40"><text:s/></text:span><text:span text:style-name="T39_41">statystyki</text:span><text:span text:style-name="T39_42"><text:s/></text:span><text:span text:style-name="T39_43">S</text:span><text:span text:style-name="T39_44">.</text:span><text:span text:style-name="T39_45">P</text:span><text:span text:style-name="T39_46">.</text:span><text:span text:style-name="T39_47">E</text:span><text:span text:style-name="T39_48">.</text:span><text:span text:style-name="T39_49">C</text:span><text:span text:style-name="T39_50">.</text:span><text:span text:style-name="T39_51">I</text:span><text:span text:style-name="T39_52">.</text:span><text:span text:style-name="T39_53">A</text:span><text:span text:style-name="T39_54">.</text:span><text:span text:style-name="T39_55">L</text:span><text:span text:style-name="T39_56">.<text:s/></text:span><text:span text:style-name="T39_57">Opisane</text:span><text:span text:style-name="T39_58"><text:s/></text:span><text:span text:style-name="T39_59">są</text:span><text:span text:style-name="T39_60"><text:s/></text:span><text:span text:style-name="T39_61">tam</text:span><text:span text:style-name="T39_62"><text:s/></text:span><text:span text:style-name="T39_63">m</text:span><text:span text:style-name="T39_64">.</text:span><text:span text:style-name="T39_65">in</text:span><text:span text:style-name="T39_66">.<text:s/></text:span><text:span text:style-name="T39_67">magia</text:span><text:span text:style-name="T39_68"><text:s/></text:span><text:span text:style-name="T39_69">i</text:span><text:span text:style-name="T39_70"><text:s/></text:span><text:span text:style-name="T39_71">alchemia</text:span><text:span text:style-name="T39_72"><text:s/>(</text:span><text:span text:style-name="T39_73">dwa</text:span><text:span text:style-name="T39_74"><text:s/></text:span><text:span text:style-name="T39_75">zupełnie</text:span><text:span text:style-name="T39_76"><text:s/></text:span><text:span text:style-name="T39_77">nowe</text:span><text:span text:style-name="T39_78"><text:s/></text:span><text:span text:style-name="T39_79">skille</text:span><text:span text:style-name="T39_80">),<text:s/></text:span><text:span text:style-name="T39_81">zmiany</text:span><text:span text:style-name="T39_82"><text:s/></text:span><text:span text:style-name="T39_83">w</text:span><text:span text:style-name="T39_84"><text:s/></text:span><text:span text:style-name="T39_85">mechanice</text:span><text:span text:style-name="T39_86"><text:s/>(</text:span><text:span text:style-name="T39_87">Inteligencja</text:span><text:span text:style-name="T39_88"><text:s/></text:span><text:span text:style-name="T39_89">nie</text:span><text:span text:style-name="T39_90"><text:s/></text:span><text:span text:style-name="T39_91">daje</text:span><text:span text:style-name="T39_92"><text:s/></text:span><text:span text:style-name="T39_93">już</text:span><text:span text:style-name="T39_94">,<text:s/></text:span><text:span text:style-name="T39_95">jak</text:span><text:span text:style-name="T39_96"><text:s/></text:span><text:span text:style-name="T39_97">to</text:span><text:span text:style-name="T39_98"><text:s/></text:span><text:span text:style-name="T39_99">jest</text:span><text:span text:style-name="T39_100"><text:s/></text:span><text:span text:style-name="T39_101">w</text:span><text:span text:style-name="T39_102"><text:s/></text:span><text:span text:style-name="T39_103">F</text:span><text:span text:style-name="T39_104">3<text:s/></text:span><text:span text:style-name="T39_105">i</text:span><text:span text:style-name="T39_106"><text:s/></text:span><text:span text:style-name="T39_107">NV</text:span><text:span text:style-name="T39_108">,<text:s/></text:span><text:span text:style-name="T39_109">premii</text:span><text:span text:style-name="T39_110"><text:s/></text:span><text:span text:style-name="T39_111">do</text:span><text:span text:style-name="T39_112"><text:s/></text:span><text:span text:style-name="T39_113">punktów</text:span><text:span text:style-name="T39_114"><text:s/></text:span><text:span text:style-name="T39_115">umiejętności</text:span><text:span text:style-name="T39_116"><text:s/></text:span><text:span text:style-name="T39_117">na</text:span><text:span text:style-name="T39_118"><text:s/></text:span><text:span text:style-name="T39_119">poziom</text:span><text:span text:style-name="T39_120">,<text:s/></text:span><text:span text:style-name="T39_121">za</text:span><text:span text:style-name="T39_122"><text:s/></text:span><text:span text:style-name="T39_123">to</text:span><text:span text:style-name="T39_124"><text:s/></text:span><text:span text:style-name="T39_125">będzie</text:span><text:span text:style-name="T39_126"><text:s/></text:span><text:span text:style-name="T39_127">mieć</text:span><text:span text:style-name="T39_128"><text:s/></text:span><text:span text:style-name="T39_129">inne</text:span><text:span text:style-name="T39_130">,<text:s/></text:span><text:span text:style-name="T39_131">ciekawe</text:span><text:span text:style-name="T39_132"><text:s/></text:span><text:span text:style-name="T39_133">rozwiązania</text:span><text:span text:style-name="T39_134">)<text:s/></text:span><text:span text:style-name="T39_135">itp</text:span><text:span text:style-name="T39_136">.<text:s/></text:span><text:span text:style-name="T39_137">Znajdziecie</text:span><text:span text:style-name="T39_138"><text:s/></text:span><text:span text:style-name="T39_139">go</text:span><text:span text:style-name="T39_140"><text:s/></text:span><text:span text:style-name="T39_141">pod</text:span><text:span text:style-name="T39_142"><text:s/></text:span><text:span text:style-name="T39_143"><text:a xlink:type="simple" xlink:href="http://theovermare.com/blog/2014/11/statistical-analysis"><text:span text:style-name="T39_144">tym</text:span></text:a></text:span><text:span text:style-name="T39_145"><text:s/></text:span><text:span text:style-name="T39_146">linkiem</text:span><text:span text:style-name="T39_147">.</text:span></text:p>
      <text:p text:style-name="P40"/>
      <text:p text:style-name="P41"><text:span text:style-name="T41_1">Wasted</text:span><text:span text:style-name="T41_2"><text:s/></text:span><text:span text:style-name="T41_3">World</text:span><text:span text:style-name="T41_4">,<text:s/></text:span><text:span text:style-name="T41_5">my</text:span><text:span text:style-name="T41_6"><text:s/></text:span><text:span text:style-name="T41_7">garden</text:span></text:p>
      <text:p text:style-name="P42"/>
      <text:p text:style-name="P43"><text:span text:style-name="T43_1">Skoro</text:span><text:span text:style-name="T43_2"><text:s/></text:span><text:span text:style-name="T43_3">już</text:span><text:span text:style-name="T43_4"><text:s/></text:span><text:span text:style-name="T43_5">o</text:span><text:span text:style-name="T43_6"><text:s/></text:span><text:span text:style-name="T43_7">uniwersum</text:span><text:span text:style-name="T43_8"><text:s/></text:span><text:span text:style-name="T43_9">mowa</text:span><text:span text:style-name="T43_10"><text:s/>–<text:s/></text:span><text:span text:style-name="T43_11">pora</text:span><text:span text:style-name="T43_12"><text:s/></text:span><text:span text:style-name="T43_13">na</text:span><text:span text:style-name="T43_14"><text:s/></text:span><text:span text:style-name="T43_15">kawałek</text:span><text:span text:style-name="T43_16"><text:s/></text:span><text:span text:style-name="T43_17">o</text:span><text:span text:style-name="T43_18"><text:s/></text:span><text:span text:style-name="T43_19">tym</text:span><text:span text:style-name="T43_20">,<text:s/></text:span><text:span text:style-name="T43_21">czego</text:span><text:span text:style-name="T43_22"><text:s/></text:span><text:span text:style-name="T43_23">można</text:span><text:span text:style-name="T43_24"><text:s/></text:span><text:span text:style-name="T43_25">się</text:span><text:span text:style-name="T43_26"><text:s/></text:span><text:span text:style-name="T43_27">spodziewać</text:span><text:span text:style-name="T43_28"><text:s/></text:span><text:span text:style-name="T43_29">po</text:span><text:span text:style-name="T43_30"><text:s/></text:span><text:span text:style-name="T43_31">gameplayu</text:span><text:span text:style-name="T43_32">.<text:s/></text:span><text:span text:style-name="T43_33">Przede</text:span><text:span text:style-name="T43_34"><text:s/></text:span><text:span text:style-name="T43_35">wszystkim</text:span><text:span text:style-name="T43_36"><text:s/>–<text:s/></text:span><text:span text:style-name="T43_37">również</text:span><text:span text:style-name="T43_38"><text:s/></text:span><text:span text:style-name="T43_39">i</text:span><text:span text:style-name="T43_40"><text:s/></text:span><text:span text:style-name="T43_41">tutaj</text:span><text:span text:style-name="T43_42"><text:s/></text:span><text:span text:style-name="T43_43">TOmS</text:span><text:span text:style-name="T43_44"><text:s/></text:span><text:span text:style-name="T43_45">oddało</text:span><text:span text:style-name="T43_46"><text:s/></text:span><text:span text:style-name="T43_47">hołd</text:span><text:span text:style-name="T43_48"><text:s/></text:span><text:span text:style-name="T43_49">Falloutom</text:span><text:span text:style-name="T43_50">,<text:s/></text:span><text:span text:style-name="T43_51">twierdząc</text:span><text:span text:style-name="T43_52">,<text:s/></text:span><text:span text:style-name="T43_53">że</text:span><text:span text:style-name="T43_54"><text:s/></text:span><text:span text:style-name="T43_55">po</text:span><text:span text:style-name="T43_56"><text:s/></text:span><text:span text:style-name="T43_57">co</text:span><text:span text:style-name="T43_58"><text:s/></text:span><text:span text:style-name="T43_59">mieliby</text:span><text:span text:style-name="T43_60"><text:s/></text:span><text:span text:style-name="T43_61">ograniczać</text:span><text:span text:style-name="T43_62"><text:s/></text:span><text:span text:style-name="T43_63">gracza</text:span><text:span text:style-name="T43_64"><text:s/></text:span><text:span text:style-name="T43_65">do</text:span><text:span text:style-name="T43_66"><text:s/></text:span><text:span text:style-name="T43_67">tylko</text:span><text:span text:style-name="T43_68"><text:s/></text:span><text:span text:style-name="T43_69">jedynej</text:span><text:span text:style-name="T43_70">,<text:s/></text:span><text:span text:style-name="T43_71">słusznej</text:span><text:span text:style-name="T43_72"><text:s/></text:span><text:span text:style-name="T43_73">drogi</text:span><text:span text:style-name="T43_74"><text:s/></text:span><text:span text:style-name="T43_75">fanfika</text:span><text:span text:style-name="T43_76">?</text:span></text:p>
      <text:p text:style-name="P44"/>
      <text:p text:style-name="P45"><text:span text:style-name="T45_1">Wybory</text:span><text:span text:style-name="T45_2"><text:s/></text:span><text:span text:style-name="T45_3">w</text:span><text:span text:style-name="T45_4"><text:s/></text:span><text:span text:style-name="T45_5">grze</text:span><text:span text:style-name="T45_6"><text:s/></text:span><text:span text:style-name="T45_7">będą</text:span><text:span text:style-name="T45_8"><text:s/></text:span><text:span text:style-name="T45_9">miały</text:span><text:span text:style-name="T45_10"><text:s/></text:span><text:span text:style-name="T45_11">podobny</text:span><text:span text:style-name="T45_12"><text:s/></text:span><text:span text:style-name="T45_13">charakter</text:span><text:span text:style-name="T45_14">,<text:s/></text:span><text:span text:style-name="T45_15">co</text:span><text:span text:style-name="T45_16"><text:s/></text:span><text:span text:style-name="T45_17">w</text:span><text:span text:style-name="T45_18"><text:s/></text:span><text:span text:style-name="T45_19">F</text:span><text:span text:style-name="T45_20">3<text:s/></text:span><text:span text:style-name="T45_21">oraz</text:span><text:span text:style-name="T45_22"><text:s/></text:span><text:span text:style-name="T45_23">New</text:span><text:span text:style-name="T45_24"><text:s/></text:span><text:span text:style-name="T45_25">Vegas</text:span><text:span text:style-name="T45_26">.<text:s/></text:span><text:span text:style-name="T45_27">Nie</text:span><text:span text:style-name="T45_28"><text:s/></text:span><text:span text:style-name="T45_29">będzie</text:span><text:span text:style-name="T45_30"><text:s/></text:span><text:span text:style-name="T45_31">czerni</text:span><text:span text:style-name="T45_32"><text:s/></text:span><text:span text:style-name="T45_33">i</text:span><text:span text:style-name="T45_34"><text:s/></text:span><text:span text:style-name="T45_35">bieli</text:span><text:span text:style-name="T45_36">,<text:s/></text:span><text:span text:style-name="T45_37">tylko</text:span><text:span text:style-name="T45_38"><text:s/></text:span><text:span text:style-name="T45_39">jaśniejsze</text:span><text:span text:style-name="T45_40"><text:s/></text:span><text:span text:style-name="T45_41">i</text:span><text:span text:style-name="T45_42"><text:s/></text:span><text:span text:style-name="T45_43">brudniejsze</text:span><text:span text:style-name="T45_44"><text:s/></text:span><text:span text:style-name="T45_45">odcienie</text:span><text:span text:style-name="T45_46"><text:s/></text:span><text:span text:style-name="T45_47">szarości</text:span><text:span text:style-name="T45_48">.<text:s/></text:span><text:span text:style-name="T45_49">Oczywiście</text:span><text:span text:style-name="T45_50"><text:s/></text:span><text:span text:style-name="T45_51">można</text:span><text:span text:style-name="T45_52"><text:s/></text:span><text:span text:style-name="T45_53">będzie</text:span><text:span text:style-name="T45_54"><text:s/></text:span><text:span text:style-name="T45_55">zrobić</text:span><text:span text:style-name="T45_56"><text:s/></text:span><text:span text:style-name="T45_57">ze</text:span><text:span text:style-name="T45_58"><text:s/></text:span><text:span text:style-name="T45_59">swojej</text:span><text:span text:style-name="T45_60"><text:s/></text:span><text:span text:style-name="T45_61">protagonistki</text:span><text:span text:style-name="T45_62"><text:s/>(</text:span><text:span text:style-name="T45_63">bądź</text:span><text:span text:style-name="T45_64"><text:s/></text:span><text:span text:style-name="T45_65">protagonisty</text:span><text:span text:style-name="T45_66">)<text:s/></text:span><text:span text:style-name="T45_67">obrońcę</text:span><text:span text:style-name="T45_68"><text:s/></text:span><text:span text:style-name="T45_69">świata</text:span><text:span text:style-name="T45_70">,<text:s/></text:span><text:span text:style-name="T45_71">ciemiężonych</text:span><text:span text:style-name="T45_72"><text:s/></text:span><text:span text:style-name="T45_73">i</text:span><text:span text:style-name="T45_74"><text:s/></text:span><text:span text:style-name="T45_75">jednocześnie</text:span><text:span text:style-name="T45_76"><text:s/></text:span><text:span text:style-name="T45_77">biczem</text:span><text:span text:style-name="T45_78"><text:s/></text:span><text:span text:style-name="T45_79">bożym</text:span><text:span text:style-name="T45_80"><text:s/></text:span><text:span text:style-name="T45_81">na</text:span><text:span text:style-name="T45_82"><text:s/></text:span><text:span text:style-name="T45_83">największe</text:span><text:span text:style-name="T45_84"><text:s/></text:span><text:span text:style-name="T45_85">szumowiny</text:span><text:span text:style-name="T45_86"><text:s/></text:span><text:span text:style-name="T45_87">powojen</text:span><text:span text:style-name="T45_88">nej</text:span><text:span text:style-name="T45_89"><text:s/></text:span><text:span text:style-name="T45_90">Equestrii</text:span><text:span text:style-name="T45_91">...<text:s/></text:span><text:span text:style-name="T45_92">ale</text:span><text:span text:style-name="T45_93"><text:s/></text:span><text:span text:style-name="T45_94">można</text:span><text:span text:style-name="T45_95"><text:s/></text:span><text:span text:style-name="T45_96">będzie</text:span><text:span text:style-name="T45_97"><text:s/></text:span><text:span text:style-name="T45_98">stać</text:span><text:span text:style-name="T45_99"><text:s/></text:span><text:span text:style-name="T45_100">się</text:span><text:span text:style-name="T45_101"><text:s/></text:span><text:span text:style-name="T45_102">postrachem</text:span><text:span text:style-name="T45_103"><text:s/></text:span><text:span text:style-name="T45_104">wiosek</text:span><text:span text:style-name="T45_105">,<text:s/></text:span><text:span text:style-name="T45_106">siejącym</text:span><text:span text:style-name="T45_107"><text:s/></text:span><text:span text:style-name="T45_108">terror</text:span><text:span text:style-name="T45_109">,<text:s/></text:span><text:span text:style-name="T45_110">gdzie</text:span><text:span text:style-name="T45_111"><text:s/></text:span><text:span text:style-name="T45_112">tylko</text:span><text:span text:style-name="T45_113"><text:s/></text:span><text:span text:style-name="T45_114">się</text:span><text:span text:style-name="T45_115"><text:s/></text:span><text:span text:style-name="T45_116">pojawi</text:span><text:span text:style-name="T45_117">.<text:s/></text:span><text:span text:style-name="T45_118">O</text:span><text:span text:style-name="T45_119"><text:s/></text:span><text:span text:style-name="T45_120">wszystkim</text:span><text:span text:style-name="T45_121"><text:s/></text:span><text:span text:style-name="T45_122">będzie</text:span><text:span text:style-name="T45_123"><text:s/></text:span><text:span text:style-name="T45_124">można</text:span><text:span text:style-name="T45_125">,<text:s/></text:span><text:span text:style-name="T45_126">oczywiście</text:span><text:span text:style-name="T45_127">,<text:s/></text:span><text:span text:style-name="T45_128">usłyszeć</text:span><text:span text:style-name="T45_129"><text:s/></text:span><text:span text:style-name="T45_130">w</text:span><text:span text:style-name="T45_131"><text:s/></text:span><text:span text:style-name="T45_132">radiu</text:span><text:span text:style-name="T45_133">.</text:span></text:p>
      <text:p text:style-name="P46"/>
      <text:p text:style-name="P47"><text:span text:style-name="T47_1">Niestety</text:span><text:span text:style-name="T47_2"><text:s/></text:span><text:span text:style-name="T47_3">nie</text:span><text:span text:style-name="T47_4"><text:s/></text:span><text:span text:style-name="T47_5">jesteśmy</text:span><text:span text:style-name="T47_6"><text:s/></text:span><text:span text:style-name="T47_7">w</text:span><text:span text:style-name="T47_8"><text:s/></text:span><text:span text:style-name="T47_9">stanie</text:span><text:span text:style-name="T47_10"><text:s/></text:span><text:span text:style-name="T47_11">wiedzieć</text:span><text:span text:style-name="T47_12">,<text:s/></text:span><text:span text:style-name="T47_13">czy</text:span><text:span text:style-name="T47_14"><text:s/></text:span><text:span text:style-name="T47_15">świat</text:span><text:span text:style-name="T47_16"><text:s/></text:span><text:span text:style-name="T47_17">będzie</text:span><text:span text:style-name="T47_18"><text:s/></text:span><text:span text:style-name="T47_19">żył</text:span><text:span text:style-name="T47_20"><text:s/></text:span><text:span text:style-name="T47_21">własnym</text:span><text:span text:style-name="T47_22"><text:s/></text:span><text:span text:style-name="T47_23">życiem</text:span><text:span text:style-name="T47_24">.<text:s/></text:span><text:span text:style-name="T47_25">To</text:span><text:span text:style-name="T47_26"><text:s/></text:span><text:span text:style-name="T47_27">właśnie</text:span><text:span text:style-name="T47_28"><text:s/></text:span><text:span text:style-name="T47_29">jest</text:span><text:span text:style-name="T47_30"><text:s/></text:span><text:span text:style-name="T47_31">jeden</text:span><text:span text:style-name="T47_32"><text:s/></text:span><text:span text:style-name="T47_33">z</text:span><text:span text:style-name="T47_34"><text:s/></text:span><text:span text:style-name="T47_35">tych</text:span><text:span text:style-name="T47_36"><text:s/></text:span><text:span text:style-name="T47_37">wątków</text:span><text:span text:style-name="T47_38">,<text:s/></text:span><text:span text:style-name="T47_39">którego</text:span><text:span text:style-name="T47_40"><text:s/></text:span><text:span text:style-name="T47_41">autorzy</text:span><text:span text:style-name="T47_42"><text:s/></text:span><text:span text:style-name="T47_43">nie</text:span><text:span text:style-name="T47_44"><text:s/></text:span><text:span text:style-name="T47_45">poruszali</text:span><text:span text:style-name="T47_46"><text:s/></text:span><text:span text:style-name="T47_47">jeszcze</text:span><text:span text:style-name="T47_48"><text:s/></text:span><text:span text:style-name="T47_49">na</text:span><text:span text:style-name="T47_50"><text:s/></text:span><text:span text:style-name="T47_51">szerszą</text:span><text:span text:style-name="T47_52"><text:s/></text:span><text:span text:style-name="T47_53">skalę</text:span><text:span text:style-name="T47_54">.<text:s/></text:span><text:span text:style-name="T47_55">Świat</text:span><text:span text:style-name="T47_56"><text:s/></text:span><text:span text:style-name="T47_57">i</text:span><text:span text:style-name="T47_58"><text:s/></text:span><text:span text:style-name="T47_59">walka</text:span><text:span text:style-name="T47_60"><text:s/></text:span><text:span text:style-name="T47_61">to</text:span><text:span text:style-name="T47_62"><text:s/></text:span><text:span text:style-name="T47_63">w</text:span><text:span text:style-name="T47_64"><text:s/></text:span><text:span text:style-name="T47_65">tej</text:span><text:span text:style-name="T47_66"><text:s/></text:span><text:span text:style-name="T47_67">chwili</text:span><text:span text:style-name="T47_68"><text:s/></text:span><text:span text:style-name="T47_69">największe</text:span><text:span text:style-name="T47_70"><text:s/></text:span><text:span text:style-name="T47_71">niewiadome</text:span><text:span text:style-name="T47_72">,<text:s/></text:span><text:span text:style-name="T47_73">a</text:span><text:span text:style-name="T47_74"><text:s/></text:span><text:span text:style-name="T47_75">to</text:span><text:span text:style-name="T47_76"><text:s/></text:span><text:span text:style-name="T47_77">pozwala</text:span><text:span text:style-name="T47_78"><text:s/></text:span><text:span text:style-name="T47_79">wysnuwać</text:span><text:span text:style-name="T47_80"><text:s/></text:span><text:span text:style-name="T47_81">teorie</text:span><text:span text:style-name="T47_82"><text:s/></text:span><text:span text:style-name="T47_83">i</text:span><text:span text:style-name="T47_84"><text:s/></text:span><text:span text:style-name="T47_85">wyciągać</text:span><text:span text:style-name="T47_86"><text:s/></text:span><text:span text:style-name="T47_87">wnioski</text:span><text:span text:style-name="T47_88"><text:s/>–<text:s/></text:span><text:span text:style-name="T47_89">z</text:span><text:span text:style-name="T47_90"><text:s/></text:span><text:span text:style-name="T47_91">tymi</text:span><text:span text:style-name="T47_92"><text:s/></text:span><text:span text:style-name="T47_93">właśnie</text:span><text:span text:style-name="T47_94"><text:s/></text:span><text:span text:style-name="T47_95">aspektami</text:span><text:span text:style-name="T47_96"><text:s/></text:span><text:span text:style-name="T47_97">zespół</text:span><text:span text:style-name="T47_98"><text:s/></text:span><text:span text:style-name="T47_99">ma</text:span><text:span text:style-name="T47_100"><text:s/></text:span><text:span text:style-name="T47_101">największe</text:span><text:span text:style-name="T47_102"><text:s/></text:span><text:span text:style-name="T47_103">problemy</text:span><text:span text:style-name="T47_104">.<text:s/></text:span><text:span text:style-name="T47_105">Albo</text:span><text:span text:style-name="T47_106"><text:s/></text:span><text:span text:style-name="T47_107">chcą</text:span><text:span text:style-name="T47_108"><text:s/></text:span><text:span text:style-name="T47_109">to</text:span><text:span text:style-name="T47_110"><text:s/></text:span><text:span text:style-name="T47_111">zrobić</text:span><text:span text:style-name="T47_112"><text:s/></text:span><text:span text:style-name="T47_113">jak</text:span><text:span text:style-name="T47_114"><text:s/></text:span><text:span text:style-name="T47_115">najlepiej</text:span><text:span text:style-name="T47_116"><text:s/>–<text:s/></text:span><text:span text:style-name="T47_117">w</text:span><text:span text:style-name="T47_118"><text:s/></text:span><text:span text:style-name="T47_119">końcu</text:span><text:span text:style-name="T47_120"><text:s/></text:span><text:span text:style-name="T47_121">to</text:span><text:span text:style-name="T47_122"><text:s/></text:span><text:span text:style-name="T47_123">najważniejsze</text:span><text:span text:style-name="T47_124">,<text:s/></text:span><text:span text:style-name="T47_125">obok</text:span><text:span text:style-name="T47_126"><text:s/></text:span><text:span text:style-name="T47_127">questów</text:span><text:span text:style-name="T47_128">,<text:s/></text:span><text:span text:style-name="T47_129">elementy</text:span><text:span text:style-name="T47_130"><text:s/></text:span><text:span text:style-name="T47_131">Falloutów</text:span><text:span text:style-name="T47_132">.</text:span></text:p>
      <text:p text:style-name="P48"/>
      <text:p text:style-name="P49"><text:span text:style-name="T49_1">I</text:span><text:span text:style-name="T49_2"><text:s/></text:span><text:span text:style-name="T49_3">see</text:span><text:span text:style-name="T49_4"><text:s/></text:span><text:span text:style-name="T49_5">dead</text:span><text:span text:style-name="T49_6"><text:s/></text:span><text:span text:style-name="T49_7">ponies</text:span></text:p>
      <text:p text:style-name="P50"/>
      <text:p text:style-name="P51"><text:span text:style-name="T51_1">Czy</text:span><text:span text:style-name="T51_2"><text:s/></text:span><text:span text:style-name="T51_3">coś</text:span><text:span text:style-name="T51_4"><text:s/></text:span><text:span text:style-name="T51_5">mi</text:span><text:span text:style-name="T51_6"><text:s/></text:span><text:span text:style-name="T51_7">się</text:span><text:span text:style-name="T51_8"><text:s/></text:span><text:span text:style-name="T51_9">nie</text:span><text:span text:style-name="T51_10"><text:s/></text:span><text:span text:style-name="T51_11">podoba</text:span><text:span text:style-name="T51_12">?<text:s/></text:span><text:span text:style-name="T51_13">Nie</text:span><text:span text:style-name="T51_14">.<text:s/></text:span><text:span text:style-name="T51_15">Bardziej</text:span><text:span text:style-name="T51_16"><text:s/></text:span><text:span text:style-name="T51_17">się</text:span><text:span text:style-name="T51_18"><text:s/></text:span><text:span text:style-name="T51_19">obawiam</text:span><text:span text:style-name="T51_20"><text:s/></text:span><text:span text:style-name="T51_21">o</text:span><text:span text:style-name="T51_22"><text:s/></text:span><text:span text:style-name="T51_23">ogólny</text:span><text:span text:style-name="T51_24"><text:s/></text:span><text:span text:style-name="T51_25">stan</text:span><text:span text:style-name="T51_26"><text:s/></text:span><text:span text:style-name="T51_27">projektu</text:span><text:span text:style-name="T51_28"><text:s/></text:span><text:span text:style-name="T51_29">i</text:span><text:span text:style-name="T51_30"><text:s/></text:span><text:span text:style-name="T51_31">zawartość</text:span><text:span text:style-name="T51_32"><text:s/></text:span><text:span text:style-name="T51_33">końcową</text:span><text:span text:style-name="T51_34">.<text:s/></text:span><text:span text:style-name="T51_35">Wszystko</text:span><text:span text:style-name="T51_36"><text:s/></text:span><text:span text:style-name="T51_37">to</text:span><text:span text:style-name="T51_38">,<text:s/></text:span><text:span text:style-name="T51_39">co</text:span><text:span text:style-name="T51_40"><text:s/></text:span><text:span text:style-name="T51_41">wymieniłem</text:span><text:span text:style-name="T51_42"><text:s/></text:span><text:span text:style-name="T51_43">wcześniej</text:span><text:span text:style-name="T51_44">,<text:s/></text:span><text:span text:style-name="T51_45">może</text:span><text:span text:style-name="T51_46"><text:s/></text:span><text:span text:style-name="T51_47">niestety</text:span><text:span text:style-name="T51_48"><text:s/></text:span><text:span text:style-name="T51_49">zostać</text:span><text:span text:style-name="T51_50"><text:s/></text:span><text:span text:style-name="T51_51">zmienione</text:span><text:span text:style-name="T51_52"><text:s/></text:span><text:span text:style-name="T51_53">lub</text:span><text:span text:style-name="T51_54"><text:s/></text:span><text:span text:style-name="T51_55">cofnięte</text:span><text:span text:style-name="T51_56">.<text:s/></text:span><text:span text:style-name="T51_57">Obawiam</text:span><text:span text:style-name="T51_58"><text:s/></text:span><text:span text:style-name="T51_59">się</text:span><text:span text:style-name="T51_60">,<text:s/></text:span><text:span text:style-name="T51_61">że</text:span><text:span text:style-name="T51_62"><text:s/></text:span><text:span text:style-name="T51_63">ogrom</text:span><text:span text:style-name="T51_64"><text:s/></text:span><text:span text:style-name="T51_65">świata</text:span><text:span text:style-name="T51_66"><text:s/></text:span><text:span text:style-name="T51_67">i</text:span><text:span text:style-name="T51_68"><text:s/></text:span><text:span text:style-name="T51_69">największa</text:span><text:span text:style-name="T51_70"><text:s/></text:span><text:span text:style-name="T51_71">zabawa</text:span><text:span text:style-name="T51_72"><text:s/></text:span><text:span text:style-name="T51_73">postapokaliptycznego</text:span><text:span text:style-name="T51_74"><text:s/></text:span><text:span text:style-name="T51_75">świata</text:span><text:span text:style-name="T51_76"><text:s/></text:span><text:span text:style-name="T51_77">Equestrii</text:span><text:span text:style-name="T51_78"><text:s/>–<text:s/></text:span><text:span text:style-name="T51_79">zwiedzanie</text:span><text:span text:style-name="T51_80"><text:s/></text:span><text:span text:style-name="T51_81">połączone</text:span><text:span text:style-name="T51_82"><text:s/></text:span><text:span text:style-name="T51_83">z</text:span><text:span text:style-name="T51_84"><text:s/></text:span><text:span text:style-name="T51_85">walką</text:span><text:span text:style-name="T51_86"><text:s/>–<text:s/></text:span><text:span text:style-name="T51_87">będą</text:span><text:span text:style-name="T51_88"><text:s/></text:span><text:span text:style-name="T51_89">musiały</text:span><text:span text:style-name="T51_90"><text:s/></text:span><text:span text:style-name="T51_91">zostać</text:span><text:span text:style-name="T51_92"><text:s/></text:span><text:span text:style-name="T51_93">ograniczone</text:span><text:span text:style-name="T51_94"><text:s/></text:span><text:span text:style-name="T51_95">z</text:span><text:span text:style-name="T51_96"><text:s/></text:span><text:span text:style-name="T51_97">powodu</text:span><text:span text:style-name="T51_98"><text:s/></text:span><text:span text:style-name="T51_99">charakteru</text:span><text:span text:style-name="T51_100"><text:s/></text:span><text:span text:style-name="T51_101">produkcji</text:span><text:span text:style-name="T51_102"><text:s/></text:span><text:span text:style-name="T51_103">i</text:span><text:span text:style-name="T51_104"><text:s/></text:span><text:span text:style-name="T51_105">możliwości</text:span><text:span text:style-name="T51_106"><text:s/></text:span><text:span text:style-name="T51_107">The</text:span><text:span text:style-name="T51_108"><text:s/></text:span><text:span text:style-name="T51_109">Overmare</text:span><text:span text:style-name="T51_110"><text:s/></text:span><text:span text:style-name="T51_111">Studios</text:span><text:span text:style-name="T51_112">.<text:s/></text:span><text:span text:style-name="T51_113">Oprócz</text:span><text:span text:style-name="T51_114"><text:s/></text:span><text:span text:style-name="T51_115">tego</text:span><text:span text:style-name="T51_116"><text:s/></text:span><text:span text:style-name="T51_117">mam</text:span><text:span text:style-name="T51_118"><text:s/></text:span><text:span text:style-name="T51_119">obawy</text:span><text:span text:style-name="T51_120"><text:s/></text:span><text:span text:style-name="T51_121">co</text:span><text:span text:style-name="T51_122"><text:s/></text:span><text:span text:style-name="T51_123">do</text:span><text:span text:style-name="T51_124"><text:s/></text:span><text:span text:style-name="T51_125">zapału</text:span><text:span text:style-name="T51_126"><text:s/></text:span><text:span text:style-name="T51_127">grupy</text:span><text:span text:style-name="T51_128"><text:s/>–<text:s/></text:span><text:span text:style-name="T51_129">widać</text:span><text:span text:style-name="T51_130">,<text:s/></text:span><text:span text:style-name="T51_131">że</text:span><text:span text:style-name="T51_132"><text:s/></text:span><text:span text:style-name="T51_133">z</text:span><text:span text:style-name="T51_134"><text:s/></text:span><text:span text:style-name="T51_135">miesiąca</text:span><text:span text:style-name="T51_136"><text:s/></text:span><text:span text:style-name="T51_137">na</text:span><text:span text:style-name="T51_138"><text:s/></text:span><text:span text:style-name="T51_139">miesiąc</text:span><text:span text:style-name="T51_140"><text:s/></text:span><text:span text:style-name="T51_141">informacje</text:span><text:span text:style-name="T51_142"><text:s/></text:span><text:span text:style-name="T51_143">na</text:span><text:span text:style-name="T51_144"><text:s/></text:span><text:span text:style-name="T51_145">ich</text:span><text:span text:style-name="T51_146"><text:s/></text:span><text:span text:style-name="T51_147">blogu</text:span><text:span text:style-name="T51_148"><text:s/></text:span><text:span text:style-name="T51_149">oznajmiane</text:span><text:span text:style-name="T51_150"><text:s/></text:span><text:span text:style-name="T51_151">są</text:span><text:span text:style-name="T51_152"><text:s/></text:span><text:span text:style-name="T51_153">z</text:span><text:span text:style-name="T51_154"><text:s/></text:span><text:span text:style-name="T51_155">coraz</text:span><text:span text:style-name="T51_156"><text:s/></text:span><text:span text:style-name="T51_157">większymi</text:span><text:span text:style-name="T51_158"><text:s/></text:span><text:span text:style-name="T51_159">przerwami</text:span><text:span text:style-name="T51_160">.<text:s/></text:span><text:span text:style-name="T51_161">Miejmy</text:span><text:span text:style-name="T51_162"><text:s/></text:span><text:span text:style-name="T51_163">jednak</text:span><text:span text:style-name="T51_164"><text:s/></text:span><text:span text:style-name="T51_165">nadzieję</text:span><text:span text:style-name="T51_166"><text:s/></text:span><text:span text:style-name="T51_167">i</text:span><text:span text:style-name="T51_168"><text:s/></text:span><text:span text:style-name="T51_169">wiarę</text:span><text:span text:style-name="T51_170"><text:s/></text:span><text:span text:style-name="T51_171">w</text:span><text:span text:style-name="T51_172"><text:s/></text:span><text:span text:style-name="T51_173">ich</text:span><text:span text:style-name="T51_174"><text:s/></text:span><text:span text:style-name="T51_175">umiejętności</text:span><text:span text:style-name="T51_176">.</text:span></text:p>
      <text:p text:style-name="P52"/>
      <text:p text:style-name="P53"><text:span text:style-name="T53_1">Oprócz</text:span><text:span text:style-name="T53_2"><text:s/></text:span><text:span text:style-name="T53_3">tego</text:span><text:span text:style-name="T53_4"><text:s/></text:span><text:span text:style-name="T53_5">wolałbym</text:span><text:span text:style-name="T53_6">,<text:s/></text:span><text:span text:style-name="T53_7">by</text:span><text:span text:style-name="T53_8"><text:s/></text:span><text:span text:style-name="T53_9">FoE</text:span><text:span text:style-name="T53_10">:<text:s/></text:span><text:span text:style-name="T53_11">The</text:span><text:span text:style-name="T53_12"><text:s/></text:span><text:span text:style-name="T53_13">Game</text:span><text:span text:style-name="T53_14"><text:s/></text:span><text:span text:style-name="T53_15">było</text:span><text:span text:style-name="T53_16"><text:s/></text:span><text:span text:style-name="T53_17">bazowane</text:span><text:span text:style-name="T53_18"><text:s/></text:span><text:span text:style-name="T53_19">na</text:span><text:span text:style-name="T53_20"><text:s/></text:span><text:span text:style-name="T53_21">starych</text:span><text:span text:style-name="T53_22">,<text:s/></text:span><text:span text:style-name="T53_23">a</text:span><text:span text:style-name="T53_24"><text:s/></text:span><text:span text:style-name="T53_25">nie</text:span><text:span text:style-name="T53_26"><text:s/></text:span><text:span text:style-name="T53_27">nowych</text:span><text:span text:style-name="T53_28"><text:s/></text:span><text:span text:style-name="T53_29">Falloutach</text:span><text:span text:style-name="T53_30">.<text:s/></text:span><text:span text:style-name="T53_31">Widok</text:span><text:span text:style-name="T53_32"><text:s/></text:span><text:span text:style-name="T53_33">z</text:span><text:span text:style-name="T53_34"><text:s/></text:span><text:span text:style-name="T53_35">rzutu</text:span><text:span text:style-name="T53_36"><text:s/></text:span><text:span text:style-name="T53_37">izometrycznego</text:span><text:span text:style-name="T53_38">,<text:s/></text:span><text:span text:style-name="T53_39">rysowane</text:span><text:span text:style-name="T53_40"><text:s/></text:span><text:span text:style-name="T53_41">lokacje</text:span><text:span text:style-name="T53_42">,<text:s/></text:span><text:span text:style-name="T53_43">takie</text:span><text:span text:style-name="T53_44"><text:s/></text:span><text:span text:style-name="T53_45">sprawy</text:span><text:span text:style-name="T53_46">.<text:s/></text:span><text:span text:style-name="T53_47">Z</text:span><text:span text:style-name="T53_48"><text:s/></text:span><text:span text:style-name="T53_49">modelowaniem</text:span><text:span text:style-name="T53_50"><text:s/>3</text:span><text:span text:style-name="T53_51">D</text:span><text:span text:style-name="T53_52"><text:s/></text:span><text:span text:style-name="T53_53">i</text:span><text:span text:style-name="T53_54"><text:s/></text:span><text:span text:style-name="T53_55">renderowaniem</text:span><text:span text:style-name="T53_56"><text:s/></text:span><text:span text:style-name="T53_57">otoczenia</text:span><text:span text:style-name="T53_58"><text:s/></text:span><text:span text:style-name="T53_59">jest</text:span><text:span text:style-name="T53_60"><text:s/></text:span><text:span text:style-name="T53_61">masa</text:span><text:span text:style-name="T53_62"><text:s/></text:span><text:span text:style-name="T53_63">roboty</text:span><text:span text:style-name="T53_64">,<text:s/></text:span><text:span text:style-name="T53_65">a</text:span><text:span text:style-name="T53_66"><text:s/></text:span><text:span text:style-name="T53_67">zapewne</text:span><text:span text:style-name="T53_68"><text:s/></text:span><text:span text:style-name="T53_69">ze</text:span><text:span text:style-name="T53_70"><text:s/></text:span><text:span text:style-name="T53_71">względu</text:span><text:span text:style-name="T53_72"><text:s/></text:span><text:span text:style-name="T53_73">na</text:span><text:span text:style-name="T53_74"><text:s/></text:span><text:span text:style-name="T53_75">rodzaj</text:span><text:span text:style-name="T53_76"><text:s/></text:span><text:span text:style-name="T53_77">gry</text:span><text:span text:style-name="T53_78"><text:s/></text:span><text:span text:style-name="T53_79">nie</text:span><text:span text:style-name="T53_80"><text:s/></text:span><text:span text:style-name="T53_81">będą</text:span><text:span text:style-name="T53_82"><text:s/></text:span><text:span text:style-name="T53_83">one</text:span><text:span text:style-name="T53_84"><text:s/></text:span><text:span text:style-name="T53_85">najpiękniejsze</text:span><text:span text:style-name="T53_86"><text:s/>(</text:span><text:span text:style-name="T53_87">w</text:span><text:span text:style-name="T53_88"><text:s/></text:span><text:span text:style-name="T53_89">końcu</text:span><text:span text:style-name="T53_90"><text:s/></text:span><text:span text:style-name="T53_91">jest</text:span><text:span text:style-name="T53_92"><text:s/></text:span><text:span text:style-name="T53_93">praktycznie</text:span><text:span text:style-name="T53_94"><text:s/></text:span><text:span text:style-name="T53_95">robiona</text:span><text:span text:style-name="T53_96"><text:s/></text:span><text:span text:style-name="T53_97">przez</text:span><text:span text:style-name="T53_98"><text:s/></text:span><text:span text:style-name="T53_99">zapalonych</text:span><text:span text:style-name="T53_100"><text:s/></text:span><text:span text:style-name="T53_101">amatorów</text:span><text:span text:style-name="T53_102"><text:s/></text:span><text:span text:style-name="T53_103">z</text:span><text:span text:style-name="T53_104"><text:s/></text:span><text:span text:style-name="T53_105">ograniczonymi</text:span><text:span text:style-name="T53_106"><text:s/></text:span><text:span text:style-name="T53_107">funduszami</text:span><text:span text:style-name="T53_108">).<text:s/></text:span><text:span text:style-name="T53_109">Z</text:span><text:span text:style-name="T53_110"><text:s/></text:span><text:span text:style-name="T53_111">drugiej</text:span><text:span text:style-name="T53_112"><text:s/></text:span><text:span text:style-name="T53_113">strony</text:span><text:span text:style-name="T53_114"><text:s/></text:span><text:span text:style-name="T53_115">rozumiem</text:span><text:span text:style-name="T53_116"><text:s/></text:span><text:span text:style-name="T53_117">tę</text:span><text:span text:style-name="T53_118"><text:s/></text:span><text:span text:style-name="T53_119">decyzję</text:span><text:span text:style-name="T53_120"><text:s/>–<text:s/></text:span><text:span text:style-name="T53_121">do</text:span><text:span text:style-name="T53_122"><text:s/></text:span><text:span text:style-name="T53_123">starego</text:span><text:span text:style-name="T53_124"><text:s/></text:span><text:span text:style-name="T53_125">stylu</text:span><text:span text:style-name="T53_126"><text:s/></text:span><text:span text:style-name="T53_127">mało</text:span><text:span text:style-name="T53_128"><text:s/></text:span><text:span text:style-name="T53_129">kto</text:span><text:span text:style-name="T53_130"><text:s/></text:span><text:span text:style-name="T53_131">jest</text:span><text:span text:style-name="T53_132"><text:s/></text:span><text:span text:style-name="T53_133">teraz</text:span><text:span text:style-name="T53_134"><text:s/></text:span><text:span text:style-name="T53_135">przyzwyczajony</text:span><text:span text:style-name="T53_136">,<text:s/></text:span><text:span text:style-name="T53_137">odbiór</text:span><text:span text:style-name="T53_138"><text:s/></text:span><text:span text:style-name="T53_139">ukończonego</text:span><text:span text:style-name="T53_140"><text:s/></text:span><text:span text:style-name="T53_141">dzieła</text:span><text:span text:style-name="T53_142"><text:s/></text:span><text:span text:style-name="T53_143">zapewne</text:span><text:span text:style-name="T53_144"><text:s/></text:span><text:span text:style-name="T53_145">byłby</text:span><text:span text:style-name="T53_146"><text:s/></text:span><text:span text:style-name="T53_147">o</text:span><text:span text:style-name="T53_148"><text:s/></text:span><text:span text:style-name="T53_149">wiele</text:span><text:span text:style-name="T53_150"><text:s/></text:span><text:span text:style-name="T53_151">mniejszy</text:span><text:span text:style-name="T53_152">.</text:span></text:p>
      <text:p text:style-name="P54"/>
      <text:p text:style-name="P55"><text:span text:style-name="T55_1">Nawet</text:span><text:span text:style-name="T55_2"><text:s/></text:span><text:span text:style-name="T55_3">pomimo</text:span><text:span text:style-name="T55_4"><text:s/></text:span><text:span text:style-name="T55_5">tych</text:span><text:span text:style-name="T55_6"><text:s/></text:span><text:span text:style-name="T55_7">wad</text:span><text:span text:style-name="T55_8"><text:s/></text:span><text:span text:style-name="T55_9">i</text:span><text:span text:style-name="T55_10"><text:s/></text:span><text:span text:style-name="T55_11">obaw</text:span><text:span text:style-name="T55_12"><text:s/></text:span><text:span text:style-name="T55_13">cieszę</text:span><text:span text:style-name="T55_14"><text:s/></text:span><text:span text:style-name="T55_15">się</text:span><text:span text:style-name="T55_16"><text:s/></text:span><text:span text:style-name="T55_17">niezmiernie</text:span><text:span text:style-name="T55_18">,<text:s/></text:span><text:span text:style-name="T55_19">że</text:span><text:span text:style-name="T55_20"><text:s/></text:span><text:span text:style-name="T55_21">projekt</text:span><text:span text:style-name="T55_22"><text:s/></text:span><text:span text:style-name="T55_23">faktycznie</text:span><text:span text:style-name="T55_24"><text:s/></text:span><text:span text:style-name="T55_25">żyje</text:span><text:span text:style-name="T55_26"><text:s/></text:span><text:span text:style-name="T55_27">i</text:span><text:span text:style-name="T55_28"><text:s/></text:span><text:span text:style-name="T55_29">ma</text:span><text:span text:style-name="T55_30"><text:s/></text:span><text:span text:style-name="T55_31">się</text:span><text:span text:style-name="T55_32"><text:s/></text:span><text:span text:style-name="T55_33">dobrze</text:span><text:span text:style-name="T55_34">.<text:s/></text:span><text:span text:style-name="T55_35">Trzymam</text:span><text:span text:style-name="T55_36"><text:s/></text:span><text:span text:style-name="T55_37">kciuki</text:span><text:span text:style-name="T55_38">,<text:s/></text:span><text:span text:style-name="T55_39">życzę</text:span><text:span text:style-name="T55_40"><text:s/></text:span><text:span text:style-name="T55_41">powodzenia</text:span><text:span text:style-name="T55_42"><text:s/></text:span><text:span text:style-name="T55_43">i</text:span><text:span text:style-name="T55_44"><text:s/></text:span><text:span text:style-name="T55_45">wyczekuję</text:span><text:span text:style-name="T55_46"><text:s/></text:span><text:span text:style-name="T55_47">wiadomości</text:span><text:span text:style-name="T55_48">,<text:s/></text:span><text:span text:style-name="T55_49">TOmS</text:span><text:span text:style-name="T55_50">!</text:span></text:p>
      <text:p text:style-name="P56"/>
      <text:p text:style-name="P57"><text:span text:style-name="T57_1">*</text:span><text:span text:style-name="T57_2">Tak</text:span><text:span text:style-name="T57_3"><text:s/></text:span><text:span text:style-name="T57_4">naprawdę</text:span><text:span text:style-name="T57_5"><text:s/></text:span><text:span text:style-name="T57_6">nie</text:span><text:span text:style-name="T57_7"><text:s/></text:span><text:span text:style-name="T57_8">jest</text:span><text:span text:style-name="T57_9"><text:s/></text:span><text:span text:style-name="T57_10">to</text:span><text:span text:style-name="T57_11"><text:s/></text:span><text:span text:style-name="T57_12">recenzja</text:span><text:span text:style-name="T57_13"><text:s/></text:span><text:span text:style-name="T57_14">gry</text:span><text:span text:style-name="T57_15"><text:s/></text:span><text:span text:style-name="T57_16">samej</text:span><text:span text:style-name="T57_17"><text:s/></text:span><text:span text:style-name="T57_18">w</text:span><text:span text:style-name="T57_19"><text:s/></text:span><text:span text:style-name="T57_20">sobie</text:span><text:span text:style-name="T57_21"><text:s/>–<text:s/></text:span><text:span text:style-name="T57_22">nie</text:span><text:span text:style-name="T57_23"><text:s/></text:span><text:span text:style-name="T57_24">jest</text:span><text:span text:style-name="T57_25"><text:s/></text:span><text:span text:style-name="T57_26">jeszcze</text:span><text:span text:style-name="T57_27"><text:s/></text:span><text:span text:style-name="T57_28">skończona</text:span><text:span text:style-name="T57_29">,<text:s/></text:span><text:span text:style-name="T57_30">więc</text:span><text:span text:style-name="T57_31"><text:s/></text:span><text:span text:style-name="T57_32">nie</text:span><text:span text:style-name="T57_33"><text:s/></text:span><text:span text:style-name="T57_34">ma</text:span><text:span text:style-name="T57_35"><text:s/></text:span><text:span text:style-name="T57_36">oficjalnie</text:span><text:span text:style-name="T57_37"><text:s/></text:span><text:span text:style-name="T57_38">statusu</text:span><text:span text:style-name="T57_39"><text:s/></text:span><text:span text:style-name="T57_40">produktu</text:span><text:span text:style-name="T57_41"><text:s/></text:span><text:span text:style-name="T57_42">grywalnego</text:span><text:span text:style-name="T57_43">.<text:s/></text:span><text:span text:style-name="T57_44">Można</text:span><text:span text:style-name="T57_45"><text:s/></text:span><text:span text:style-name="T57_46">to</text:span><text:span text:style-name="T57_47"><text:s/></text:span><text:span text:style-name="T57_48">uznać</text:span><text:span text:style-name="T57_49"><text:s/></text:span><text:span text:style-name="T57_50">za</text:span><text:span text:style-name="T57_51"><text:s/></text:span><text:span text:style-name="T57_52">swego</text:span><text:span text:style-name="T57_53"><text:s/></text:span><text:span text:style-name="T57_54">rodzaju</text:span><text:span text:style-name="T57_55"><text:s/></text:span><text:span text:style-name="T57_56">ułatwienie</text:span><text:span text:style-name="T57_57"><text:s/></text:span><text:span text:style-name="T57_58">i</text:span><text:span text:style-name="T57_59"><text:s/></text:span><text:span text:style-name="T57_60">uproszczenie</text:span><text:span text:style-name="T57_61"><text:s/></text:span><text:span text:style-name="T57_62">nazewnictwa</text:span><text:span text:style-name="T57_63"><text:s/></text:span><text:span text:style-name="T57_64">autora</text:span><text:span text:style-name="T57_65">,<text:s/></text:span><text:span text:style-name="T57_66">natomiast</text:span><text:span text:style-name="T57_67"><text:s/></text:span><text:span text:style-name="T57_68">sam</text:span><text:span text:style-name="T57_69"><text:s/></text:span><text:span text:style-name="T57_70">artykuł</text:span><text:span text:style-name="T57_71"><text:s/>–<text:s/></text:span><text:span text:style-name="T57_72">za</text:span><text:span text:style-name="T57_73"><text:s/></text:span><text:span text:style-name="T57_74">zapowiedź</text:span><text:span text:style-name="T57_75">.</text:span></text:p>
      <text:p text:style-name="P58"><text:span text:style-name="T58_1">-------------------------------------------------------------</text:span></text:p>
      <text:p text:style-name="P59"><text:span text:style-name="T59_1">ARTY</text:span><text:span text:style-name="T59_2">:</text:span></text:p>
      <text:p text:style-name="P60"/>
      <text:p text:style-name="P61"><text:span text:style-name="T61_1">-</text:span><text:span text:style-name="T61_2">Tytułowy</text:span><text:span text:style-name="T61_3">:<text:s/></text:span><text:span text:style-name="T61_4"><text:a xlink:type="simple" xlink:href="http://fc06.deviantart.net/fs70/i/2013/307/f/e/overmare_studios_logos_by_whatpayne-d6rka09.jpg"><text:span text:style-name="T61_5">http</text:span></text:a></text:span><text:span text:style-name="T61_6"><text:a xlink:type="simple" xlink:href="http://fc06.deviantart.net/fs70/i/2013/307/f/e/overmare_studios_logos_by_whatpayne-d6rka09.jpg"><text:span text:style-name="T61_7">://</text:span></text:a></text:span><text:span text:style-name="T61_8"><text:a xlink:type="simple" xlink:href="http://fc06.deviantart.net/fs70/i/2013/307/f/e/overmare_studios_logos_by_whatpayne-d6rka09.jpg"><text:span text:style-name="T61_9">fc</text:span></text:a></text:span><text:span text:style-name="T61_10"><text:a xlink:type="simple" xlink:href="http://fc06.deviantart.net/fs70/i/2013/307/f/e/overmare_studios_logos_by_whatpayne-d6rka09.jpg"><text:span text:style-name="T61_11">06.</text:span></text:a></text:span><text:span text:style-name="T61_12"><text:a xlink:type="simple" xlink:href="http://fc06.deviantart.net/fs70/i/2013/307/f/e/overmare_studios_logos_by_whatpayne-d6rka09.jpg"><text:span text:style-name="T61_13">deviantart</text:span></text:a></text:span><text:span text:style-name="T61_14"><text:a xlink:type="simple" xlink:href="http://fc06.deviantart.net/fs70/i/2013/307/f/e/overmare_studios_logos_by_whatpayne-d6rka09.jpg"><text:span text:style-name="T61_15">.</text:span></text:a></text:span><text:span text:style-name="T61_16"><text:a xlink:type="simple" xlink:href="http://fc06.deviantart.net/fs70/i/2013/307/f/e/overmare_studios_logos_by_whatpayne-d6rka09.jpg"><text:span text:style-name="T61_17">net</text:span></text:a></text:span><text:span text:style-name="T61_18"><text:a xlink:type="simple" xlink:href="http://fc06.deviantart.net/fs70/i/2013/307/f/e/overmare_studios_logos_by_whatpayne-d6rka09.jpg"><text:span text:style-name="T61_19">/</text:span></text:a></text:span><text:span text:style-name="T61_20"><text:a xlink:type="simple" xlink:href="http://fc06.deviantart.net/fs70/i/2013/307/f/e/overmare_studios_logos_by_whatpayne-d6rka09.jpg"><text:span text:style-name="T61_21">fs</text:span></text:a></text:span><text:span text:style-name="T61_22"><text:a xlink:type="simple" xlink:href="http://fc06.deviantart.net/fs70/i/2013/307/f/e/overmare_studios_logos_by_whatpayne-d6rka09.jpg"><text:span text:style-name="T61_23">70/</text:span></text:a></text:span><text:span text:style-name="T61_24"><text:a xlink:type="simple" xlink:href="http://fc06.deviantart.net/fs70/i/2013/307/f/e/overmare_studios_logos_by_whatpayne-d6rka09.jpg"><text:span text:style-name="T61_25">i</text:span></text:a></text:span><text:span text:style-name="T61_26"><text:a xlink:type="simple" xlink:href="http://fc06.deviantart.net/fs70/i/2013/307/f/e/overmare_studios_logos_by_whatpayne-d6rka09.jpg"><text:span text:style-name="T61_27">/2013/307/</text:span></text:a></text:span><text:span text:style-name="T61_28"><text:a xlink:type="simple" xlink:href="http://fc06.deviantart.net/fs70/i/2013/307/f/e/overmare_studios_logos_by_whatpayne-d6rka09.jpg"><text:span text:style-name="T61_29">f</text:span></text:a></text:span><text:span text:style-name="T61_30"><text:a xlink:type="simple" xlink:href="http://fc06.deviantart.net/fs70/i/2013/307/f/e/overmare_studios_logos_by_whatpayne-d6rka09.jpg"><text:span text:style-name="T61_31">/</text:span></text:a></text:span><text:span text:style-name="T61_32"><text:a xlink:type="simple" xlink:href="http://fc06.deviantart.net/fs70/i/2013/307/f/e/overmare_studios_logos_by_whatpayne-d6rka09.jpg"><text:span text:style-name="T61_33">e</text:span></text:a></text:span><text:span text:style-name="T61_34"><text:a xlink:type="simple" xlink:href="http://fc06.deviantart.net/fs70/i/2013/307/f/e/overmare_studios_logos_by_whatpayne-d6rka09.jpg"><text:span text:style-name="T61_35">/</text:span></text:a></text:span><text:span text:style-name="T61_36"><text:a xlink:type="simple" xlink:href="http://fc06.deviantart.net/fs70/i/2013/307/f/e/overmare_studios_logos_by_whatpayne-d6rka09.jpg"><text:span text:style-name="T61_37">overmare</text:span></text:a></text:span><text:span text:style-name="T61_38"><text:a xlink:type="simple" xlink:href="http://fc06.deviantart.net/fs70/i/2013/307/f/e/overmare_studios_logos_by_whatpayne-d6rka09.jpg"><text:span text:style-name="T61_39">_</text:span></text:a></text:span><text:span text:style-name="T61_40"><text:a xlink:type="simple" xlink:href="http://fc06.deviantart.net/fs70/i/2013/307/f/e/overmare_studios_logos_by_whatpayne-d6rka09.jpg"><text:span text:style-name="T61_41">studios</text:span></text:a></text:span><text:span text:style-name="T61_42"><text:a xlink:type="simple" xlink:href="http://fc06.deviantart.net/fs70/i/2013/307/f/e/overmare_studios_logos_by_whatpayne-d6rka09.jpg"><text:span text:style-name="T61_43">_</text:span></text:a></text:span><text:span text:style-name="T61_44"><text:a xlink:type="simple" xlink:href="http://fc06.deviantart.net/fs70/i/2013/307/f/e/overmare_studios_logos_by_whatpayne-d6rka09.jpg"><text:span text:style-name="T61_45">logos</text:span></text:a></text:span><text:span text:style-name="T61_46"><text:a xlink:type="simple" xlink:href="http://fc06.deviantart.net/fs70/i/2013/307/f/e/overmare_studios_logos_by_whatpayne-d6rka09.jpg"><text:span text:style-name="T61_47">_</text:span></text:a></text:span><text:span text:style-name="T61_48"><text:a xlink:type="simple" xlink:href="http://fc06.deviantart.net/fs70/i/2013/307/f/e/overmare_studios_logos_by_whatpayne-d6rka09.jpg"><text:span text:style-name="T61_49">by</text:span></text:a></text:span><text:span text:style-name="T61_50"><text:a xlink:type="simple" xlink:href="http://fc06.deviantart.net/fs70/i/2013/307/f/e/overmare_studios_logos_by_whatpayne-d6rka09.jpg"><text:span text:style-name="T61_51">_</text:span></text:a></text:span><text:span text:style-name="T61_52"><text:a xlink:type="simple" xlink:href="http://fc06.deviantart.net/fs70/i/2013/307/f/e/overmare_studios_logos_by_whatpayne-d6rka09.jpg"><text:span text:style-name="T61_53">whatpayne</text:span></text:a></text:span><text:span text:style-name="T61_54"><text:a xlink:type="simple" xlink:href="http://fc06.deviantart.net/fs70/i/2013/307/f/e/overmare_studios_logos_by_whatpayne-d6rka09.jpg"><text:span text:style-name="T61_55">-</text:span></text:a></text:span><text:span text:style-name="T61_56"><text:a xlink:type="simple" xlink:href="http://fc06.deviantart.net/fs70/i/2013/307/f/e/overmare_studios_logos_by_whatpayne-d6rka09.jpg"><text:span text:style-name="T61_57">d</text:span></text:a></text:span><text:span text:style-name="T61_58"><text:a xlink:type="simple" xlink:href="http://fc06.deviantart.net/fs70/i/2013/307/f/e/overmare_studios_logos_by_whatpayne-d6rka09.jpg"><text:span text:style-name="T61_59">6</text:span></text:a></text:span><text:span text:style-name="T61_60"><text:a xlink:type="simple" xlink:href="http://fc06.deviantart.net/fs70/i/2013/307/f/e/overmare_studios_logos_by_whatpayne-d6rka09.jpg"><text:span text:style-name="T61_61">rka</text:span></text:a></text:span><text:span text:style-name="T61_62"><text:a xlink:type="simple" xlink:href="http://fc06.deviantart.net/fs70/i/2013/307/f/e/overmare_studios_logos_by_whatpayne-d6rka09.jpg"><text:span text:style-name="T61_63">09.</text:span></text:a></text:span><text:span text:style-name="T61_64"><text:a xlink:type="simple" xlink:href="http://fc06.deviantart.net/fs70/i/2013/307/f/e/overmare_studios_logos_by_whatpayne-d6rka09.jpg"><text:span text:style-name="T61_65">jpg</text:span></text:a></text:span><text:span text:style-name="T61_66"><text:s/><text:line-break/>(</text:span><text:span text:style-name="T61_67">Źródło</text:span><text:span text:style-name="T61_68">:<text:s/></text:span><text:span text:style-name="T61_69"><text:a xlink:type="simple" xlink:href="http://whatpayne.deviantart.com/art/Overmare-Studios-logos-409092777"><text:span text:style-name="T61_70">http</text:span></text:a></text:span><text:span text:style-name="T61_71"><text:a xlink:type="simple" xlink:href="http://whatpayne.deviantart.com/art/Overmare-Studios-logos-409092777"><text:span text:style-name="T61_72">://</text:span></text:a></text:span><text:span text:style-name="T61_73"><text:a xlink:type="simple" xlink:href="http://whatpayne.deviantart.com/art/Overmare-Studios-logos-409092777"><text:span text:style-name="T61_74">whatpayne</text:span></text:a></text:span><text:span text:style-name="T61_75"><text:a xlink:type="simple" xlink:href="http://whatpayne.deviantart.com/art/Overmare-Studios-logos-409092777"><text:span text:style-name="T61_76">.</text:span></text:a></text:span><text:span text:style-name="T61_77"><text:a xlink:type="simple" xlink:href="http://whatpayne.deviantart.com/art/Overmare-Studios-logos-409092777"><text:span text:style-name="T61_78">deviantart</text:span></text:a></text:span><text:span text:style-name="T61_79"><text:a xlink:type="simple" xlink:href="http://whatpayne.deviantart.com/art/Overmare-Studios-logos-409092777"><text:span text:style-name="T61_80">.</text:span></text:a></text:span><text:span text:style-name="T61_81"><text:a xlink:type="simple" xlink:href="http://whatpayne.deviantart.com/art/Overmare-Studios-logos-409092777"><text:span text:style-name="T61_82">com</text:span></text:a></text:span><text:span text:style-name="T61_83"><text:a xlink:type="simple" xlink:href="http://whatpayne.deviantart.com/art/Overmare-Studios-logos-409092777"><text:span text:style-name="T61_84">/</text:span></text:a></text:span><text:span text:style-name="T61_85"><text:a xlink:type="simple" xlink:href="http://whatpayne.deviantart.com/art/Overmare-Studios-logos-409092777"><text:span text:style-name="T61_86">art</text:span></text:a></text:span><text:span text:style-name="T61_87"><text:a xlink:type="simple" xlink:href="http://whatpayne.deviantart.com/art/Overmare-Studios-logos-409092777"><text:span text:style-name="T61_88">/</text:span></text:a></text:span><text:span text:style-name="T61_89"><text:a xlink:type="simple" xlink:href="http://whatpayne.deviantart.com/art/Overmare-Studios-logos-409092777"><text:span text:style-name="T61_90">Overmare</text:span></text:a></text:span><text:span text:style-name="T61_91"><text:a xlink:type="simple" xlink:href="http://whatpayne.deviantart.com/art/Overmare-Studios-logos-409092777"><text:span text:style-name="T61_92">-</text:span></text:a></text:span><text:span text:style-name="T61_93"><text:a xlink:type="simple" xlink:href="http://whatpayne.deviantart.com/art/Overmare-Studios-logos-409092777"><text:span text:style-name="T61_94">Studios</text:span></text:a></text:span><text:span text:style-name="T61_95"><text:a xlink:type="simple" xlink:href="http://whatpayne.deviantart.com/art/Overmare-Studios-logos-409092777"><text:span text:style-name="T61_96">-</text:span></text:a></text:span><text:span text:style-name="T61_97"><text:a xlink:type="simple" xlink:href="http://whatpayne.deviantart.com/art/Overmare-Studios-logos-409092777"><text:span text:style-name="T61_98">logos</text:span></text:a></text:span><text:span text:style-name="T61_99"><text:a xlink:type="simple" xlink:href="http://whatpayne.deviantart.com/art/Overmare-Studios-logos-409092777"><text:span text:style-name="T61_100">-409092777</text:span></text:a></text:span><text:span text:style-name="T61_101"><text:s/>)<text:line-break/>-<text:s/></text:span><text:span text:style-name="T61_102">Art</text:span><text:span text:style-name="T61_103"><text:s/>1:<text:s/></text:span><text:span text:style-name="T61_104"><text:a xlink:type="simple" xlink:href="http://th09.deviantart.net/fs71/PRE/f/2013/319/f/5/tales_from_the_stable_by_jeffk38uk-d6udku5.jpg"><text:span text:style-name="T61_105">http</text:span></text:a></text:span><text:span text:style-name="T61_106"><text:a xlink:type="simple" xlink:href="http://th09.deviantart.net/fs71/PRE/f/2013/319/f/5/tales_from_the_stable_by_jeffk38uk-d6udku5.jpg"><text:span text:style-name="T61_107">://</text:span></text:a></text:span><text:span text:style-name="T61_108"><text:a xlink:type="simple" xlink:href="http://th09.deviantart.net/fs71/PRE/f/2013/319/f/5/tales_from_the_stable_by_jeffk38uk-d6udku5.jpg"><text:span text:style-name="T61_109">th</text:span></text:a></text:span><text:span text:style-name="T61_110"><text:a xlink:type="simple" xlink:href="http://th09.deviantart.net/fs71/PRE/f/2013/319/f/5/tales_from_the_stable_by_jeffk38uk-d6udku5.jpg"><text:span text:style-name="T61_111">09.</text:span></text:a></text:span><text:span text:style-name="T61_112"><text:a xlink:type="simple" xlink:href="http://th09.deviantart.net/fs71/PRE/f/2013/319/f/5/tales_from_the_stable_by_jeffk38uk-d6udku5.jpg"><text:span text:style-name="T61_113">deviantart</text:span></text:a></text:span><text:span text:style-name="T61_114"><text:a xlink:type="simple" xlink:href="http://th09.deviantart.net/fs71/PRE/f/2013/319/f/5/tales_from_the_stable_by_jeffk38uk-d6udku5.jpg"><text:span text:style-name="T61_115">.</text:span></text:a></text:span><text:span text:style-name="T61_116"><text:a xlink:type="simple" xlink:href="http://th09.deviantart.net/fs71/PRE/f/2013/319/f/5/tales_from_the_stable_by_jeffk38uk-d6udku5.jpg"><text:span text:style-name="T61_117">net</text:span></text:a></text:span><text:span text:style-name="T61_118"><text:a xlink:type="simple" xlink:href="http://th09.deviantart.net/fs71/PRE/f/2013/319/f/5/tales_from_the_stable_by_jeffk38uk-d6udku5.jpg"><text:span text:style-name="T61_119">/</text:span></text:a></text:span><text:span text:style-name="T61_120"><text:a xlink:type="simple" xlink:href="http://th09.deviantart.net/fs71/PRE/f/2013/319/f/5/tales_from_the_stable_by_jeffk38uk-d6udku5.jpg"><text:span text:style-name="T61_121">fs</text:span></text:a></text:span><text:span text:style-name="T61_122"><text:a xlink:type="simple" xlink:href="http://th09.deviantart.net/fs71/PRE/f/2013/319/f/5/tales_from_the_stable_by_jeffk38uk-d6udku5.jpg"><text:span text:style-name="T61_123">71/</text:span></text:a></text:span><text:span text:style-name="T61_124"><text:a xlink:type="simple" xlink:href="http://th09.deviantart.net/fs71/PRE/f/2013/319/f/5/tales_from_the_stable_by_jeffk38uk-d6udku5.jpg"><text:span text:style-name="T61_125">PRE</text:span></text:a></text:span><text:span text:style-name="T61_126"><text:a xlink:type="simple" xlink:href="http://th09.deviantart.net/fs71/PRE/f/2013/319/f/5/tales_from_the_stable_by_jeffk38uk-d6udku5.jpg"><text:span text:style-name="T61_127">/</text:span></text:a></text:span><text:span text:style-name="T61_128"><text:a xlink:type="simple" xlink:href="http://th09.deviantart.net/fs71/PRE/f/2013/319/f/5/tales_from_the_stable_by_jeffk38uk-d6udku5.jpg"><text:span text:style-name="T61_129">f</text:span></text:a></text:span><text:span text:style-name="T61_130"><text:a xlink:type="simple" xlink:href="http://th09.deviantart.net/fs71/PRE/f/2013/319/f/5/tales_from_the_stable_by_jeffk38uk-d6udku5.jpg"><text:span text:style-name="T61_131">/2013/319/</text:span></text:a></text:span><text:span text:style-name="T61_132"><text:a xlink:type="simple" xlink:href="http://th09.deviantart.net/fs71/PRE/f/2013/319/f/5/tales_from_the_stable_by_jeffk38uk-d6udku5.jpg"><text:span text:style-name="T61_133">f</text:span></text:a></text:span><text:span text:style-name="T61_134"><text:a xlink:type="simple" xlink:href="http://th09.deviantart.net/fs71/PRE/f/2013/319/f/5/tales_from_the_stable_by_jeffk38uk-d6udku5.jpg"><text:span text:style-name="T61_135">/5/</text:span></text:a></text:span><text:span text:style-name="T61_136"><text:a xlink:type="simple" xlink:href="http://th09.deviantart.net/fs71/PRE/f/2013/319/f/5/tales_from_the_stable_by_jeffk38uk-d6udku5.jpg"><text:span text:style-name="T61_137">tales</text:span></text:a></text:span><text:span text:style-name="T61_138"><text:a xlink:type="simple" xlink:href="http://th09.deviantart.net/fs71/PRE/f/2013/319/f/5/tales_from_the_stable_by_jeffk38uk-d6udku5.jpg"><text:span text:style-name="T61_139">_</text:span></text:a></text:span><text:span text:style-name="T61_140"><text:a xlink:type="simple" xlink:href="http://th09.deviantart.net/fs71/PRE/f/2013/319/f/5/tales_from_the_stable_by_jeffk38uk-d6udku5.jpg"><text:span text:style-name="T61_141">from</text:span></text:a></text:span><text:span text:style-name="T61_142"><text:a xlink:type="simple" xlink:href="http://th09.deviantart.net/fs71/PRE/f/2013/319/f/5/tales_from_the_stable_by_jeffk38uk-d6udku5.jpg"><text:span text:style-name="T61_143">_</text:span></text:a></text:span><text:span text:style-name="T61_144"><text:a xlink:type="simple" xlink:href="http://th09.deviantart.net/fs71/PRE/f/2013/319/f/5/tales_from_the_stable_by_jeffk38uk-d6udku5.jpg"><text:span text:style-name="T61_145">the</text:span></text:a></text:span><text:span text:style-name="T61_146"><text:a xlink:type="simple" xlink:href="http://th09.deviantart.net/fs71/PRE/f/2013/319/f/5/tales_from_the_stable_by_jeffk38uk-d6udku5.jpg"><text:span text:style-name="T61_147">_</text:span></text:a></text:span><text:span text:style-name="T61_148"><text:a xlink:type="simple" xlink:href="http://th09.deviantart.net/fs71/PRE/f/2013/319/f/5/tales_from_the_stable_by_jeffk38uk-d6udku5.jpg"><text:span text:style-name="T61_149">stable</text:span></text:a></text:span><text:span text:style-name="T61_150"><text:a xlink:type="simple" xlink:href="http://th09.deviantart.net/fs71/PRE/f/2013/319/f/5/tales_from_the_stable_by_jeffk38uk-d6udku5.jpg"><text:span text:style-name="T61_151">_</text:span></text:a></text:span><text:span text:style-name="T61_152"><text:a xlink:type="simple" xlink:href="http://th09.deviantart.net/fs71/PRE/f/2013/319/f/5/tales_from_the_stable_by_jeffk38uk-d6udku5.jpg"><text:span text:style-name="T61_153">by</text:span></text:a></text:span><text:span text:style-name="T61_154"><text:a xlink:type="simple" xlink:href="http://th09.deviantart.net/fs71/PRE/f/2013/319/f/5/tales_from_the_stable_by_jeffk38uk-d6udku5.jpg"><text:span text:style-name="T61_155">_</text:span></text:a></text:span><text:span text:style-name="T61_156"><text:a xlink:type="simple" xlink:href="http://th09.deviantart.net/fs71/PRE/f/2013/319/f/5/tales_from_the_stable_by_jeffk38uk-d6udku5.jpg"><text:span text:style-name="T61_157">jeffk</text:span></text:a></text:span><text:span text:style-name="T61_158"><text:a xlink:type="simple" xlink:href="http://th09.deviantart.net/fs71/PRE/f/2013/319/f/5/tales_from_the_stable_by_jeffk38uk-d6udku5.jpg"><text:span text:style-name="T61_159">38</text:span></text:a></text:span><text:span text:style-name="T61_160"><text:a xlink:type="simple" xlink:href="http://th09.deviantart.net/fs71/PRE/f/2013/319/f/5/tales_from_the_stable_by_jeffk38uk-d6udku5.jpg"><text:span text:style-name="T61_161">uk</text:span></text:a></text:span><text:span text:style-name="T61_162"><text:a xlink:type="simple" xlink:href="http://th09.deviantart.net/fs71/PRE/f/2013/319/f/5/tales_from_the_stable_by_jeffk38uk-d6udku5.jpg"><text:span text:style-name="T61_163">-</text:span></text:a></text:span><text:span text:style-name="T61_164"><text:a xlink:type="simple" xlink:href="http://th09.deviantart.net/fs71/PRE/f/2013/319/f/5/tales_from_the_stable_by_jeffk38uk-d6udku5.jpg"><text:span text:style-name="T61_165">d</text:span></text:a></text:span><text:span text:style-name="T61_166"><text:a xlink:type="simple" xlink:href="http://th09.deviantart.net/fs71/PRE/f/2013/319/f/5/tales_from_the_stable_by_jeffk38uk-d6udku5.jpg"><text:span text:style-name="T61_167">6</text:span></text:a></text:span><text:span text:style-name="T61_168"><text:a xlink:type="simple" xlink:href="http://th09.deviantart.net/fs71/PRE/f/2013/319/f/5/tales_from_the_stable_by_jeffk38uk-d6udku5.jpg"><text:span text:style-name="T61_169">udku</text:span></text:a></text:span><text:span text:style-name="T61_170"><text:a xlink:type="simple" xlink:href="http://th09.deviantart.net/fs71/PRE/f/2013/319/f/5/tales_from_the_stable_by_jeffk38uk-d6udku5.jpg"><text:span text:style-name="T61_171">5.</text:span></text:a></text:span><text:span text:style-name="T61_172"><text:a xlink:type="simple" xlink:href="http://th09.deviantart.net/fs71/PRE/f/2013/319/f/5/tales_from_the_stable_by_jeffk38uk-d6udku5.jpg"><text:span text:style-name="T61_173">jpg</text:span></text:a></text:span><text:span text:style-name="T61_174"><text:s/></text:span></text:p>
      <text:p text:style-name="P62"><text:span text:style-name="T62_1">(</text:span><text:span text:style-name="T62_2">Źródło</text:span><text:span text:style-name="T62_3">:<text:s/></text:span><text:span text:style-name="T62_4"><text:a xlink:type="simple" xlink:href="http://jeffk38uk.deviantart.com/art/Tales-from-the-Stable-413819069"><text:span text:style-name="T62_5">http</text:span></text:a></text:span><text:span text:style-name="T62_6"><text:a xlink:type="simple" xlink:href="http://jeffk38uk.deviantart.com/art/Tales-from-the-Stable-413819069"><text:span text:style-name="T62_7">://</text:span></text:a></text:span><text:span text:style-name="T62_8"><text:a xlink:type="simple" xlink:href="http://jeffk38uk.deviantart.com/art/Tales-from-the-Stable-413819069"><text:span text:style-name="T62_9">jeffk</text:span></text:a></text:span><text:span text:style-name="T62_10"><text:a xlink:type="simple" xlink:href="http://jeffk38uk.deviantart.com/art/Tales-from-the-Stable-413819069"><text:span text:style-name="T62_11">38</text:span></text:a></text:span><text:span text:style-name="T62_12"><text:a xlink:type="simple" xlink:href="http://jeffk38uk.deviantart.com/art/Tales-from-the-Stable-413819069"><text:span text:style-name="T62_13">uk</text:span></text:a></text:span><text:span text:style-name="T62_14"><text:a xlink:type="simple" xlink:href="http://jeffk38uk.deviantart.com/art/Tales-from-the-Stable-413819069"><text:span text:style-name="T62_15">.</text:span></text:a></text:span><text:span text:style-name="T62_16"><text:a xlink:type="simple" xlink:href="http://jeffk38uk.deviantart.com/art/Tales-from-the-Stable-413819069"><text:span text:style-name="T62_17">deviantart</text:span></text:a></text:span><text:span text:style-name="T62_18"><text:a xlink:type="simple" xlink:href="http://jeffk38uk.deviantart.com/art/Tales-from-the-Stable-413819069"><text:span text:style-name="T62_19">.</text:span></text:a></text:span><text:span text:style-name="T62_20"><text:a xlink:type="simple" xlink:href="http://jeffk38uk.deviantart.com/art/Tales-from-the-Stable-413819069"><text:span text:style-name="T62_21">com</text:span></text:a></text:span><text:span text:style-name="T62_22"><text:a xlink:type="simple" xlink:href="http://jeffk38uk.deviantart.com/art/Tales-from-the-Stable-413819069"><text:span text:style-name="T62_23">/</text:span></text:a></text:span><text:span text:style-name="T62_24"><text:a xlink:type="simple" xlink:href="http://jeffk38uk.deviantart.com/art/Tales-from-the-Stable-413819069"><text:span text:style-name="T62_25">art</text:span></text:a></text:span><text:span text:style-name="T62_26"><text:a xlink:type="simple" xlink:href="http://jeffk38uk.deviantart.com/art/Tales-from-the-Stable-413819069"><text:span text:style-name="T62_27">/</text:span></text:a></text:span><text:span text:style-name="T62_28"><text:a xlink:type="simple" xlink:href="http://jeffk38uk.deviantart.com/art/Tales-from-the-Stable-413819069"><text:span text:style-name="T62_29">Tales</text:span></text:a></text:span><text:span text:style-name="T62_30"><text:a xlink:type="simple" xlink:href="http://jeffk38uk.deviantart.com/art/Tales-from-the-Stable-413819069"><text:span text:style-name="T62_31">-</text:span></text:a></text:span><text:span text:style-name="T62_32"><text:a xlink:type="simple" xlink:href="http://jeffk38uk.deviantart.com/art/Tales-from-the-Stable-413819069"><text:span text:style-name="T62_33">from</text:span></text:a></text:span><text:span text:style-name="T62_34"><text:a xlink:type="simple" xlink:href="http://jeffk38uk.deviantart.com/art/Tales-from-the-Stable-413819069"><text:span text:style-name="T62_35">-</text:span></text:a></text:span><text:span text:style-name="T62_36"><text:a xlink:type="simple" xlink:href="http://jeffk38uk.deviantart.com/art/Tales-from-the-Stable-413819069"><text:span text:style-name="T62_37">the</text:span></text:a></text:span><text:span text:style-name="T62_38"><text:a xlink:type="simple" xlink:href="http://jeffk38uk.deviantart.com/art/Tales-from-the-Stable-413819069"><text:span text:style-name="T62_39">-</text:span></text:a></text:span><text:span text:style-name="T62_40"><text:a xlink:type="simple" xlink:href="http://jeffk38uk.deviantart.com/art/Tales-from-the-Stable-413819069"><text:span text:style-name="T62_41">Stable</text:span></text:a></text:span><text:span text:style-name="T62_42"><text:a xlink:type="simple" xlink:href="http://jeffk38uk.deviantart.com/art/Tales-from-the-Stable-413819069"><text:span text:style-name="T62_43">-413819069</text:span></text:a></text:span><text:span text:style-name="T62_44"><text:s/>)</text:span></text:p>
      <text:p text:style-name="P63"><text:span text:style-name="T63_1">-<text:s/></text:span><text:span text:style-name="T63_2">Art</text:span><text:span text:style-name="T63_3"><text:s/>2:<text:s/></text:span><text:span text:style-name="T63_4"><text:a xlink:type="simple" xlink:href="http://theovermare.com/files/thumb/7cf0d86a0fe01d9/600"><text:span text:style-name="T63_5">http</text:span></text:a></text:span><text:span text:style-name="T63_6"><text:a xlink:type="simple" xlink:href="http://theovermare.com/files/thumb/7cf0d86a0fe01d9/600"><text:span text:style-name="T63_7">://</text:span></text:a></text:span><text:span text:style-name="T63_8"><text:a xlink:type="simple" xlink:href="http://theovermare.com/files/thumb/7cf0d86a0fe01d9/600"><text:span text:style-name="T63_9">theovermare</text:span></text:a></text:span><text:span text:style-name="T63_10"><text:a xlink:type="simple" xlink:href="http://theovermare.com/files/thumb/7cf0d86a0fe01d9/600"><text:span text:style-name="T63_11">.</text:span></text:a></text:span><text:span text:style-name="T63_12"><text:a xlink:type="simple" xlink:href="http://theovermare.com/files/thumb/7cf0d86a0fe01d9/600"><text:span text:style-name="T63_13">com</text:span></text:a></text:span><text:span text:style-name="T63_14"><text:a xlink:type="simple" xlink:href="http://theovermare.com/files/thumb/7cf0d86a0fe01d9/600"><text:span text:style-name="T63_15">/</text:span></text:a></text:span><text:span text:style-name="T63_16"><text:a xlink:type="simple" xlink:href="http://theovermare.com/files/thumb/7cf0d86a0fe01d9/600"><text:span text:style-name="T63_17">files</text:span></text:a></text:span><text:span text:style-name="T63_18"><text:a xlink:type="simple" xlink:href="http://theovermare.com/files/thumb/7cf0d86a0fe01d9/600"><text:span text:style-name="T63_19">/</text:span></text:a></text:span><text:span text:style-name="T63_20"><text:a xlink:type="simple" xlink:href="http://theovermare.com/files/thumb/7cf0d86a0fe01d9/600"><text:span text:style-name="T63_21">thumb</text:span></text:a></text:span><text:span text:style-name="T63_22"><text:a xlink:type="simple" xlink:href="http://theovermare.com/files/thumb/7cf0d86a0fe01d9/600"><text:span text:style-name="T63_23">/7</text:span></text:a></text:span><text:span text:style-name="T63_24"><text:a xlink:type="simple" xlink:href="http://theovermare.com/files/thumb/7cf0d86a0fe01d9/600"><text:span text:style-name="T63_25">cf</text:span></text:a></text:span><text:span text:style-name="T63_26"><text:a xlink:type="simple" xlink:href="http://theovermare.com/files/thumb/7cf0d86a0fe01d9/600"><text:span text:style-name="T63_27">0</text:span></text:a></text:span><text:span text:style-name="T63_28"><text:a xlink:type="simple" xlink:href="http://theovermare.com/files/thumb/7cf0d86a0fe01d9/600"><text:span text:style-name="T63_29">d</text:span></text:a></text:span><text:span text:style-name="T63_30"><text:a xlink:type="simple" xlink:href="http://theovermare.com/files/thumb/7cf0d86a0fe01d9/600"><text:span text:style-name="T63_31">86</text:span></text:a></text:span><text:span text:style-name="T63_32"><text:a xlink:type="simple" xlink:href="http://theovermare.com/files/thumb/7cf0d86a0fe01d9/600"><text:span text:style-name="T63_33">a</text:span></text:a></text:span><text:span text:style-name="T63_34"><text:a xlink:type="simple" xlink:href="http://theovermare.com/files/thumb/7cf0d86a0fe01d9/600"><text:span text:style-name="T63_35">0</text:span></text:a></text:span><text:span text:style-name="T63_36"><text:a xlink:type="simple" xlink:href="http://theovermare.com/files/thumb/7cf0d86a0fe01d9/600"><text:span text:style-name="T63_37">fe</text:span></text:a></text:span><text:span text:style-name="T63_38"><text:a xlink:type="simple" xlink:href="http://theovermare.com/files/thumb/7cf0d86a0fe01d9/600"><text:span text:style-name="T63_39">01</text:span></text:a></text:span><text:span text:style-name="T63_40"><text:a xlink:type="simple" xlink:href="http://theovermare.com/files/thumb/7cf0d86a0fe01d9/600"><text:span text:style-name="T63_41">d</text:span></text:a></text:span><text:span text:style-name="T63_42"><text:a xlink:type="simple" xlink:href="http://theovermare.com/files/thumb/7cf0d86a0fe01d9/600"><text:span text:style-name="T63_43">9/600</text:span></text:a></text:span><text:span text:style-name="T63_44"><text:s/><text:line-break/>(</text:span><text:span text:style-name="T63_45">źródło</text:span><text:span text:style-name="T63_46">:<text:s/></text:span><text:span text:style-name="T63_47"><text:a xlink:type="simple" xlink:href="http://theovermare.com/blog/2014/07/toms-heads-to-bronyexpo-and-crystal-fair"><text:span text:style-name="T63_48">http</text:span></text:a></text:span><text:span text:style-name="T63_49"><text:a xlink:type="simple" xlink:href="http://theovermare.com/blog/2014/07/toms-heads-to-bronyexpo-and-crystal-fair"><text:span text:style-name="T63_50">://</text:span></text:a></text:span><text:span text:style-name="T63_51"><text:a xlink:type="simple" xlink:href="http://theovermare.com/blog/2014/07/toms-heads-to-bronyexpo-and-crystal-fair"><text:span text:style-name="T63_52">theovermare</text:span></text:a></text:span><text:span text:style-name="T63_53"><text:a xlink:type="simple" xlink:href="http://theovermare.com/blog/2014/07/toms-heads-to-bronyexpo-and-crystal-fair"><text:span text:style-name="T63_54">.</text:span></text:a></text:span><text:span text:style-name="T63_55"><text:a xlink:type="simple" xlink:href="http://theovermare.com/blog/2014/07/toms-heads-to-bronyexpo-and-crystal-fair"><text:span text:style-name="T63_56">com</text:span></text:a></text:span><text:span text:style-name="T63_57"><text:a xlink:type="simple" xlink:href="http://theovermare.com/blog/2014/07/toms-heads-to-bronyexpo-and-crystal-fair"><text:span text:style-name="T63_58">/</text:span></text:a></text:span><text:span text:style-name="T63_59"><text:a xlink:type="simple" xlink:href="http://theovermare.com/blog/2014/07/toms-heads-to-bronyexpo-and-crystal-fair"><text:span text:style-name="T63_60">blog</text:span></text:a></text:span><text:span text:style-name="T63_61"><text:a xlink:type="simple" xlink:href="http://theovermare.com/blog/2014/07/toms-heads-to-bronyexpo-and-crystal-fair"><text:span text:style-name="T63_62">/2014/07/</text:span></text:a></text:span><text:span text:style-name="T63_63"><text:a xlink:type="simple" xlink:href="http://theovermare.com/blog/2014/07/toms-heads-to-bronyexpo-and-crystal-fair"><text:span text:style-name="T63_64">toms</text:span></text:a></text:span><text:span text:style-name="T63_65"><text:a xlink:type="simple" xlink:href="http://theovermare.com/blog/2014/07/toms-heads-to-bronyexpo-and-crystal-fair"><text:span text:style-name="T63_66">-</text:span></text:a></text:span><text:span text:style-name="T63_67"><text:a xlink:type="simple" xlink:href="http://theovermare.com/blog/2014/07/toms-heads-to-bronyexpo-and-crystal-fair"><text:span text:style-name="T63_68">heads</text:span></text:a></text:span><text:span text:style-name="T63_69"><text:a xlink:type="simple" xlink:href="http://theovermare.com/blog/2014/07/toms-heads-to-bronyexpo-and-crystal-fair"><text:span text:style-name="T63_70">-</text:span></text:a></text:span><text:span text:style-name="T63_71"><text:a xlink:type="simple" xlink:href="http://theovermare.com/blog/2014/07/toms-heads-to-bronyexpo-and-crystal-fair"><text:span text:style-name="T63_72">to</text:span></text:a></text:span><text:span text:style-name="T63_73"><text:a xlink:type="simple" xlink:href="http://theovermare.com/blog/2014/07/toms-heads-to-bronyexpo-and-crystal-fair"><text:span text:style-name="T63_74">-</text:span></text:a></text:span><text:span text:style-name="T63_75"><text:a xlink:type="simple" xlink:href="http://theovermare.com/blog/2014/07/toms-heads-to-bronyexpo-and-crystal-fair"><text:span text:style-name="T63_76">bronyexpo</text:span></text:a></text:span><text:span text:style-name="T63_77"><text:a xlink:type="simple" xlink:href="http://theovermare.com/blog/2014/07/toms-heads-to-bronyexpo-and-crystal-fair"><text:span text:style-name="T63_78">-</text:span></text:a></text:span><text:span text:style-name="T63_79"><text:a xlink:type="simple" xlink:href="http://theovermare.com/blog/2014/07/toms-heads-to-bronyexpo-and-crystal-fair"><text:span text:style-name="T63_80">and</text:span></text:a></text:span><text:span text:style-name="T63_81"><text:a xlink:type="simple" xlink:href="http://theovermare.com/blog/2014/07/toms-heads-to-bronyexpo-and-crystal-fair"><text:span text:style-name="T63_82">-</text:span></text:a></text:span><text:span text:style-name="T63_83"><text:a xlink:type="simple" xlink:href="http://theovermare.com/blog/2014/07/toms-heads-to-bronyexpo-and-crystal-fair"><text:span text:style-name="T63_84">crystal</text:span></text:a></text:span><text:span text:style-name="T63_85"><text:a xlink:type="simple" xlink:href="http://theovermare.com/blog/2014/07/toms-heads-to-bronyexpo-and-crystal-fair"><text:span text:style-name="T63_86">-</text:span></text:a></text:span><text:span text:style-name="T63_87"><text:a xlink:type="simple" xlink:href="http://theovermare.com/blog/2014/07/toms-heads-to-bronyexpo-and-crystal-fair"><text:span text:style-name="T63_88">fair</text:span></text:a></text:span><text:span text:style-name="T63_89"><text:s/>)</text:span></text:p>
      <text:p text:style-name="P64"><text:span text:style-name="T64_1">-<text:s/></text:span><text:span text:style-name="T64_2">Art</text:span><text:span text:style-name="T64_3"><text:s/>3:<text:s/></text:span><text:span text:style-name="T64_4"><text:a xlink:type="simple" xlink:href="http://theovermare.com/files/thumb/d1d2282f5a5e3a8/600"><text:span text:style-name="T64_5">http</text:span></text:a></text:span><text:span text:style-name="T64_6"><text:a xlink:type="simple" xlink:href="http://theovermare.com/files/thumb/d1d2282f5a5e3a8/600"><text:span text:style-name="T64_7">://</text:span></text:a></text:span><text:span text:style-name="T64_8"><text:a xlink:type="simple" xlink:href="http://theovermare.com/files/thumb/d1d2282f5a5e3a8/600"><text:span text:style-name="T64_9">theovermare</text:span></text:a></text:span><text:span text:style-name="T64_10"><text:a xlink:type="simple" xlink:href="http://theovermare.com/files/thumb/d1d2282f5a5e3a8/600"><text:span text:style-name="T64_11">.</text:span></text:a></text:span><text:span text:style-name="T64_12"><text:a xlink:type="simple" xlink:href="http://theovermare.com/files/thumb/d1d2282f5a5e3a8/600"><text:span text:style-name="T64_13">com</text:span></text:a></text:span><text:span text:style-name="T64_14"><text:a xlink:type="simple" xlink:href="http://theovermare.com/files/thumb/d1d2282f5a5e3a8/600"><text:span text:style-name="T64_15">/</text:span></text:a></text:span><text:span text:style-name="T64_16"><text:a xlink:type="simple" xlink:href="http://theovermare.com/files/thumb/d1d2282f5a5e3a8/600"><text:span text:style-name="T64_17">files</text:span></text:a></text:span><text:span text:style-name="T64_18"><text:a xlink:type="simple" xlink:href="http://theovermare.com/files/thumb/d1d2282f5a5e3a8/600"><text:span text:style-name="T64_19">/</text:span></text:a></text:span><text:span text:style-name="T64_20"><text:a xlink:type="simple" xlink:href="http://theovermare.com/files/thumb/d1d2282f5a5e3a8/600"><text:span text:style-name="T64_21">thumb</text:span></text:a></text:span><text:span text:style-name="T64_22"><text:a xlink:type="simple" xlink:href="http://theovermare.com/files/thumb/d1d2282f5a5e3a8/600"><text:span text:style-name="T64_23">/</text:span></text:a></text:span><text:span text:style-name="T64_24"><text:a xlink:type="simple" xlink:href="http://theovermare.com/files/thumb/d1d2282f5a5e3a8/600"><text:span text:style-name="T64_25">d</text:span></text:a></text:span><text:span text:style-name="T64_26"><text:a xlink:type="simple" xlink:href="http://theovermare.com/files/thumb/d1d2282f5a5e3a8/600"><text:span text:style-name="T64_27">1</text:span></text:a></text:span><text:span text:style-name="T64_28"><text:a xlink:type="simple" xlink:href="http://theovermare.com/files/thumb/d1d2282f5a5e3a8/600"><text:span text:style-name="T64_29">d</text:span></text:a></text:span><text:span text:style-name="T64_30"><text:a xlink:type="simple" xlink:href="http://theovermare.com/files/thumb/d1d2282f5a5e3a8/600"><text:span text:style-name="T64_31">2282</text:span></text:a></text:span><text:span text:style-name="T64_32"><text:a xlink:type="simple" xlink:href="http://theovermare.com/files/thumb/d1d2282f5a5e3a8/600"><text:span text:style-name="T64_33">f</text:span></text:a></text:span><text:span text:style-name="T64_34"><text:a xlink:type="simple" xlink:href="http://theovermare.com/files/thumb/d1d2282f5a5e3a8/600"><text:span text:style-name="T64_35">5</text:span></text:a></text:span><text:span text:style-name="T64_36"><text:a xlink:type="simple" xlink:href="http://theovermare.com/files/thumb/d1d2282f5a5e3a8/600"><text:span text:style-name="T64_37">a</text:span></text:a></text:span><text:span text:style-name="T64_38"><text:a xlink:type="simple" xlink:href="http://theovermare.com/files/thumb/d1d2282f5a5e3a8/600"><text:span text:style-name="T64_39">5</text:span></text:a></text:span><text:span text:style-name="T64_40"><text:a xlink:type="simple" xlink:href="http://theovermare.com/files/thumb/d1d2282f5a5e3a8/600"><text:span text:style-name="T64_41">e</text:span></text:a></text:span><text:span text:style-name="T64_42"><text:a xlink:type="simple" xlink:href="http://theovermare.com/files/thumb/d1d2282f5a5e3a8/600"><text:span text:style-name="T64_43">3</text:span></text:a></text:span><text:span text:style-name="T64_44"><text:a xlink:type="simple" xlink:href="http://theovermare.com/files/thumb/d1d2282f5a5e3a8/600"><text:span text:style-name="T64_45">a</text:span></text:a></text:span><text:span text:style-name="T64_46"><text:a xlink:type="simple" xlink:href="http://theovermare.com/files/thumb/d1d2282f5a5e3a8/600"><text:span text:style-name="T64_47">8/600</text:span></text:a></text:span><text:span text:style-name="T64_48"><text:s/><text:line-break/>(</text:span><text:span text:style-name="T64_49">źródło</text:span><text:span text:style-name="T64_50">:<text:s/></text:span><text:span text:style-name="T64_51"><text:a xlink:type="simple" xlink:href="http://theovermare.com/blog/2014/06/twodimensional-pipeline"><text:span text:style-name="T64_52">http</text:span></text:a></text:span><text:span text:style-name="T64_53"><text:a xlink:type="simple" xlink:href="http://theovermare.com/blog/2014/06/twodimensional-pipeline"><text:span text:style-name="T64_54">://</text:span></text:a></text:span><text:span text:style-name="T64_55"><text:a xlink:type="simple" xlink:href="http://theovermare.com/blog/2014/06/twodimensional-pipeline"><text:span text:style-name="T64_56">theovermare</text:span></text:a></text:span><text:span text:style-name="T64_57"><text:a xlink:type="simple" xlink:href="http://theovermare.com/blog/2014/06/twodimensional-pipeline"><text:span text:style-name="T64_58">.</text:span></text:a></text:span><text:span text:style-name="T64_59"><text:a xlink:type="simple" xlink:href="http://theovermare.com/blog/2014/06/twodimensional-pipeline"><text:span text:style-name="T64_60">com</text:span></text:a></text:span><text:span text:style-name="T64_61"><text:a xlink:type="simple" xlink:href="http://theovermare.com/blog/2014/06/twodimensional-pipeline"><text:span text:style-name="T64_62">/</text:span></text:a></text:span><text:span text:style-name="T64_63"><text:a xlink:type="simple" xlink:href="http://theovermare.com/blog/2014/06/twodimensional-pipeline"><text:span text:style-name="T64_64">blog</text:span></text:a></text:span><text:span text:style-name="T64_65"><text:a xlink:type="simple" xlink:href="http://theovermare.com/blog/2014/06/twodimensional-pipeline"><text:span text:style-name="T64_66">/2014/06/</text:span></text:a></text:span><text:span text:style-name="T64_67"><text:a xlink:type="simple" xlink:href="http://theovermare.com/blog/2014/06/twodimensional-pipeline"><text:span text:style-name="T64_68">twodimensional</text:span></text:a></text:span><text:span text:style-name="T64_69"><text:a xlink:type="simple" xlink:href="http://theovermare.com/blog/2014/06/twodimensional-pipeline"><text:span text:style-name="T64_70">-</text:span></text:a></text:span><text:span text:style-name="T64_71"><text:a xlink:type="simple" xlink:href="http://theovermare.com/blog/2014/06/twodimensional-pipeline"><text:span text:style-name="T64_72">pipeline</text:span></text:a></text:span><text:span text:style-name="T64_73"><text:s/>)</text:span></text:p>
      <text:p text:style-name="P65"><text:span text:style-name="T65_1">-<text:s/></text:span><text:span text:style-name="T65_2">Art</text:span><text:span text:style-name="T65_3"><text:s/>4:<text:s/></text:span><text:span text:style-name="T65_4"><text:a xlink:type="simple" xlink:href="http://theovermare.com/files/thumb/b61d62a4ed08fe5/600"><text:span text:style-name="T65_5">http</text:span></text:a></text:span><text:span text:style-name="T65_6"><text:a xlink:type="simple" xlink:href="http://theovermare.com/files/thumb/b61d62a4ed08fe5/600"><text:span text:style-name="T65_7">://</text:span></text:a></text:span><text:span text:style-name="T65_8"><text:a xlink:type="simple" xlink:href="http://theovermare.com/files/thumb/b61d62a4ed08fe5/600"><text:span text:style-name="T65_9">theovermare</text:span></text:a></text:span><text:span text:style-name="T65_10"><text:a xlink:type="simple" xlink:href="http://theovermare.com/files/thumb/b61d62a4ed08fe5/600"><text:span text:style-name="T65_11">.</text:span></text:a></text:span><text:span text:style-name="T65_12"><text:a xlink:type="simple" xlink:href="http://theovermare.com/files/thumb/b61d62a4ed08fe5/600"><text:span text:style-name="T65_13">com</text:span></text:a></text:span><text:span text:style-name="T65_14"><text:a xlink:type="simple" xlink:href="http://theovermare.com/files/thumb/b61d62a4ed08fe5/600"><text:span text:style-name="T65_15">/</text:span></text:a></text:span><text:span text:style-name="T65_16"><text:a xlink:type="simple" xlink:href="http://theovermare.com/files/thumb/b61d62a4ed08fe5/600"><text:span text:style-name="T65_17">files</text:span></text:a></text:span><text:span text:style-name="T65_18"><text:a xlink:type="simple" xlink:href="http://theovermare.com/files/thumb/b61d62a4ed08fe5/600"><text:span text:style-name="T65_19">/</text:span></text:a></text:span><text:span text:style-name="T65_20"><text:a xlink:type="simple" xlink:href="http://theovermare.com/files/thumb/b61d62a4ed08fe5/600"><text:span text:style-name="T65_21">thumb</text:span></text:a></text:span><text:span text:style-name="T65_22"><text:a xlink:type="simple" xlink:href="http://theovermare.com/files/thumb/b61d62a4ed08fe5/600"><text:span text:style-name="T65_23">/</text:span></text:a></text:span><text:span text:style-name="T65_24"><text:a xlink:type="simple" xlink:href="http://theovermare.com/files/thumb/b61d62a4ed08fe5/600"><text:span text:style-name="T65_25">b</text:span></text:a></text:span><text:span text:style-name="T65_26"><text:a xlink:type="simple" xlink:href="http://theovermare.com/files/thumb/b61d62a4ed08fe5/600"><text:span text:style-name="T65_27">61</text:span></text:a></text:span><text:span text:style-name="T65_28"><text:a xlink:type="simple" xlink:href="http://theovermare.com/files/thumb/b61d62a4ed08fe5/600"><text:span text:style-name="T65_29">d</text:span></text:a></text:span><text:span text:style-name="T65_30"><text:a xlink:type="simple" xlink:href="http://theovermare.com/files/thumb/b61d62a4ed08fe5/600"><text:span text:style-name="T65_31">62</text:span></text:a></text:span><text:span text:style-name="T65_32"><text:a xlink:type="simple" xlink:href="http://theovermare.com/files/thumb/b61d62a4ed08fe5/600"><text:span text:style-name="T65_33">a</text:span></text:a></text:span><text:span text:style-name="T65_34"><text:a xlink:type="simple" xlink:href="http://theovermare.com/files/thumb/b61d62a4ed08fe5/600"><text:span text:style-name="T65_35">4</text:span></text:a></text:span><text:span text:style-name="T65_36"><text:a xlink:type="simple" xlink:href="http://theovermare.com/files/thumb/b61d62a4ed08fe5/600"><text:span text:style-name="T65_37">ed</text:span></text:a></text:span><text:span text:style-name="T65_38"><text:a xlink:type="simple" xlink:href="http://theovermare.com/files/thumb/b61d62a4ed08fe5/600"><text:span text:style-name="T65_39">08</text:span></text:a></text:span><text:span text:style-name="T65_40"><text:a xlink:type="simple" xlink:href="http://theovermare.com/files/thumb/b61d62a4ed08fe5/600"><text:span text:style-name="T65_41">fe</text:span></text:a></text:span><text:span text:style-name="T65_42"><text:a xlink:type="simple" xlink:href="http://theovermare.com/files/thumb/b61d62a4ed08fe5/600"><text:span text:style-name="T65_43">5/600</text:span></text:a></text:span><text:span text:style-name="T65_44"><text:s/>(</text:span><text:span text:style-name="T65_45">KONIECZNIE</text:span><text:span text:style-name="T65_46">!)</text:span></text:p>
      <text:p text:style-name="P66"><text:span text:style-name="T66_1">(</text:span><text:span text:style-name="T66_2">źródło</text:span><text:span text:style-name="T66_3">:<text:s/></text:span><text:span text:style-name="T66_4"><text:a xlink:type="simple" xlink:href="http://theovermare.com/blog/2014/04/our-musical-remedy"><text:span text:style-name="T66_5">http</text:span></text:a></text:span><text:span text:style-name="T66_6"><text:a xlink:type="simple" xlink:href="http://theovermare.com/blog/2014/04/our-musical-remedy"><text:span text:style-name="T66_7">://</text:span></text:a></text:span><text:span text:style-name="T66_8"><text:a xlink:type="simple" xlink:href="http://theovermare.com/blog/2014/04/our-musical-remedy"><text:span text:style-name="T66_9">theovermare</text:span></text:a></text:span><text:span text:style-name="T66_10"><text:a xlink:type="simple" xlink:href="http://theovermare.com/blog/2014/04/our-musical-remedy"><text:span text:style-name="T66_11">.</text:span></text:a></text:span><text:span text:style-name="T66_12"><text:a xlink:type="simple" xlink:href="http://theovermare.com/blog/2014/04/our-musical-remedy"><text:span text:style-name="T66_13">com</text:span></text:a></text:span><text:span text:style-name="T66_14"><text:a xlink:type="simple" xlink:href="http://theovermare.com/blog/2014/04/our-musical-remedy"><text:span text:style-name="T66_15">/</text:span></text:a></text:span><text:span text:style-name="T66_16"><text:a xlink:type="simple" xlink:href="http://theovermare.com/blog/2014/04/our-musical-remedy"><text:span text:style-name="T66_17">blog</text:span></text:a></text:span><text:span text:style-name="T66_18"><text:a xlink:type="simple" xlink:href="http://theovermare.com/blog/2014/04/our-musical-remedy"><text:span text:style-name="T66_19">/2014/04/</text:span></text:a></text:span><text:span text:style-name="T66_20"><text:a xlink:type="simple" xlink:href="http://theovermare.com/blog/2014/04/our-musical-remedy"><text:span text:style-name="T66_21">our</text:span></text:a></text:span><text:span text:style-name="T66_22"><text:a xlink:type="simple" xlink:href="http://theovermare.com/blog/2014/04/our-musical-remedy"><text:span text:style-name="T66_23">-</text:span></text:a></text:span><text:span text:style-name="T66_24"><text:a xlink:type="simple" xlink:href="http://theovermare.com/blog/2014/04/our-musical-remedy"><text:span text:style-name="T66_25">musical</text:span></text:a></text:span><text:span text:style-name="T66_26"><text:a xlink:type="simple" xlink:href="http://theovermare.com/blog/2014/04/our-musical-remedy"><text:span text:style-name="T66_27">-</text:span></text:a></text:span><text:span text:style-name="T66_28"><text:a xlink:type="simple" xlink:href="http://theovermare.com/blog/2014/04/our-musical-remedy"><text:span text:style-name="T66_29">remedy</text:span></text:a></text:span><text:span text:style-name="T66_30"><text:s/>)</text:span></text:p>
      <text:p text:style-name="P67"><text:span text:style-name="T67_1">-<text:s/></text:span><text:span text:style-name="T67_2">Art</text:span><text:span text:style-name="T67_3"><text:s/>5:<text:s/></text:span><text:span text:style-name="T67_4"><text:a xlink:type="simple" xlink:href="http://theovermare.com/files/thumb/dcf39fc6d7c9282/600"><text:span text:style-name="T67_5">http</text:span></text:a></text:span><text:span text:style-name="T67_6"><text:a xlink:type="simple" xlink:href="http://theovermare.com/files/thumb/dcf39fc6d7c9282/600"><text:span text:style-name="T67_7">://</text:span></text:a></text:span><text:span text:style-name="T67_8"><text:a xlink:type="simple" xlink:href="http://theovermare.com/files/thumb/dcf39fc6d7c9282/600"><text:span text:style-name="T67_9">theovermare</text:span></text:a></text:span><text:span text:style-name="T67_10"><text:a xlink:type="simple" xlink:href="http://theovermare.com/files/thumb/dcf39fc6d7c9282/600"><text:span text:style-name="T67_11">.</text:span></text:a></text:span><text:span text:style-name="T67_12"><text:a xlink:type="simple" xlink:href="http://theovermare.com/files/thumb/dcf39fc6d7c9282/600"><text:span text:style-name="T67_13">com</text:span></text:a></text:span><text:span text:style-name="T67_14"><text:a xlink:type="simple" xlink:href="http://theovermare.com/files/thumb/dcf39fc6d7c9282/600"><text:span text:style-name="T67_15">/</text:span></text:a></text:span><text:span text:style-name="T67_16"><text:a xlink:type="simple" xlink:href="http://theovermare.com/files/thumb/dcf39fc6d7c9282/600"><text:span text:style-name="T67_17">files</text:span></text:a></text:span><text:span text:style-name="T67_18"><text:a xlink:type="simple" xlink:href="http://theovermare.com/files/thumb/dcf39fc6d7c9282/600"><text:span text:style-name="T67_19">/</text:span></text:a></text:span><text:span text:style-name="T67_20"><text:a xlink:type="simple" xlink:href="http://theovermare.com/files/thumb/dcf39fc6d7c9282/600"><text:span text:style-name="T67_21">thumb</text:span></text:a></text:span><text:span text:style-name="T67_22"><text:a xlink:type="simple" xlink:href="http://theovermare.com/files/thumb/dcf39fc6d7c9282/600"><text:span text:style-name="T67_23">/</text:span></text:a></text:span><text:span text:style-name="T67_24"><text:a xlink:type="simple" xlink:href="http://theovermare.com/files/thumb/dcf39fc6d7c9282/600"><text:span text:style-name="T67_25">dcf</text:span></text:a></text:span><text:span text:style-name="T67_26"><text:a xlink:type="simple" xlink:href="http://theovermare.com/files/thumb/dcf39fc6d7c9282/600"><text:span text:style-name="T67_27">39</text:span></text:a></text:span><text:span text:style-name="T67_28"><text:a xlink:type="simple" xlink:href="http://theovermare.com/files/thumb/dcf39fc6d7c9282/600"><text:span text:style-name="T67_29">fc</text:span></text:a></text:span><text:span text:style-name="T67_30"><text:a xlink:type="simple" xlink:href="http://theovermare.com/files/thumb/dcf39fc6d7c9282/600"><text:span text:style-name="T67_31">6</text:span></text:a></text:span><text:span text:style-name="T67_32"><text:a xlink:type="simple" xlink:href="http://theovermare.com/files/thumb/dcf39fc6d7c9282/600"><text:span text:style-name="T67_33">d</text:span></text:a></text:span><text:span text:style-name="T67_34"><text:a xlink:type="simple" xlink:href="http://theovermare.com/files/thumb/dcf39fc6d7c9282/600"><text:span text:style-name="T67_35">7</text:span></text:a></text:span><text:span text:style-name="T67_36"><text:a xlink:type="simple" xlink:href="http://theovermare.com/files/thumb/dcf39fc6d7c9282/600"><text:span text:style-name="T67_37">c</text:span></text:a></text:span><text:span text:style-name="T67_38"><text:a xlink:type="simple" xlink:href="http://theovermare.com/files/thumb/dcf39fc6d7c9282/600"><text:span text:style-name="T67_39">9282/600</text:span></text:a></text:span><text:span text:style-name="T67_40"><text:s/><text:line-break/>(</text:span><text:span text:style-name="T67_41">źródło</text:span><text:span text:style-name="T67_42">:<text:s/></text:span><text:span text:style-name="T67_43"><text:a xlink:type="simple" xlink:href="http://theovermare.com/blog/2013/10/a-little-bit-about-pipbucks"><text:span text:style-name="T67_44">http</text:span></text:a></text:span><text:span text:style-name="T67_45"><text:a xlink:type="simple" xlink:href="http://theovermare.com/blog/2013/10/a-little-bit-about-pipbucks"><text:span text:style-name="T67_46">://</text:span></text:a></text:span><text:span text:style-name="T67_47"><text:a xlink:type="simple" xlink:href="http://theovermare.com/blog/2013/10/a-little-bit-about-pipbucks"><text:span text:style-name="T67_48">theovermare</text:span></text:a></text:span><text:span text:style-name="T67_49"><text:a xlink:type="simple" xlink:href="http://theovermare.com/blog/2013/10/a-little-bit-about-pipbucks"><text:span text:style-name="T67_50">.</text:span></text:a></text:span><text:span text:style-name="T67_51"><text:a xlink:type="simple" xlink:href="http://theovermare.com/blog/2013/10/a-little-bit-about-pipbucks"><text:span text:style-name="T67_52">com</text:span></text:a></text:span><text:span text:style-name="T67_53"><text:a xlink:type="simple" xlink:href="http://theovermare.com/blog/2013/10/a-little-bit-about-pipbucks"><text:span text:style-name="T67_54">/</text:span></text:a></text:span><text:span text:style-name="T67_55"><text:a xlink:type="simple" xlink:href="http://theovermare.com/blog/2013/10/a-little-bit-about-pipbucks"><text:span text:style-name="T67_56">blog</text:span></text:a></text:span><text:span text:style-name="T67_57"><text:a xlink:type="simple" xlink:href="http://theovermare.com/blog/2013/10/a-little-bit-about-pipbucks"><text:span text:style-name="T67_58">/2013/10/</text:span></text:a></text:span><text:span text:style-name="T67_59"><text:a xlink:type="simple" xlink:href="http://theovermare.com/blog/2013/10/a-little-bit-about-pipbucks"><text:span text:style-name="T67_60">a</text:span></text:a></text:span><text:span text:style-name="T67_61"><text:a xlink:type="simple" xlink:href="http://theovermare.com/blog/2013/10/a-little-bit-about-pipbucks"><text:span text:style-name="T67_62">-</text:span></text:a></text:span><text:span text:style-name="T67_63"><text:a xlink:type="simple" xlink:href="http://theovermare.com/blog/2013/10/a-little-bit-about-pipbucks"><text:span text:style-name="T67_64">little</text:span></text:a></text:span><text:span text:style-name="T67_65"><text:a xlink:type="simple" xlink:href="http://theovermare.com/blog/2013/10/a-little-bit-about-pipbucks"><text:span text:style-name="T67_66">-</text:span></text:a></text:span><text:span text:style-name="T67_67"><text:a xlink:type="simple" xlink:href="http://theovermare.com/blog/2013/10/a-little-bit-about-pipbucks"><text:span text:style-name="T67_68">bit</text:span></text:a></text:span><text:span text:style-name="T67_69"><text:a xlink:type="simple" xlink:href="http://theovermare.com/blog/2013/10/a-little-bit-about-pipbucks"><text:span text:style-name="T67_70">-</text:span></text:a></text:span><text:span text:style-name="T67_71"><text:a xlink:type="simple" xlink:href="http://theovermare.com/blog/2013/10/a-little-bit-about-pipbucks"><text:span text:style-name="T67_72">about</text:span></text:a></text:span><text:span text:style-name="T67_73"><text:a xlink:type="simple" xlink:href="http://theovermare.com/blog/2013/10/a-little-bit-about-pipbucks"><text:span text:style-name="T67_74">-</text:span></text:a></text:span><text:span text:style-name="T67_75"><text:a xlink:type="simple" xlink:href="http://theovermare.com/blog/2013/10/a-little-bit-about-pipbucks"><text:span text:style-name="T67_76">pipbucks</text:span></text:a></text:span><text:span text:style-name="T67_77"><text:s/>)</text:span><text:span text:style-name="T67_78"><text:line-break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